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text-properties style:font-name="Verdana2" fo:font-size="16pt" style:font-size-asian="16pt" style:font-size-complex="16pt"/>
    </style:style>
    <style:style style:name="P72" style:family="paragraph" style:parent-style-name="Text_20_body">
      <style:text-properties fo:language="en" fo:country="US"/>
    </style:style>
    <style:style style:name="P73" style:family="paragraph" style:parent-style-name="Text_20_body">
      <style:paragraph-properties>
        <style:tab-stops>
          <style:tab-stop style:position="0.3299in"/>
        </style:tab-stops>
      </style:paragraph-properties>
      <style:text-properties fo:language="en" fo:country="US" fo:font-weight="normal" style:font-weight-asian="normal" style:font-weight-complex="normal"/>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fo:text-align="start" style:justify-single-word="false">
        <style:tab-stops>
          <style:tab-stop style:position="2.1228in"/>
        </style:tab-stops>
      </style:paragraph-properties>
    </style:style>
    <style:style style:name="P79" style:family="paragraph" style:parent-style-name="Text_20_body">
      <style:paragraph-properties fo:margin-top="0in" fo:margin-bottom="0in" fo:text-align="start" style:justify-single-word="false"/>
      <style:text-properties fo:color="#000000" style:font-name-complex="Arial2"/>
    </style:style>
    <style:style style:name="P80" style:family="paragraph" style:parent-style-name="Text_20_body">
      <style:paragraph-properties fo:margin-top="0in" fo:margin-bottom="0in">
        <style:tab-stops>
          <style:tab-stop style:position="4.5654in"/>
        </style:tab-stops>
      </style:paragraph-properties>
    </style:style>
    <style:style style:name="P81"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2"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3"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4"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5" style:family="paragraph" style:parent-style-name="Text_20_body">
      <style:paragraph-properties fo:margin-top="0in" fo:margin-bottom="0in" fo:text-align="start" style:justify-single-word="false" fo:background-color="transparent">
        <style:background-image/>
      </style:paragraph-properties>
    </style:style>
    <style:style style:name="P86"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7"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8"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9"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90" style:family="paragraph" style:parent-style-name="Table_20_Contents">
      <style:paragraph-properties fo:margin-top="0in" fo:margin-bottom="0.0075in"/>
      <style:text-properties style:font-name="Arial2" fo:font-size="10pt" style:font-size-asian="10pt" style:font-size-complex="10pt"/>
    </style:style>
    <style:style style:name="P91" style:family="paragraph" style:parent-style-name="Standard">
      <style:text-properties style:font-name="Arial2" fo:font-size="10pt" style:font-size-asian="10pt" style:font-size-complex="10pt"/>
    </style:style>
    <style:style style:name="P92"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93"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5" style:family="paragraph" style:parent-style-name="Standard">
      <style:text-properties style:font-name="Arial2" fo:font-size="10pt" fo:font-weight="normal" style:font-size-asian="10pt" style:font-weight-asian="normal" style:font-size-complex="10pt" style:font-weight-complex="normal"/>
    </style:style>
    <style:style style:name="P96" style:family="paragraph" style:parent-style-name="Standard">
      <style:text-properties style:font-name="Arial2" fo:font-style="normal" fo:font-weight="normal" style:font-style-asian="normal" style:font-weight-asian="normal" style:font-style-complex="normal" style:font-weight-complex="normal"/>
    </style:style>
    <style:style style:name="P97" style:family="paragraph" style:parent-style-name="Standard">
      <style:text-properties style:font-name="Arial2" fo:font-weight="normal" style:font-weight-asian="normal" style:font-weight-complex="normal"/>
    </style:style>
    <style:style style:name="P9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9" style:family="paragraph" style:parent-style-name="Standard">
      <style:text-properties fo:font-style="italic" fo:font-weight="normal" style:font-style-asian="italic" style:font-weight-asian="normal" style:font-style-complex="italic" style:font-weight-complex="normal"/>
    </style:style>
    <style:style style:name="P100" style:family="paragraph" style:parent-style-name="Standard">
      <style:text-properties fo:font-style="italic" style:font-style-asian="italic" style:font-style-complex="italic"/>
    </style:style>
    <style:style style:name="P101" style:family="paragraph" style:parent-style-name="Standard">
      <style:paragraph-properties fo:text-align="center" style:justify-single-word="false"/>
      <style:text-properties fo:font-style="italic" style:font-style-asian="italic" style:font-style-complex="italic"/>
    </style:style>
    <style:style style:name="P102" style:family="paragraph" style:parent-style-name="Standard">
      <style:text-properties style:font-name="Courier New" fo:font-weight="bold" style:font-size-asian="10pt" style:font-weight-asian="bold" style:font-size-complex="10pt" style:font-weight-complex="bold"/>
    </style:style>
    <style:style style:name="P103" style:family="paragraph" style:parent-style-name="Standard">
      <style:text-properties style:font-name="Courier New" fo:font-weight="bold" style:font-weight-asian="bold" style:font-weight-complex="bold"/>
    </style:style>
    <style:style style:name="P104"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6" style:family="paragraph" style:parent-style-name="Standard">
      <style:paragraph-properties fo:text-align="center" style:justify-single-word="false"/>
    </style:style>
    <style:style style:name="P107" style:family="paragraph" style:parent-style-name="Standard">
      <style:paragraph-properties>
        <style:tab-stops>
          <style:tab-stop style:position="0.3299in"/>
        </style:tab-stops>
      </style:paragraph-properties>
    </style:style>
    <style:style style:name="P108" style:family="paragraph" style:parent-style-name="Standard">
      <style:text-properties fo:font-weight="normal" style:font-weight-asian="normal" style:font-weight-complex="normal"/>
    </style:style>
    <style:style style:name="P109"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10" style:family="paragraph" style:parent-style-name="Standard">
      <style:paragraph-properties>
        <style:tab-stops>
          <style:tab-stop style:position="0.9165in"/>
        </style:tab-stops>
      </style:paragraph-properties>
    </style:style>
    <style:style style:name="P111" style:family="paragraph" style:parent-style-name="Standard">
      <style:paragraph-properties>
        <style:tab-stops>
          <style:tab-stop style:position="0.9335in"/>
        </style:tab-stops>
      </style:paragraph-properties>
    </style:style>
    <style:style style:name="P112"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13" style:family="paragraph" style:parent-style-name="Standard">
      <style:paragraph-properties fo:text-align="center" style:justify-single-word="false"/>
      <style:text-properties style:font-name="Verdana2"/>
    </style:style>
    <style:style style:name="P114"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5" style:family="paragraph" style:parent-style-name="Text_20_body">
      <style:paragraph-properties fo:break-before="page"/>
    </style:style>
    <style:style style:name="P116"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7" style:family="paragraph" style:parent-style-name="Standard">
      <style:paragraph-properties fo:break-before="page"/>
    </style:style>
    <style:style style:name="P118" style:family="paragraph" style:parent-style-name="Contents_20_Heading">
      <style:paragraph-properties fo:break-before="page"/>
    </style:style>
    <style:style style:name="P119" style:family="paragraph" style:parent-style-name="Text_20_body">
      <style:paragraph-properties fo:margin-left="0.4437in" fo:margin-right="0in" fo:margin-top="0.0783in" fo:margin-bottom="0.0783in" fo:text-indent="0in" style:auto-text-indent="false"/>
    </style:style>
    <style:style style:name="P120" style:family="paragraph" style:parent-style-name="Text_20_body">
      <style:paragraph-properties fo:margin-left="0.4437in" fo:margin-right="0in" fo:text-indent="0in" style:auto-text-indent="false"/>
    </style:style>
    <style:style style:name="P121"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2"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7"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8"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9"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3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32"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33"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34"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5"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6" style:family="paragraph" style:parent-style-name="Text_20_body">
      <style:paragraph-properties fo:margin-top="0.0783in" fo:margin-bottom="0.0783in"/>
    </style:style>
    <style:style style:name="P13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8" style:family="paragraph" style:parent-style-name="Standard">
      <style:paragraph-properties fo:margin-left="0.1654in" fo:margin-right="0.2335in" fo:text-indent="0in" style:auto-text-indent="false"/>
    </style:style>
    <style:style style:name="P139" style:family="paragraph" style:parent-style-name="Text_20_body">
      <style:paragraph-properties fo:margin-left="0.1654in" fo:margin-right="0.2335in" fo:text-indent="0in" style:auto-text-indent="false"/>
    </style:style>
    <style:style style:name="P14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4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42" style:family="paragraph" style:parent-style-name="Standard">
      <style:paragraph-properties fo:margin-top="0in" fo:margin-bottom="0.1575in"/>
    </style:style>
    <style:style style:name="P14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style>
    <style:style style:name="P145"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4" style:family="paragraph" style:parent-style-name="Table_20_Contents">
      <style:paragraph-properties fo:margin-top="0.0598in" fo:margin-bottom="0in"/>
    </style:style>
    <style:style style:name="P15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Standard" style:list-style-name="L2"/>
    <style:style style:name="P160" style:family="paragraph" style:parent-style-name="Standard" style:list-style-name="L5">
      <style:paragraph-properties fo:margin-top="0in" fo:margin-bottom="0.0783in"/>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style:font-style-asian="normal" style:font-style-complex="normal"/>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2">
      <style:paragraph-properties>
        <style:tab-stops>
          <style:tab-stop style:position="4.5654in"/>
        </style:tab-stops>
      </style:paragraph-properties>
    </style:style>
    <style:style style:name="P166" style:family="paragraph" style:parent-style-name="Text_20_body" style:list-style-name="L2">
      <style:paragraph-properties>
        <style:tab-stops>
          <style:tab-stop style:position="4.4626in"/>
        </style:tab-stops>
      </style:paragraph-properties>
    </style:style>
    <style:style style:name="P167" style:family="paragraph" style:parent-style-name="Text_20_body" style:list-style-name="L2">
      <style:paragraph-properties>
        <style:tab-stops>
          <style:tab-stop style:position="2.5217in"/>
        </style:tab-stops>
      </style:paragraph-properties>
    </style:style>
    <style:style style:name="P168" style:family="paragraph" style:parent-style-name="Text_20_body" style:list-style-name="L2">
      <style:paragraph-properties>
        <style:tab-stops>
          <style:tab-stop style:position="3.9563in"/>
        </style:tab-stops>
      </style:paragraph-properties>
    </style:style>
    <style:style style:name="P169" style:family="paragraph" style:parent-style-name="Text_20_body" style:list-style-name="L4"/>
    <style:style style:name="P170" style:family="paragraph" style:parent-style-name="Text_20_body" style:list-style-name="L6"/>
    <style:style style:name="P171" style:family="paragraph" style:parent-style-name="Text_20_body" style:list-style-name="L7"/>
    <style:style style:name="P172"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3"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4"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5" style:family="paragraph" style:parent-style-name="Text_20_body" style:list-style-name="L2">
      <style:paragraph-properties fo:margin-top="0in" fo:margin-bottom="0.0783in">
        <style:tab-stops>
          <style:tab-stop style:position="4.5654in"/>
        </style:tab-stops>
      </style:paragraph-properties>
    </style:style>
    <style:style style:name="P176" style:family="paragraph" style:parent-style-name="Text_20_body" style:list-style-name="L2">
      <style:paragraph-properties fo:margin-top="0in" fo:margin-bottom="0.1575in">
        <style:tab-stops>
          <style:tab-stop style:position="4.5366in"/>
        </style:tab-stops>
      </style:paragraph-properties>
    </style:style>
    <style:style style:name="P177"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8" style:family="paragraph" style:parent-style-name="Text_20_body" style:list-style-name="L2">
      <style:paragraph-properties fo:margin-top="0.1575in" fo:margin-bottom="0.0783in"/>
    </style:style>
    <style:style style:name="P17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1"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2" style:family="paragraph" style:parent-style-name="Heading_20_2">
      <style:text-properties style:font-name="Arial2" fo:font-size="10pt" style:font-size-asian="10pt" style:font-size-complex="10pt"/>
    </style:style>
    <style:style style:name="P183" style:family="paragraph" style:parent-style-name="Heading_20_2">
      <style:text-properties fo:font-style="normal" fo:font-weight="normal" style:font-style-asian="normal" style:font-weight-asian="normal" style:font-style-complex="normal" style:font-weight-complex="normal"/>
    </style:style>
    <style:style style:name="P184" style:family="paragraph" style:parent-style-name="Heading_20_2">
      <style:paragraph-properties fo:break-before="page"/>
    </style:style>
    <style:style style:name="P185" style:family="paragraph" style:parent-style-name="Appendix">
      <style:paragraph-properties fo:break-before="page"/>
    </style:style>
    <style:style style:name="P186" style:family="paragraph" style:parent-style-name="Appendix">
      <style:paragraph-properties fo:margin-left="0in" fo:margin-right="0in" fo:text-indent="0in" style:auto-text-indent="false" fo:break-before="page"/>
    </style:style>
    <style:style style:name="P187" style:family="paragraph" style:parent-style-name="Heading_20_3">
      <style:paragraph-properties fo:break-before="page"/>
    </style:style>
    <style:style style:name="P188" style:family="paragraph">
      <style:paragraph-properties fo:text-align="center"/>
    </style:style>
    <style:style style:name="P189"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4"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5" style:family="text">
      <style:text-properties style:use-window-font-color="true" style:text-position="-33% 70%" fo:font-style="normal" style:font-size-asian="12pt" style:font-style-asian="normal" style:font-size-complex="13.8000001907349pt" style:font-style-complex="normal"/>
    </style:style>
    <style:style style:name="T36" style:family="text">
      <style:text-properties style:use-window-font-color="true" style:text-position="-33% 70%" fo:font-size="7pt" fo:font-style="normal" style:font-size-asian="7pt" style:font-style-asian="normal" style:font-size-complex="7pt" style:font-style-complex="normal"/>
    </style:style>
    <style:style style:name="T37" style:family="text">
      <style:text-properties style:use-window-font-color="true" style:text-position="-33% 70%" fo:font-size="5pt" fo:font-style="normal" style:font-size-asian="5pt" style:font-style-asian="normal" style:font-size-complex="5pt" style:font-style-complex="normal"/>
    </style:style>
    <style:style style:name="T38" style:family="text">
      <style:text-properties style:use-window-font-color="true" style:text-position="-33% 70%" fo:font-size="5pt" fo:language="en" fo:country="US" fo:font-style="normal" style:font-size-asian="5pt" style:font-style-asian="normal" style:font-size-complex="5pt" style:font-style-complex="normal"/>
    </style:style>
    <style:style style:name="T39" style:family="text">
      <style:text-properties style:use-window-font-color="true" style:text-position="-33% 70%" fo:language="en" fo:country="US" fo:font-style="normal" style:font-size-asian="12pt" style:font-style-asian="normal" style:font-size-complex="13.8000001907349pt" style:font-style-complex="normal"/>
    </style:style>
    <style:style style:name="T40" style:family="text">
      <style:text-properties style:use-window-font-color="true" style:font-name-complex="Monospace"/>
    </style:style>
    <style:style style:name="T41" style:family="text">
      <style:text-properties fo:color="#c00000"/>
    </style:style>
    <style:style style:name="T42" style:family="text">
      <style:text-properties fo:color="#c00000" style:font-name="Arial2" style:font-size-asian="10pt" style:font-name-complex="Arial2" style:font-size-complex="10pt"/>
    </style:style>
    <style:style style:name="T43" style:family="text">
      <style:text-properties fo:color="#c00000" style:font-name="Arial2" fo:font-size="10pt" style:font-size-asian="10pt" style:font-name-complex="Arial2" style:font-size-complex="10pt"/>
    </style:style>
    <style:style style:name="T44" style:family="text">
      <style:text-properties fo:color="#c00000" style:font-name="Arial2" fo:font-size="10pt" style:text-underline-style="none" style:font-size-asian="10pt" style:font-name-complex="Arial2" style:font-size-complex="10pt"/>
    </style:style>
    <style:style style:name="T45" style:family="text">
      <style:text-properties fo:color="#c00000" style:font-name="Arial2" fo:font-size="10pt" fo:font-weight="normal" style:font-size-asian="10pt" style:font-weight-asian="normal" style:font-name-complex="Arial2" style:font-size-complex="10pt" style:font-weight-complex="normal"/>
    </style:style>
    <style:style style:name="T4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7" style:family="text">
      <style:text-properties fo:color="#c00000" style:font-name="Arial2" fo:font-weight="normal" style:font-size-asian="10pt" style:font-weight-asian="normal" style:font-name-complex="Arial2" style:font-size-complex="10pt" style:font-weight-complex="normal"/>
    </style:style>
    <style:style style:name="T48" style:family="text">
      <style:text-properties fo:color="#c00000" style:font-name-complex="Arial2"/>
    </style:style>
    <style:style style:name="T49" style:family="text">
      <style:text-properties fo:color="#c00000" style:font-name-asian="Monospace" style:font-name-complex="Arial2"/>
    </style:style>
    <style:style style:name="T50" style:family="text">
      <style:text-properties fo:color="#0000c0"/>
    </style:style>
    <style:style style:name="T51" style:family="text">
      <style:text-properties fo:color="#0000c0" style:font-name="Arial2" style:font-size-asian="10pt" style:font-name-complex="Arial2" style:font-size-complex="10pt"/>
    </style:style>
    <style:style style:name="T52" style:family="text">
      <style:text-properties fo:color="#0000c0" style:font-name="Arial2" fo:font-size="10pt" style:font-size-asian="10pt" style:font-name-complex="Arial2" style:font-size-complex="10pt"/>
    </style:style>
    <style:style style:name="T53" style:family="text">
      <style:text-properties fo:color="#0000c0" style:font-name="Arial2" fo:font-size="10pt" style:text-underline-style="none" style:font-size-asian="10pt" style:font-name-complex="Arial2" style:font-size-complex="10pt"/>
    </style:style>
    <style:style style:name="T54" style:family="text">
      <style:text-properties fo:color="#0000c0" style:font-name="Arial2" fo:font-size="10pt" fo:font-weight="normal" style:font-size-asian="10pt" style:font-weight-asian="normal" style:font-name-complex="Arial2" style:font-size-complex="10pt" style:font-weight-complex="normal"/>
    </style:style>
    <style:style style:name="T55" style:family="text">
      <style:text-properties fo:color="#0000c0" style:font-name="Arial2" fo:font-size="4pt" style:text-underline-style="none" style:font-size-asian="4pt" style:font-name-complex="Arial2" style:font-size-complex="4pt"/>
    </style:style>
    <style:style style:name="T56" style:family="text">
      <style:text-properties fo:color="#0000c0" style:font-name="Arial2" fo:font-weight="normal" style:font-size-asian="10pt" style:font-weight-asian="normal" style:font-name-complex="Arial2" style:font-size-complex="10pt" style:font-weight-complex="normal"/>
    </style:style>
    <style:style style:name="T57" style:family="text">
      <style:text-properties fo:color="#0000c0" style:font-name="Arial2" fo:font-size="8pt" style:font-size-asian="8pt" style:font-name-complex="Arial2" style:font-size-complex="8pt"/>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style:font-name-asian="Arial2" style:font-weight-asian="bold" style:font-name-complex="Arial2" style:font-weight-complex="bold"/>
    </style:style>
    <style:style style:name="T61" style:family="text">
      <style:text-properties fo:font-weight="bold" style:font-weight-asian="normal" style:font-weight-complex="normal"/>
    </style:style>
    <style:style style:name="T62" style:family="text">
      <style:text-properties style:font-name="Arial2"/>
    </style:style>
    <style:style style:name="T63" style:family="text">
      <style:text-properties style:font-name="Arial2" fo:font-size="10pt" style:font-size-asian="10pt" style:font-size-complex="10pt"/>
    </style:style>
    <style:style style:name="T64" style:family="text">
      <style:text-properties style:font-name="Arial2" fo:font-size="10pt" style:font-size-asian="10pt" style:font-name-complex="Arial2" style:font-size-complex="10pt"/>
    </style:style>
    <style:style style:name="T65" style:family="text">
      <style:text-properties style:font-name="Arial2" fo:font-size="10pt" fo:font-style="italic" style:font-size-asian="10pt" style:font-style-asian="italic" style:font-size-complex="10pt" style:font-style-complex="italic"/>
    </style:style>
    <style:style style:name="T6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style:font-name="Arial2" fo:font-size="10pt" fo:font-style="normal" style:font-size-asian="10pt" style:font-style-asian="normal" style:font-size-complex="10pt" style:font-style-complex="normal"/>
    </style:style>
    <style:style style:name="T6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7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71" style:family="text">
      <style:text-properties style:font-name="Arial2" fo:font-size="10pt" fo:font-style="normal" fo:font-weight="bold" style:font-size-asian="10pt" style:font-style-asian="normal" style:font-size-complex="10pt" style:font-style-complex="normal"/>
    </style:style>
    <style:style style:name="T72" style:family="text">
      <style:text-properties style:font-name="Arial2" fo:font-size="10pt" fo:font-style="normal" fo:font-weight="bold" style:font-size-asian="10pt" style:font-weight-asian="normal" style:font-size-complex="10pt" style:font-weight-complex="normal"/>
    </style:style>
    <style:style style:name="T73" style:family="text">
      <style:text-properties style:font-name="Arial2" fo:font-size="10pt" fo:font-weight="normal" style:font-size-asian="10pt" style:font-weight-asian="normal" style:font-size-complex="10pt" style:font-weight-complex="normal"/>
    </style:style>
    <style:style style:name="T74" style:family="text">
      <style:text-properties style:font-name="Arial2" fo:font-size="10pt" fo:font-weight="normal" style:font-size-asian="10pt" style:font-weight-asian="bold" style:font-size-complex="10pt" style:font-weight-complex="bold"/>
    </style:style>
    <style:style style:name="T7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7" style:family="text">
      <style:text-properties style:font-name="Arial2" fo:font-size="10pt" fo:font-weight="bold" style:font-size-asian="10pt" style:font-weight-asian="bold" style:font-size-complex="10pt" style:font-weight-complex="bold"/>
    </style:style>
    <style:style style:name="T78" style:family="text">
      <style:text-properties style:font-name="Arial2" fo:font-size="10pt" fo:font-weight="bold" style:font-size-asian="10pt" style:font-weight-asian="normal" style:font-size-complex="10pt" style:font-weight-complex="normal"/>
    </style:style>
    <style:style style:name="T79" style:family="text">
      <style:text-properties style:font-name="Arial2" fo:font-size="10pt" style:font-name-asian="HJLJEC+TimesNewRomanPSMT" style:font-size-asian="10pt" style:font-name-complex="HJLJEC+TimesNewRomanPSMT" style:font-size-complex="10pt"/>
    </style:style>
    <style:style style:name="T80"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81"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2" style:family="text">
      <style:text-properties style:font-name="Arial2" fo:font-style="normal" style:font-style-asian="normal" style:font-style-complex="normal"/>
    </style:style>
    <style:style style:name="T83" style:family="text">
      <style:text-properties style:font-name="Arial2" fo:font-style="normal" fo:font-weight="normal" style:font-style-asian="normal" style:font-weight-asian="normal" style:font-style-complex="normal" style:font-weight-complex="normal"/>
    </style:style>
    <style:style style:name="T84" style:family="text">
      <style:text-properties style:font-name="Arial2" fo:font-style="normal" fo:font-weight="bold" style:font-style-asian="normal" style:font-weight-asian="normal" style:font-style-complex="normal" style:font-weight-complex="normal"/>
    </style:style>
    <style:style style:name="T85" style:family="text">
      <style:text-properties style:font-name="Arial2" fo:font-style="normal" fo:font-weight="bold" style:font-style-asian="normal" style:font-style-complex="normal"/>
    </style:style>
    <style:style style:name="T86" style:family="text">
      <style:text-properties style:font-name="Arial2" fo:font-style="normal" fo:font-weight="bold" style:font-style-asian="normal" style:font-weight-asian="bold" style:font-style-complex="normal" style:font-weight-complex="bold"/>
    </style:style>
    <style:style style:name="T87" style:family="text">
      <style:text-properties style:font-name="Arial2" fo:font-style="italic" style:font-style-asian="italic" style:font-style-complex="italic"/>
    </style:style>
    <style:style style:name="T88" style:family="text">
      <style:text-properties style:font-name="Arial2" fo:font-style="italic" style:font-style-asian="italic" style:font-weight-asian="normal" style:font-style-complex="italic" style:font-weight-complex="normal"/>
    </style:style>
    <style:style style:name="T89" style:family="text">
      <style:text-properties style:font-name="Arial2" fo:font-style="italic" fo:font-weight="normal" style:font-style-asian="italic" style:font-weight-asian="normal" style:font-style-complex="italic" style:font-weight-complex="normal"/>
    </style:style>
    <style:style style:name="T90" style:family="text">
      <style:text-properties style:font-name="Arial2" fo:font-weight="normal" style:font-weight-asian="normal" style:font-weight-complex="normal"/>
    </style:style>
    <style:style style:name="T91" style:family="text">
      <style:text-properties style:font-name="Arial2" fo:font-size="4pt" fo:font-weight="normal" style:font-size-asian="4pt" style:font-weight-asian="normal" style:font-size-complex="4pt" style:font-weight-complex="normal"/>
    </style:style>
    <style:style style:name="T92" style:family="text">
      <style:text-properties style:font-name="Arial2" fo:font-size="4pt" style:font-size-asian="4pt" style:font-size-complex="4pt"/>
    </style:style>
    <style:style style:name="T93" style:family="text">
      <style:text-properties style:font-name="Arial2" fo:font-weight="bold" style:font-weight-asian="normal" style:font-weight-complex="normal"/>
    </style:style>
    <style:style style:name="T94" style:family="text">
      <style:text-properties style:font-name="Arial2" fo:font-size="7pt" fo:font-weight="normal" style:font-size-asian="7pt" style:font-weight-asian="normal" style:font-size-complex="7pt" style:font-weight-complex="normal"/>
    </style:style>
    <style:style style:name="T9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6" style:family="text">
      <style:text-properties style:font-name="Arial2" fo:language="en" fo:country="US" fo:font-weight="normal" style:font-weight-asian="normal" style:font-weight-complex="normal"/>
    </style:style>
    <style:style style:name="T97" style:family="text">
      <style:text-properties style:font-name-asian="Arial2" style:font-name-complex="Arial2"/>
    </style:style>
    <style:style style:name="T98" style:family="text">
      <style:text-properties fo:font-size="4pt" style:font-size-asian="4pt" style:font-size-complex="4pt"/>
    </style:style>
    <style:style style:name="T99" style:family="text">
      <style:text-properties fo:font-size="4pt" style:font-name-asian="Arial2" style:font-size-asian="4pt" style:font-name-complex="Arial2" style:font-size-complex="4pt"/>
    </style:style>
    <style:style style:name="T100" style:family="text">
      <style:text-properties fo:font-size="4pt" fo:font-weight="normal" style:font-name-asian="Arial2" style:font-size-asian="4pt" style:font-weight-asian="normal" style:font-name-complex="Arial2" style:font-size-complex="4pt" style:font-weight-complex="normal"/>
    </style:style>
    <style:style style:name="T101" style:family="text">
      <style:text-properties fo:font-style="normal" style:font-style-asian="normal" style:font-style-complex="normal"/>
    </style:style>
    <style:style style:name="T102" style:family="text">
      <style:text-properties fo:font-style="normal" fo:font-weight="bold"/>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style:font-style-asian="normal" style:font-style-complex="normal"/>
    </style:style>
    <style:style style:name="T105" style:family="text">
      <style:text-properties fo:font-style="normal" fo:font-weight="bold" style:font-style-asian="normal" style:font-weight-asian="normal" style:font-style-complex="normal" style:font-weight-complex="normal"/>
    </style:style>
    <style:style style:name="T106" style:family="text">
      <style:text-properties fo:font-style="normal" fo:font-weight="bold" style:font-weight-asian="normal" style:font-weight-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style:font-weight-asian="normal" style:font-weight-complex="normal"/>
    </style:style>
    <style:style style:name="T109" style:family="text">
      <style:text-properties fo:font-weight="normal" style:font-weight-asian="normal" style:font-weight-complex="normal"/>
    </style:style>
    <style:style style:name="T110" style:family="text">
      <style:text-properties fo:font-weight="normal" style:font-name-asian="Arial2" style:font-weight-asian="normal" style:font-name-complex="Arial2" style:font-weight-complex="normal"/>
    </style:style>
    <style:style style:name="T111" style:family="text">
      <style:text-properties fo:font-weight="normal" style:font-weight-asian="bold" style:font-weight-complex="bold"/>
    </style:style>
    <style:style style:name="T112" style:family="text">
      <style:text-properties style:font-name="Courier New" fo:font-weight="bold" style:font-weight-asian="bold" style:font-weight-complex="bold"/>
    </style:style>
    <style:style style:name="T113" style:family="text">
      <style:text-properties style:font-name="Courier New" fo:font-weight="bold" style:font-name-asian="Courier New" style:font-weight-asian="bold" style:font-name-complex="Courier New" style:font-weight-complex="bold"/>
    </style:style>
    <style:style style:name="T114" style:family="text">
      <style:text-properties style:font-name="Courier New" fo:font-weight="bold" style:font-size-asian="10pt" style:font-weight-asian="bold" style:font-size-complex="10pt" style:font-weight-complex="bold"/>
    </style:style>
    <style:style style:name="T11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Courier New" fo:font-size="10pt" fo:font-style="normal" fo:font-weight="bold" style:font-size-asian="10pt" style:font-weight-asian="bold" style:font-size-complex="10pt" style:font-weight-complex="bold"/>
    </style:style>
    <style:style style:name="T11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style:font-name="Courier New" fo:font-size="10pt" fo:font-weight="bold" style:font-size-asian="10pt" style:font-weight-asian="bold" style:font-size-complex="10pt" style:font-weight-complex="bold"/>
    </style:style>
    <style:style style:name="T119"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20" style:family="text">
      <style:text-properties style:font-name="Courier New" fo:font-size="10pt" fo:language="en" fo:country="US" fo:font-weight="bold" style:font-size-asian="10pt" style:font-weight-asian="bold" style:font-size-complex="10pt" style:font-weight-complex="bold"/>
    </style:style>
    <style:style style:name="T121" style:family="text">
      <style:text-properties style:font-name="Courier New" fo:font-style="normal" fo:font-weight="bold" style:font-style-asian="normal" style:font-weight-asian="bold" style:font-style-complex="normal" style:font-weight-complex="bold"/>
    </style:style>
    <style:style style:name="T12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23" style:family="text">
      <style:text-properties style:font-name="Courier New" fo:font-style="normal" style:font-style-asian="normal" style:font-style-complex="normal"/>
    </style:style>
    <style:style style:name="T124" style:family="text">
      <style:text-properties style:font-name="Courier New" fo:language="en" fo:country="US" fo:font-weight="bold" style:font-weight-asian="bold" style:font-weight-complex="bold"/>
    </style:style>
    <style:style style:name="T125" style:family="text">
      <style:text-properties fo:color="#5c8526" style:font-name="Arial2" fo:font-weight="normal" style:font-size-asian="10pt" style:font-weight-asian="normal" style:font-size-complex="10pt" style:font-weight-complex="normal"/>
    </style:style>
    <style:style style:name="T12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2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2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29" style:family="text">
      <style:text-properties fo:font-variant="normal" fo:text-transform="none"/>
    </style:style>
    <style:style style:name="T130" style:family="text">
      <style:text-properties fo:font-variant="normal" fo:text-transform="none" style:font-name="Arial2" fo:font-size="10pt" fo:font-weight="normal" style:font-size-asian="10pt" style:font-weight-asian="normal" style:font-size-complex="10pt" style:font-weight-complex="normal"/>
    </style:style>
    <style:style style:name="T13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000000"/>
    </style:style>
    <style:style style:name="T133" style:family="text">
      <style:text-properties fo:color="#000000" style:font-name-complex="Arial2"/>
    </style:style>
    <style:style style:name="T134" style:family="text">
      <style:text-properties fo:color="#000000" style:font-name="Arial2" fo:font-size="10pt" style:font-size-asian="10pt" style:font-name-complex="Arial2" style:font-size-complex="10pt"/>
    </style:style>
    <style:style style:name="T135" style:family="text">
      <style:text-properties fo:color="#000000" style:font-name="Arial2" fo:font-size="10pt" fo:font-weight="bold" style:font-size-asian="10pt" style:font-weight-asian="bold" style:font-name-complex="Arial2" style:font-size-complex="10pt" style:font-weight-complex="bold"/>
    </style:style>
    <style:style style:name="T13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37" style:family="text">
      <style:text-properties fo:color="#000000" style:font-name="Arial2" fo:font-size="10pt" style:text-underline-style="none" style:font-size-asian="10pt" style:font-name-complex="Arial2" style:font-size-complex="10pt"/>
    </style:style>
    <style:style style:name="T138" style:family="text">
      <style:text-properties fo:color="#000000" style:font-name="Arial2" style:font-size-asian="10pt" style:font-name-complex="Arial2" style:font-size-complex="10pt"/>
    </style:style>
    <style:style style:name="T139" style:family="text">
      <style:text-properties fo:color="#000000" style:font-name="Arial2" fo:font-size="8pt" style:font-size-asian="8pt" style:font-name-complex="Arial2" style:font-size-complex="8pt"/>
    </style:style>
    <style:style style:name="T14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1" style:family="text">
      <style:text-properties fo:color="#008000"/>
    </style:style>
    <style:style style:name="T142" style:family="text">
      <style:text-properties fo:color="#008000" style:font-name-complex="Arial2"/>
    </style:style>
    <style:style style:name="T143" style:family="text">
      <style:text-properties fo:color="#008000" style:font-name="Arial2" fo:font-size="10pt" style:font-size-asian="10pt" style:font-name-complex="Arial2" style:font-size-complex="10pt"/>
    </style:style>
    <style:style style:name="T144" style:family="text">
      <style:text-properties fo:color="#008000" style:font-name="Arial2" fo:font-size="10pt" fo:font-weight="normal" style:font-size-asian="10pt" style:font-weight-asian="normal" style:font-name-complex="Arial2" style:font-size-complex="10pt" style:font-weight-complex="normal"/>
    </style:style>
    <style:style style:name="T14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46" style:family="text">
      <style:text-properties fo:color="#008000" style:font-name="Arial2" style:font-size-asian="10pt" style:font-name-complex="Arial2" style:font-size-complex="10pt"/>
    </style:style>
    <style:style style:name="T14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48" style:family="text">
      <style:text-properties fo:color="#008000" style:font-name="Arial2" fo:font-weight="normal" style:font-size-asian="10pt" style:font-weight-asian="normal" style:font-name-complex="Arial2" style:font-size-complex="10pt" style:font-weight-complex="normal"/>
    </style:style>
    <style:style style:name="T149" style:family="text">
      <style:text-properties fo:color="#008000" style:font-name-asian="Monospace" style:font-name-complex="Arial2"/>
    </style:style>
    <style:style style:name="T15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51" style:family="text">
      <style:text-properties style:font-name="Verdana" fo:font-size="10pt" style:font-size-asian="12.0500001907349pt" style:font-size-complex="13.8000001907349pt"/>
    </style:style>
    <style:style style:name="T152" style:family="text">
      <style:text-properties style:font-name="Verdana" fo:font-size="10pt" fo:font-style="normal" style:font-size-asian="12.0500001907349pt" style:font-style-asian="normal" style:font-size-complex="13.8000001907349pt" style:font-style-complex="normal"/>
    </style:style>
    <style:style style:name="T153" style:family="text">
      <style:text-properties style:font-name="Arial" fo:font-weight="bold" style:font-weight-asian="bold" style:font-weight-complex="bold"/>
    </style:style>
    <style:style style:name="T154" style:family="text">
      <style:text-properties style:font-name="Arial" fo:font-size="10pt" style:font-size-asian="10.5pt"/>
    </style:style>
    <style:style style:name="T155" style:family="text">
      <style:text-properties style:font-name="Arial" fo:font-size="10pt" fo:font-style="normal" fo:font-weight="normal" style:font-size-asian="10.5pt" style:font-weight-asian="normal" style:font-size-complex="10pt" style:font-weight-complex="normal"/>
    </style:style>
    <style:style style:name="T156"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7"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8" style:family="text">
      <style:text-properties fo:color="#808080" style:font-name="Arial2" fo:font-size="10pt" fo:font-weight="normal" style:font-size-asian="10pt" style:font-weight-asian="normal" style:font-name-complex="Arial2" style:font-size-complex="10pt" style:font-weight-complex="normal"/>
    </style:style>
    <style:style style:name="T159" style:family="text">
      <style:text-properties style:font-name-asian="Monospace" style:font-name-complex="Monospace"/>
    </style:style>
    <style:style style:name="T160" style:family="text">
      <style:text-properties fo:font-size="8pt" style:font-size-asian="8pt" style:font-size-complex="8pt"/>
    </style:style>
    <style:style style:name="T161" style:family="text">
      <style:text-properties fo:font-size="7pt" style:font-size-asian="7pt" style:font-size-complex="7pt"/>
    </style:style>
    <style:style style:name="T162" style:family="text">
      <style:text-properties style:font-name="Arial3" fo:font-style="italic" style:font-name-asian="Arial3" style:font-style-asian="italic" style:font-name-complex="Arial3" style:font-style-complex="italic"/>
    </style:style>
    <style:style style:name="T163" style:family="text">
      <style:text-properties style:text-position="-33% 58%" fo:font-size="5pt" fo:font-style="normal" style:font-size-asian="5pt" style:font-style-asian="normal" style:font-size-complex="5pt" style:font-style-complex="normal"/>
    </style:style>
    <style:style style:name="T164" style:family="text">
      <style:text-properties fo:language="en" fo:country="US"/>
    </style:style>
    <style:style style:name="T165" style:family="text">
      <style:text-properties fo:language="en" fo:country="US" fo:font-style="normal" style:font-style-asian="normal" style:font-style-complex="normal"/>
    </style:style>
    <style:style style:name="T166" style:family="text">
      <style:text-properties fo:language="en" fo:country="US" fo:font-weight="bold" style:font-weight-asian="bold" style:font-weight-complex="bold"/>
    </style:style>
    <style:style style:name="T167" style:family="text">
      <style:text-properties fo:language="en" fo:country="US" fo:font-weight="normal" style:font-weight-asian="normal" style:font-weight-complex="normal"/>
    </style:style>
    <style:style style:name="T168" style:family="text">
      <style:text-properties fo:language="en" fo:country="US" fo:font-style="italic" style:font-style-asian="italic" style:font-style-complex="italic"/>
    </style:style>
    <style:style style:name="T169" style:family="text"/>
    <style:style style:name="T170" style:family="text">
      <style:text-properties style:font-name="Tahoma" fo:font-size="28pt" fo:letter-spacing="0.0157in" fo:font-weight="normal" style:letter-kerning="false" style:font-size-asian="28pt" style:font-weight-asian="normal" style:font-size-complex="28pt" style:font-weight-complex="normal"/>
    </style:style>
    <style:style style:name="T171" style:family="text">
      <style:text-properties style:font-name="Arial2" fo:font-size="10pt" fo:font-style="italic" style:font-name-complex="Arial2" style:font-size-complex="10pt" style:font-style-complex="italic"/>
    </style:style>
    <style:style style:name="T172"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70">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5" draw:style-name="gr3" draw:text-style-name="P190" svg:width="6.3539in" svg:height="0.4122in" svg:x="0.6791in" svg:y="-0.0071in"><draw:text-box><text:p><text:span text:style-name="T171">Disclaimer</text:span><text:span text:style-name="T172">: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8">Table of Contents</text:p>
          </text:index-title>
          <text:h text:style-name="P155" text:outline-level="1"><text:a xlink:type="simple" xlink:href="#__RefHeading__15221_972012461" text:style-name="Internet_20_link" text:visited-style-name="Internet_20_link">1 <text:s/><text:tab/>Introduction<text:tab/>4</text:a></text:h>
          <text:h text:style-name="P155" text:outline-level="1"><text:a xlink:type="simple" xlink:href="#__RefHeading__249846_2109382754" text:style-name="Internet_20_link" text:visited-style-name="Internet_20_link">2 <text:s/><text:tab/>Core Functionality<text:tab/>4</text:a></text:h>
          <text:p text:style-name="P156"><text:a xlink:type="simple" xlink:href="#__RefHeading__15223_972012461" text:style-name="Internet_20_link" text:visited-style-name="Internet_20_link">2.1<text:tab/>Architecture<text:tab/>4</text:a></text:p>
          <text:p text:style-name="P156"><text:a xlink:type="simple" xlink:href="#__RefHeading__15225_972012461" text:style-name="Internet_20_link" text:visited-style-name="Internet_20_link">2.2<text:tab/>Provisioning API<text:tab/>4</text:a></text:p>
          <text:p text:style-name="P156"><text:a xlink:type="simple" xlink:href="#__RefHeading__15229_972012461" text:style-name="Internet_20_link" text:visited-style-name="Internet_20_link">2.3<text:tab/>User API<text:tab/>5</text:a></text:p>
          <text:p text:style-name="P156"><text:a xlink:type="simple" xlink:href="#__RefHeading__15231_972012461" text:style-name="Internet_20_link" text:visited-style-name="Internet_20_link">2.4<text:tab/>Security Model<text:tab/>5</text:a></text:p>
          <text:p text:style-name="P156"><text:a xlink:type="simple" xlink:href="#__RefHeading__15233_972012461" text:style-name="Internet_20_link" text:visited-style-name="Internet_20_link">2.5<text:tab/>Transaction Based Operation<text:tab/>5</text:a></text:p>
          <text:p text:style-name="P156"><text:a xlink:type="simple" xlink:href="#__RefHeading__32884_823033893" text:style-name="Internet_20_link" text:visited-style-name="Internet_20_link">2.6<text:tab/>Privacy Enabled Provisioning<text:tab/>6</text:a></text:p>
          <text:p text:style-name="P156"><text:a xlink:type="simple" xlink:href="#__RefHeading__16753_976989119" text:style-name="Internet_20_link" text:visited-style-name="Internet_20_link">2.7<text:tab/>Device ID<text:tab/>6</text:a></text:p>
          <text:p text:style-name="P156"><text:a xlink:type="simple" xlink:href="#__RefHeading__177013_2109382754" text:style-name="Internet_20_link" text:visited-style-name="Internet_20_link">2.8<text:tab/>Backward Compatibility<text:tab/>6</text:a></text:p>
          <text:h text:style-name="P155" text:outline-level="1"><text:a xlink:type="simple" xlink:href="#__RefHeading__15235_972012461" text:style-name="Internet_20_link" text:visited-style-name="Internet_20_link">3 <text:s/><text:tab/>Objects<text:tab/>7</text:a></text:h>
          <text:p text:style-name="P156"><text:a xlink:type="simple" xlink:href="#__RefHeading__15237_972012461" text:style-name="Internet_20_link" text:visited-style-name="Internet_20_link">3.1<text:tab/>Key Entries<text:tab/>7</text:a></text:p>
          <text:p text:style-name="P156"><text:a xlink:type="simple" xlink:href="#__RefHeading__15239_972012461" text:style-name="Internet_20_link" text:visited-style-name="Internet_20_link">3.2<text:tab/>PIN and PUK Objects<text:tab/>8</text:a></text:p>
          <text:p text:style-name="P156"><text:a xlink:type="simple" xlink:href="#__RefHeading__15241_972012461" text:style-name="Internet_20_link" text:visited-style-name="Internet_20_link">3.3<text:tab/>Provisioning Objects<text:tab/>8</text:a></text:p>
          <text:h text:style-name="P155" text:outline-level="1"><text:a xlink:type="simple" xlink:href="#__RefHeading__15243_972012461" text:style-name="Internet_20_link" text:visited-style-name="Internet_20_link">4 <text:s/><text:tab/>Algorithm Support<text:tab/>9</text:a></text:h>
          <text:p text:style-name="P156"><text:a xlink:type="simple" xlink:href="#__RefHeading__117184_1298926316" text:style-name="Internet_20_link" text:visited-style-name="Internet_20_link">4.1<text:tab/>Mandatory Algorithms<text:tab/>9</text:a></text:p>
          <text:p text:style-name="P156"><text:a xlink:type="simple" xlink:href="#__RefHeading__117186_1298926316" text:style-name="Internet_20_link" text:visited-style-name="Internet_20_link">4.2<text:tab/>Special Algorithms<text:tab/>10</text:a></text:p>
          <text:p text:style-name="P156"><text:a xlink:type="simple" xlink:href="#__RefHeading__117188_1298926316" text:style-name="Internet_20_link" text:visited-style-name="Internet_20_link">4.3<text:tab/>Optional Algorithms<text:tab/>10</text:a></text:p>
          <text:h text:style-name="P155" text:outline-level="1"><text:a xlink:type="simple" xlink:href="#__RefHeading__15245_972012461" text:style-name="Internet_20_link" text:visited-style-name="Internet_20_link">5 <text:s/><text:tab/>Protection Attributes<text:tab/>11</text:a></text:h>
          <text:p text:style-name="P156"><text:a xlink:type="simple" xlink:href="#__RefHeading__15247_972012461" text:style-name="Internet_20_link" text:visited-style-name="Internet_20_link">5.1<text:tab/>Export Protection<text:tab/>11</text:a></text:p>
          <text:p text:style-name="P156"><text:a xlink:type="simple" xlink:href="#__RefHeading__15249_972012461" text:style-name="Internet_20_link" text:visited-style-name="Internet_20_link">5.2<text:tab/>Delete Protection<text:tab/>11</text:a></text:p>
          <text:p text:style-name="P156"><text:a xlink:type="simple" xlink:href="#__RefHeading__513763_1828343271" text:style-name="Internet_20_link" text:visited-style-name="Internet_20_link">5.3<text:tab/>Biometric Protection<text:tab/>11</text:a></text:p>
          <text:p text:style-name="P156"><text:a xlink:type="simple" xlink:href="#__RefHeading__15251_972012461" text:style-name="Internet_20_link" text:visited-style-name="Internet_20_link">5.4<text:tab/>PIN Input Methods<text:tab/>12</text:a></text:p>
          <text:p text:style-name="P156"><text:a xlink:type="simple" xlink:href="#__RefHeading__15253_972012461" text:style-name="Internet_20_link" text:visited-style-name="Internet_20_link">5.5<text:tab/>PIN Patterns<text:tab/>12</text:a></text:p>
          <text:p text:style-name="P156"><text:a xlink:type="simple" xlink:href="#__RefHeading__15255_972012461" text:style-name="Internet_20_link" text:visited-style-name="Internet_20_link">5.6<text:tab/>PIN and PUK Formats<text:tab/>12</text:a></text:p>
          <text:p text:style-name="P156"><text:a xlink:type="simple" xlink:href="#__RefHeading__15257_972012461" text:style-name="Internet_20_link" text:visited-style-name="Internet_20_link">5.7<text:tab/>PIN Grouping<text:tab/>13</text:a></text:p>
          <text:p text:style-name="P156"><text:a xlink:type="simple" xlink:href="#__RefHeading__15259_972012461" text:style-name="Internet_20_link" text:visited-style-name="Internet_20_link">5.8<text:tab/>Application Usage<text:tab/>13</text:a></text:p>
          <text:h text:style-name="P155" text:outline-level="1"><text:a xlink:type="simple" xlink:href="#__RefHeading__797652_2146041088" text:style-name="Internet_20_link" text:visited-style-name="Internet_20_link">6 <text:s/><text:tab/>Session Security Mechanisms<text:tab/>14</text:a></text:h>
          <text:p text:style-name="P156"><text:a xlink:type="simple" xlink:href="#__RefHeading__15339_972012461" text:style-name="Internet_20_link" text:visited-style-name="Internet_20_link">6.1<text:tab/>Encrypted Data<text:tab/>14</text:a></text:p>
          <text:p text:style-name="P156"><text:a xlink:type="simple" xlink:href="#__RefHeading__15341_972012461" text:style-name="Internet_20_link" text:visited-style-name="Internet_20_link">6.2<text:tab/>MAC Operations<text:tab/>14</text:a></text:p>
          <text:p text:style-name="P156"><text:a xlink:type="simple" xlink:href="#__RefHeading__15343_972012461" text:style-name="Internet_20_link" text:visited-style-name="Internet_20_link">6.3<text:tab/>Attestations<text:tab/>14</text:a></text:p>
          <text:p text:style-name="P156"><text:a xlink:type="simple" xlink:href="#__RefHeading__15345_972012461" text:style-name="Internet_20_link" text:visited-style-name="Internet_20_link">6.4<text:tab/>Target Key Reference<text:tab/>14</text:a></text:p>
          <text:h text:style-name="P155" text:outline-level="1"><text:a xlink:type="simple" xlink:href="#__RefHeading__135131_2109382754" text:style-name="Internet_20_link" text:visited-style-name="Internet_20_link">7 <text:s/><text:tab/>Detailed Operation<text:tab/>15</text:a></text:h>
          <text:p text:style-name="P156"><text:a xlink:type="simple" xlink:href="#__RefHeading__15263_972012461" text:style-name="Internet_20_link" text:visited-style-name="Internet_20_link">7.1<text:tab/>Data Types<text:tab/>15</text:a></text:p>
          <text:p text:style-name="P156"><text:a xlink:type="simple" xlink:href="#__RefHeading__15267_972012461" text:style-name="Internet_20_link" text:visited-style-name="Internet_20_link">7.2<text:tab/>Return Values<text:tab/>16</text:a></text:p>
          <text:p text:style-name="P156"><text:a xlink:type="simple" xlink:href="#__RefHeading__15269_972012461" text:style-name="Internet_20_link" text:visited-style-name="Internet_20_link">7.3<text:tab/>Error Codes<text:tab/>16</text:a></text:p>
          <text:p text:style-name="P156"><text:a xlink:type="simple" xlink:href="#__RefHeading__135133_2109382754" text:style-name="Internet_20_link" text:visited-style-name="Internet_20_link">7.4<text:tab/>Method List<text:tab/>16</text:a></text:p>
          <text:p text:style-name="P157"><text:a xlink:type="simple" xlink:href="#__RefHeading__15271_972012461" text:style-name="Internet_20_link" text:visited-style-name="Internet_20_link">getDeviceInfo [1]<text:tab/>17</text:a></text:p>
          <text:p text:style-name="P157"><text:a xlink:type="simple" xlink:href="#__RefHeading__15273_972012461" text:style-name="Internet_20_link" text:visited-style-name="Internet_20_link">createProvisioningSession [2]<text:tab/>19</text:a></text:p>
          <text:p text:style-name="P157"><text:a xlink:type="simple" xlink:href="#__RefHeading__15275_972012461" text:style-name="Internet_20_link" text:visited-style-name="Internet_20_link">closeProvisioningSession [3]<text:tab/>25</text:a></text:p>
          <text:p text:style-name="P157"><text:soft-page-break/><text:a xlink:type="simple" xlink:href="#__RefHeading__15277_972012461" text:style-name="Internet_20_link" text:visited-style-name="Internet_20_link">enumerateProvisioningSessions [4]<text:tab/>26</text:a></text:p>
          <text:p text:style-name="P157"><text:a xlink:type="simple" xlink:href="#__RefHeading__15279_972012461" text:style-name="Internet_20_link" text:visited-style-name="Internet_20_link">abortProvisioningSession [5]<text:tab/>27</text:a></text:p>
          <text:p text:style-name="P157"><text:a xlink:type="simple" xlink:href="#__RefHeading__15281_972012461" text:style-name="Internet_20_link" text:visited-style-name="Internet_20_link">signProvisioningSessionData [6]<text:tab/>28</text:a></text:p>
          <text:p text:style-name="P157"><text:a xlink:type="simple" xlink:href="#__RefHeading__16586_1418814329" text:style-name="Internet_20_link" text:visited-style-name="Internet_20_link">updateKeyManagementKey [7]<text:tab/>29</text:a></text:p>
          <text:p text:style-name="P157"><text:a xlink:type="simple" xlink:href="#__RefHeading__15283_972012461" text:style-name="Internet_20_link" text:visited-style-name="Internet_20_link">createPUKPolicy [8]<text:tab/>30</text:a></text:p>
          <text:p text:style-name="P157"><text:a xlink:type="simple" xlink:href="#__RefHeading__15285_972012461" text:style-name="Internet_20_link" text:visited-style-name="Internet_20_link">createPINPolicy [9]<text:tab/>31</text:a></text:p>
          <text:p text:style-name="P157"><text:a xlink:type="simple" xlink:href="#__RefHeading__15287_972012461" text:style-name="Internet_20_link" text:visited-style-name="Internet_20_link">createKeyEntry [10]<text:tab/>32</text:a></text:p>
          <text:p text:style-name="P157"><text:a xlink:type="simple" xlink:href="#__RefHeading__15289_972012461" text:style-name="Internet_20_link" text:visited-style-name="Internet_20_link">getKeyHandle [11]<text:tab/>36</text:a></text:p>
          <text:p text:style-name="P157"><text:a xlink:type="simple" xlink:href="#__RefHeading__15291_972012461" text:style-name="Internet_20_link" text:visited-style-name="Internet_20_link">setCertificatePath [12]<text:tab/>37</text:a></text:p>
          <text:p text:style-name="P157"><text:a xlink:type="simple" xlink:href="#__RefHeading__15293_972012461" text:style-name="Internet_20_link" text:visited-style-name="Internet_20_link">importSymmetricKey [13]<text:tab/>39</text:a></text:p>
          <text:p text:style-name="P157"><text:a xlink:type="simple" xlink:href="#__RefHeading__721490_1828343271" text:style-name="Internet_20_link" text:visited-style-name="Internet_20_link">importPrivateKey [14]<text:tab/>41</text:a></text:p>
          <text:p text:style-name="P157"><text:a xlink:type="simple" xlink:href="#__RefHeading__15295_972012461" text:style-name="Internet_20_link" text:visited-style-name="Internet_20_link">addExtension [15]<text:tab/>42</text:a></text:p>
          <text:p text:style-name="P157"><text:a xlink:type="simple" xlink:href="#__RefHeading__15299_972012461" text:style-name="Internet_20_link" text:visited-style-name="Internet_20_link">postDeleteKey [50]<text:tab/>45</text:a></text:p>
          <text:p text:style-name="P157"><text:a xlink:type="simple" xlink:href="#__RefHeading__15301_972012461" text:style-name="Internet_20_link" text:visited-style-name="Internet_20_link">postUnlockKey [51]<text:tab/>47</text:a></text:p>
          <text:p text:style-name="P157"><text:a xlink:type="simple" xlink:href="#__RefHeading__15303_972012461" text:style-name="Internet_20_link" text:visited-style-name="Internet_20_link">postUpdateKey [52]<text:tab/>48</text:a></text:p>
          <text:p text:style-name="P157"><text:a xlink:type="simple" xlink:href="#__RefHeading__15305_972012461" text:style-name="Internet_20_link" text:visited-style-name="Internet_20_link">postCloneKeyProtection [53]<text:tab/>49</text:a></text:p>
          <text:p text:style-name="P157"><text:a xlink:type="simple" xlink:href="#__RefHeading__15307_972012461" text:style-name="Internet_20_link" text:visited-style-name="Internet_20_link">enumerateKeys [70]<text:tab/>50</text:a></text:p>
          <text:p text:style-name="P157"><text:a xlink:type="simple" xlink:href="#__RefHeading__15309_972012461" text:style-name="Internet_20_link" text:visited-style-name="Internet_20_link">getKeyAttributes [71]<text:tab/>51</text:a></text:p>
          <text:p text:style-name="P157"><text:a xlink:type="simple" xlink:href="#__RefHeading__15311_972012461" text:style-name="Internet_20_link" text:visited-style-name="Internet_20_link">getKeyProtectionInfo [72]<text:tab/>52</text:a></text:p>
          <text:p text:style-name="P157"><text:a xlink:type="simple" xlink:href="#__RefHeading__15313_972012461" text:style-name="Internet_20_link" text:visited-style-name="Internet_20_link">getExtension [73]<text:tab/>54</text:a></text:p>
          <text:p text:style-name="P157"><text:a xlink:type="simple" xlink:href="#__RefHeading__15315_972012461" text:style-name="Internet_20_link" text:visited-style-name="Internet_20_link">setProperty [74]<text:tab/>55</text:a></text:p>
          <text:p text:style-name="P157"><text:a xlink:type="simple" xlink:href="#__RefHeading__15317_972012461" text:style-name="Internet_20_link" text:visited-style-name="Internet_20_link">deleteKey [80]<text:tab/>56</text:a></text:p>
          <text:p text:style-name="P157"><text:a xlink:type="simple" xlink:href="#__RefHeading__15319_972012461" text:style-name="Internet_20_link" text:visited-style-name="Internet_20_link">exportKey [81]<text:tab/>57</text:a></text:p>
          <text:p text:style-name="P157"><text:a xlink:type="simple" xlink:href="#__RefHeading__15321_972012461" text:style-name="Internet_20_link" text:visited-style-name="Internet_20_link">unlockKey [82]<text:tab/>58</text:a></text:p>
          <text:p text:style-name="P157"><text:a xlink:type="simple" xlink:href="#__RefHeading__15323_972012461" text:style-name="Internet_20_link" text:visited-style-name="Internet_20_link">changePIN [83]<text:tab/>59</text:a></text:p>
          <text:p text:style-name="P157"><text:a xlink:type="simple" xlink:href="#__RefHeading__15325_972012461" text:style-name="Internet_20_link" text:visited-style-name="Internet_20_link">setPIN [84]<text:tab/>60</text:a></text:p>
          <text:p text:style-name="P157"><text:a xlink:type="simple" xlink:href="#__RefHeading__685210_1828343271" text:style-name="Internet_20_link" text:visited-style-name="Internet_20_link">updateFirmware [90]<text:tab/>61</text:a></text:p>
          <text:p text:style-name="P157"><text:a xlink:type="simple" xlink:href="#__RefHeading__15327_972012461" text:style-name="Internet_20_link" text:visited-style-name="Internet_20_link">signHashedData [100]<text:tab/>62</text:a></text:p>
          <text:p text:style-name="P157"><text:a xlink:type="simple" xlink:href="#__RefHeading__15329_972012461" text:style-name="Internet_20_link" text:visited-style-name="Internet_20_link">asymmetricKeyDecrypt [101]<text:tab/>63</text:a></text:p>
          <text:p text:style-name="P157"><text:a xlink:type="simple" xlink:href="#__RefHeading__15331_972012461" text:style-name="Internet_20_link" text:visited-style-name="Internet_20_link">keyAgreement [102]<text:tab/>64</text:a></text:p>
          <text:p text:style-name="P157"><text:a xlink:type="simple" xlink:href="#__RefHeading__15333_972012461" text:style-name="Internet_20_link" text:visited-style-name="Internet_20_link">performHMAC [103]<text:tab/>65</text:a></text:p>
          <text:p text:style-name="P157"><text:a xlink:type="simple" xlink:href="#__RefHeading__15335_972012461" text:style-name="Internet_20_link" text:visited-style-name="Internet_20_link">symmetricKeyEncrypt [104]<text:tab/>66</text:a></text:p>
          <text:p text:style-name="P158"><text:a xlink:type="simple" xlink:href="#__RefHeading__207023_2146041088" text:style-name="Internet_20_link" text:visited-style-name="Internet_20_link">Appendix A. <text:tab/>KeyGen2 Proxy<text:tab/>67</text:a></text:p>
          <text:p text:style-name="P158"><text:a xlink:type="simple" xlink:href="#__RefHeading__15347_972012461" text:style-name="Internet_20_link" text:visited-style-name="Internet_20_link">Appendix B. <text:tab/>Sample Session<text:tab/>68</text:a></text:p>
          <text:p text:style-name="P158"><text:a xlink:type="simple" xlink:href="#__RefHeading__15349_972012461" text:style-name="Internet_20_link" text:visited-style-name="Internet_20_link">Appendix C. <text:tab/>Reference Implementation<text:tab/>68</text:a></text:p>
          <text:p text:style-name="P158"><text:a xlink:type="simple" xlink:href="#__RefHeading__15351_972012461" text:style-name="Internet_20_link" text:visited-style-name="Internet_20_link">Appendix D. <text:tab/>Remote Key Lookup<text:tab/>69</text:a></text:p>
          <text:p text:style-name="P158"><text:a xlink:type="simple" xlink:href="#__RefHeading__15353_972012461" text:style-name="Internet_20_link" text:visited-style-name="Internet_20_link">Appendix E. <text:tab/>Security Considerations<text:tab/>70</text:a></text:p>
          <text:p text:style-name="P158"><text:a xlink:type="simple" xlink:href="#__RefHeading__15355_972012461" text:style-name="Internet_20_link" text:visited-style-name="Internet_20_link">Appendix F. <text:tab/>Intellectual Property Rights<text:tab/>70</text:a></text:p>
          <text:p text:style-name="P158"><text:a xlink:type="simple" xlink:href="#__RefHeading__15357_972012461" text:style-name="Internet_20_link" text:visited-style-name="Internet_20_link">Appendix G. <text:tab/>References<text:tab/>71</text:a></text:p>
          <text:p text:style-name="P158"><text:a xlink:type="simple" xlink:href="#__RefHeading__15359_972012461" text:style-name="Internet_20_link" text:visited-style-name="Internet_20_link">Appendix H. <text:tab/>Acknowledgments<text:tab/>73</text:a></text:p>
          <text:p text:style-name="P158"><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2">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10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4"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101">Many smart card schemes depend on roles like SO (Security Officer) which squarely matches scenarios where users are associated with a </text:span><text:span text:style-name="T2">multitude of independent service providers</text:span><text:span text:style-name="T101">. <text:s/>By building on an E2ES (End To End Security) model, the </text:span><text:span text:style-name="T2">technical</text:span><text:span text:style-name="T101"> part of the SO role, exclusively becomes an affair between the SKS and the </text:span><text:span text:style-name="T2">remote</text:span><text:span text:style-name="T101"> issuers, </text:span><text:span text:style-name="T2">where each issuer is confined to their own virtual cards and SO policies</text:span><text:span text:style-name="T10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4"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6">Due to the fact that the “Standard” mode potentially affects the user's privacy, it is </text:span><text:span text:style-name="T157">recommended</text:span><text:span text:style-name="T156"> that such requests are equipped with an appropriate user alert notice in the GUI</text:span></text:p>
          </table:table-cell>
        </table:table-row>
      </table:table>
      <text:p text:style-name="Text_20_body"/>
      <text:p text:style-name="P142"/>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1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101"> symmetric key defined by calling </text:span><text:span text:style-name="CrossRef"><text:span text:style-name="T101"><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7"> extension objects defined by calling </text:span><text:span text:style-name="CrossRef"><text:span text:style-name="T101"><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101">Note that key management operations always involve an entire key entry; </text:span><text:span text:style-name="T2">individual elements cannot be managed</text:span><text:span text:style-name="T101">.</text:span></text:p>
      <text:h text:style-name="P184"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6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8">may</text:span> also support a device (<text:span text:style-name="T2">system-wide</text:span>) PIN and PUK. <text:s/>See <text:span text:style-name="CrossRef"><text:reference-ref text:reference-format="text" text:ref-name="getDeviceData">getDeviceInfo</text:reference-ref></text:span>. <text:s/><text:span text:style-name="T89">Usage and management of device PINs and PUKs is out of scope for the SKS API</text:span><text:span text:style-name="T83">.</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83">If a </text:span><text:span text:style-name="CrossRef"><text:span text:style-name="T83"><text:reference-ref text:reference-format="text" text:ref-name="key.mgr.key">KeyManagementKey</text:reference-ref></text:span></text:span><text:span text:style-name="T83"> is deployed during provisioning object creation (establishing a </text:span><text:span text:style-name="CrossRef"><text:span text:style-name="T83"><text:reference-ref text:reference-format="text" text:ref-name="DSDP">VSD</text:reference-ref></text:span></text:span><text:span text:style-name="T83">), </text:span><text:span text:style-name="T89">post-provisioning operations</text:span><text:span text:style-name="T83"> can also be performed. <text:s/>See</text:span><text:span text:style-name="CrossRef"><text:span text:style-name="T22"> </text:span></text:span><text:span text:style-name="CrossRef"><text:span text:style-name="T83"><text:reference-ref text:reference-format="text" text:ref-name="pp.delkey">postDeleteKey</text:reference-ref></text:span></text:span><text:span text:style-name="CrossRef"><text:span text:style-name="T22">, </text:span></text:span><text:span text:style-name="CrossRef"><text:span text:style-name="T83"><text:reference-ref text:reference-format="text" text:ref-name="pp.unlockkey">postUnlockKey</text:reference-ref></text:span></text:span><text:span text:style-name="CrossRef"><text:span text:style-name="T22">, </text:span></text:span><text:span text:style-name="CrossRef"><text:span text:style-name="T83"><text:reference-ref text:reference-format="text" text:ref-name="pp.uodate">postUpdateKey</text:reference-ref></text:span></text:span><text:span text:style-name="CrossRef"><text:span text:style-name="T22">, and </text:span></text:span><text:span text:style-name="CrossRef"><text:span text:style-name="T83"><text:reference-ref text:reference-format="text" text:ref-name="pp_clonekeyprot">postCloneKeyProtection</text:reference-ref></text:span></text:span><text:span text:style-name="CrossRef"><text:span text:style-name="T22">. <text:s/>Also see </text:span></text:span><text:span text:style-name="CrossRef"><text:span text:style-name="T83"><text:reference-ref text:reference-format="text" text:ref-name="update.kmk">updateKeyManagementKey</text:reference-ref></text:span></text:span>.</text:p>
      <text:h text:style-name="P161"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73">See </text:span><text:span text:style-name="CrossRef"><text:span text:style-name="T74"><text:reference-ref text:reference-format="text" text:ref-name="xml.encrypt">XML Encryption</text:reference-ref></text:span></text:span>. <text:s/>Note that IV <text:span text:style-name="T5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sks/algorithm#aes.cbc.pkcs5</text:p>
          </table:table-cell>
          <table:table-cell table:style-name="Table34.B4" table:number-rows-spanned="2" table:number-columns-spanned="2" office:value-type="string">
            <text:p text:style-name="Standard"><text:span text:style-name="T63">See </text:span><text:span text:style-name="CrossRef"><text:span text:style-name="T63"><text:reference-ref text:reference-format="text" text:ref-name="fips.197">FIPS 197</text:reference-ref></text:span></text:span>. <text:s text:c="2"/><text:span text:style-name="T63">Support for 128, 192, and 256-bit keys</text:span></text:p>
          </table:table-cell>
          <table:covered-table-cell/>
        </table:table-row>
        <table:table-row table:style-name="Table34.2">
          <table:table-cell table:style-name="Table34.A4" office:value-type="string">
            <text:p text:style-name="P27">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63">See </text:span><text:span text:style-name="CrossRef"><text:span text:style-name="T151"><text:reference-ref text:reference-format="text" text:ref-name="RFC3447">RFC 3447</text:reference-ref></text:span></text:span></text:p>
            <text:p text:style-name="P154"><text:span text:style-name="CrossRef"><text:span text:style-name="T11">MGF1: hash function = mgf1 function. <text:s/>No explicit argument</text:span></text:span></text:p>
          </table:table-cell>
          <table:table-cell table:style-name="Table34.B4" table:number-rows-spanned="4" office:value-type="string">
            <text:p text:style-name="P33">Decryption mode only</text:p>
          </table:table-cell>
        </table:table-row>
        <table:table-row table:style-name="Table34.2">
          <table:table-cell table:style-name="Table34.A4" office:value-type="string">
            <text:p text:style-name="P21">http://xmlns.webpki.org/sks/algorithm#rsa.oaep.sha1.mgf1p</text:p>
          </table:table-cell>
          <table:covered-table-cell/>
          <table:covered-table-cell/>
        </table:table-row>
        <table:table-row table:style-name="Table34.2">
          <table:table-cell table:style-name="Table34.A4" office:value-type="string">
            <text:p text:style-name="P21">http://xmlns.webpki.org/sks/algorithm#rsa.oaep.sha256.mgf1p</text:p>
          </table:table-cell>
          <table:covered-table-cell/>
          <table:covered-table-cell/>
        </table:table-row>
        <table:table-row table:style-name="Table34.2">
          <table:table-cell table:style-name="Table34.A4" office:value-type="string">
            <text:p text:style-name="P98"><text:span text:style-name="T40">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1"/>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8">http://xmlns.webpki.org/sks/algorithm#ecdh.raw</text:p>
          </table:table-cell>
          <table:table-cell table:style-name="Table34.B4" table:number-columns-spanned="2" office:value-type="string">
            <text:p text:style-name="P80">See <text:span text:style-name="CrossRef"><text:reference-ref text:reference-format="text" text:ref-name="sp800-56a">SP800-56A</text:reference-ref></text:span> <text:span text:style-name="T79">ECC CDH primitive (Section 5.7.1.2)</text:span></text:p>
          </table:table-cell>
          <table:covered-table-cell/>
        </table:table-row>
        <table:table-row table:style-name="Table34.2">
          <table:table-cell table:style-name="Table34.A19"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8">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8">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8">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6"><text:span text:style-name="T2">Implicit exponent:</text:span> 65537</text:p>
          </table:table-cell>
        </table:table-row>
        <table:table-row table:style-name="Table34.2">
          <table:table-cell table:style-name="Table34.A4" office:value-type="string">
            <text:p text:style-name="P98">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8">http://xmlns.webpki.org/sks/algorithm#ec.p256</text:p>
          </table:table-cell>
          <table:table-cell table:style-name="Table34.A4" office:value-type="string">
            <text:p text:style-name="Standard"><text:reference-mark-start text:name="elliptic.curves"/><text:span text:style-name="T63">Elliptic Curve</text:span><text:reference-mark-end text:name="elliptic.curves"/><text:span text:style-name="T63"> </text:span>“P-256”</text:p>
          </table:table-cell>
          <table:table-cell table:style-name="Table34.B4" office:value-type="string">
            <text:p text:style-name="P106">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4"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8">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8">http://xmlns.webpki.org/sks/algorithm#key.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sks/algorithm#none</text:p>
          </table:table-cell>
          <table:table-cell table:style-name="Table111.B2" office:value-type="string">
            <text:p text:style-name="Table_20_Contents"><text:span text:style-name="T101">See </text:span><text:span text:style-name="CrossRef"><text:span text:style-name="T101"><text:reference-ref text:reference-format="text" text:ref-name="createKeyPair">createKeyEntry</text:reference-ref></text:span></text:span><text:span text:style-name="T101"> and </text:span><text:span text:style-name="CrossRef"><text:span text:style-name="T10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91">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TBD</text:p>
          </table:table-cell>
          <table:table-cell table:style-name="Table122.A9" office:value-type="string">
            <text:p text:style-name="P2">TBD</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8">TBD</text:p>
          </table:table-cell>
          <table:table-cell table:style-name="Table122.C9" table:number-columns-spanned="2" office:value-type="string">
            <text:p text:style-name="P82">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8">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6"><text:span text:style-name="T2">Implicit exponent:</text:span> 65537</text:p>
          </table:table-cell>
        </table:table-row>
        <table:table-row table:style-name="Table122.2">
          <table:table-cell table:style-name="Table122.A9" office:value-type="string">
            <text:p text:style-name="P98">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1">Variable exponent</text:p>
            <text:p text:style-name="P101"/>
            <text:p text:style-name="P11"><text:span text:style-name="T101">See </text:span><text:span text:style-name="CrossRef"><text:span text:style-name="T101"><text:reference-ref text:reference-format="text" text:ref-name="key.param">KeyParameters</text:reference-ref></text:span></text:span></text:p>
          </table:table-cell>
        </table:table-row>
        <table:table-row table:style-name="Table122.2">
          <table:table-cell table:style-name="Table122.A9" office:value-type="string">
            <text:p text:style-name="P98">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8">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8">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ec.p192</text:p>
          </table:table-cell>
          <table:table-cell table:style-name="Table122.A9" office:value-type="string">
            <text:p text:style-name="Standard"><text:span text:style-name="T63">Elliptic Curve </text:span>“P-192” </text:p>
          </table:table-cell>
          <table:table-cell table:style-name="Table122.C9" table:number-rows-spanned="3" office:value-type="string">
            <text:p text:style-name="P106">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8">http://xmlns.webpki.org/sks/algorithm#ec.p384</text:p>
          </table:table-cell>
          <table:table-cell table:style-name="Table122.A9" office:value-type="string">
            <text:p text:style-name="Standard"><text:span text:style-name="T63">Elliptic Curve </text:span>“P-384” </text:p>
          </table:table-cell>
          <table:covered-table-cell/>
        </table:table-row>
        <table:table-row table:style-name="Table122.2">
          <table:table-cell table:style-name="Table122.A9" office:value-type="string">
            <text:p text:style-name="P98">http://xmlns.webpki.org/sks/algorithm#ec.p521</text:p>
          </table:table-cell>
          <table:table-cell table:style-name="Table122.A9" office:value-type="string">
            <text:p text:style-name="Standard"><text:span text:style-name="T63">Elliptic Curve </text:span>“P-521” </text:p>
          </table:table-cell>
          <table:covered-table-cell/>
        </table:table-row>
      </table:table>
      <text:p text:style-name="Standard"/>
      <text:h text:style-name="P162"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101"><text:reference-ref text:reference-format="text" text:ref-name="key.mgr.key">KeyManagementKey</text:reference-ref></text:span></text:span>, <text:span text:style-name="CrossRef"><text:span text:style-name="T101"><text:reference-ref text:reference-format="text" text:ref-name="dev.pin.prot">DevicePINProtection</text:reference-ref></text:span></text:span>, and <text:span text:style-name="CrossRef"><text:span text:style-name="T101"><text:reference-ref text:reference-format="text" text:ref-name="enablepincaching">EnablePINCaching</text:reference-ref></text:span></text:span>.</text:p>
      <text:p text:style-name="Text_20_body">During provisioning of <text:span text:style-name="T2">user defined PINs</text:span>, the provisioning middleware <text:span text:style-name="T5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9">may</text:span> also be constrained with respect to algorithm usage. <text:s/>See <text:span text:style-name="CrossRef"><text:span text:style-name="T101"><text:reference-ref text:reference-format="text" text:ref-name="endorsedalg">EndorsedAlgorithm</text:reference-ref></text:span></text:span><text:span text:style-name="CrossRef"><text:span text:style-name="T101">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9">The following table illustrates the use of the </text:span><text:span text:style-name="CrossRef"><text:reference-ref text:reference-format="text" text:ref-name="exportpolicy">ExportProtection</text:reference-ref></text:span><text:span text:style-name="T10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8">must not</text:span> be deleted</text:p>
          </table:table-cell>
        </table:table-row>
      </table:table>
      <text:p text:style-name="P42"/>
      <text:p text:style-name="P50"><text:span text:style-name="T90">Also see </text:span><text:span text:style-name="CrossRef"><text:reference-ref text:reference-format="text" text:ref-name="deletekey">deleteKey</text:reference-ref></text:span><text:span text:style-name="T90">.</text:span></text:p>
      <text:p text:style-name="P97"/>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2"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51"><text:reference-ref text:reference-format="text" text:ref-name="user.api">User API</text:reference-ref></text:span></text:span><text:span text:style-name="T5"> methods like </text:span><text:span text:style-name="CrossRef"><text:span text:style-name="T151"><text:reference-ref text:reference-format="text" text:ref-name="signdata">signHashedData</text:reference-ref></text:span></text:span><text:span text:style-name="T5">.</text:span></text:p>
      <text:p text:style-name="P50"/>
      <text:h text:style-name="P18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8">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102">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10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6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63">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8">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102">must</text:span> always be handled as <text:span text:style-name="T2">decoded</text:span> strings of bytes. <text:s/>A conforming SKS <text:span text:style-name="T58">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101"> <text:s/></text:span><text:span text:style-name="T90">Length of the clear-text binary value </text:span><text:span text:style-name="T93">must not</text:span><text:span text:style-name="T90">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4">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8">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10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10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10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106">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10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9">However, an equally important target for </text:span><text:span text:style-name="CrossRef"><text:reference-ref text:reference-format="text" text:ref-name="keyusage.attr">AppUsage</text:reference-ref></text:span><text:span text:style-name="T109"> is that in conjunction with </text:span><text:span text:style-name="CrossRef"><text:span text:style-name="T111"><text:reference-ref text:reference-format="text" text:ref-name="pingrouping">PIN Grouping</text:reference-ref></text:span></text:span><text:span text:style-name="T109"> provide the means for aiding users in PIN input GUIs in the case an issuer requires separate PINs for different keys and applications.</text:span></text:p>
      <text:p text:style-name="Standard"><text:span text:style-name="T109">The following matrix shows the </text:span><text:span text:style-name="T59">recommended</text:span><text:span text:style-name="T109"> interpretation of PIN GUI “hints”:</text:span></text:p>
      <text:p text:style-name="P108"/>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82">ee </text:span><text:span text:style-name="CrossRef"><text:span text:style-name="T101"><text:reference-ref text:reference-format="text" text:ref-name="sess.key.op">SessionKeyLimit</text:reference-ref></text:span></text:span><text:span text:style-name="T82"> and </text:span><text:span text:style-name="CrossRef"><text:span text:style-name="T101"><text:reference-ref text:reference-format="text" text:ref-name="sign.prov.sess.data">signProvisioningSessionData</text:reference-ref></text:span></text:span><text:span text:style-name="T82">.</text:span></text:p>
      <text:p text:style-name="Text_20_body"><text:span text:style-name="T82">Note that all elements featured in the following definitions </text:span><text:span text:style-name="T85">must</text:span><text:span text:style-name="T82"> be supplied “as is” </text:span><text:span text:style-name="T87">without</text:span><text:span text:style-name="T82">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12"><text:tab/>EncryptionKey</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 <text:span text:style-name="T112">"EncryptionKey"</text:span>)</text:p>
      <text:p text:style-name="Text_20_body"><text:span text:style-name="T112">EncryptionKey</text:span> <text:span text:style-name="T58">must</text:span> only be used with the <text:span text:style-name="CrossRef"><text:reference-ref text:reference-format="text" text:ref-name="AES256-CBC">AES256-CBC</text:reference-ref></text:span> algorithm. <text:s/>Note that the IV (Initialization Vector) <text:span text:style-name="T58">must</text:span> always be <text:span text:style-name="T2">prepended</text:span> to the encrypted data as in <text:span text:style-name="CrossRef"><text:span text:style-name="T101"><text:reference-ref text:reference-format="text" text:ref-name="xml.encrypt">XML Encryption</text:reference-ref></text:span></text:span><text:span text:style-name="T82">.</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12"><text:tab/>MAC</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text:span text:style-name="T62"> || </text:span><text:span text:style-name="T87">MethodName</text:span><text:span text:style-name="T62"> || </text:span><text:span text:style-name="CrossRef"><text:reference-ref text:reference-format="text" text:ref-name="mac.seq.cnt">MACSequenceCounter</text:reference-ref></text:span><text:span text:style-name="T62">, </text:span><text:span text:style-name="T87">Data</text:span><text:span text:style-name="T62">)</text:span></text:p>
      <text:p text:style-name="Text_20_body"><text:span text:style-name="T87">MethodName</text:span><text:span text:style-name="T62"> is the string literal of the target method like </text:span><text:span text:style-name="T112">"closeProvisioningSession"</text:span><text:span text:style-name="T62">, while </text:span><text:span text:style-name="T87">Data</text:span><text:span text:style-name="T82"> represents the arguments as specified for the actual method. <text:s/>Note that </text:span><text:span text:style-name="T87">individual elements</text:span><text:span text:style-name="T82"> featured in </text:span><text:span text:style-name="T87">Data</text:span><text:span text:style-name="T82"> </text:span><text:span text:style-name="T85">must</text:span><text:span text:style-name="T82"> use the representation described in </text:span><text:span text:style-name="CrossRef"><text:span text:style-name="T101"><text:reference-ref text:reference-format="text" text:ref-name="datatypes">Data Types</text:reference-ref></text:span></text:span><text:span text:style-name="T82">, that is, </text:span><text:span text:style-name="T87">include</text:span><text:span text:style-name="T82"> applicable length-indicators.</text:span></text:p>
      <text:p text:style-name="Text_20_body"><text:span text:style-name="T82">After each MAC operation, </text:span><text:span text:style-name="CrossRef"><text:span text:style-name="T101"><text:reference-ref text:reference-format="text" text:ref-name="mac.seq.cnt">MACSequenceCounter</text:reference-ref></text:span></text:span><text:span text:style-name="T82"> </text:span><text:span text:style-name="T85">must</text:span><text:span text:style-name="T82"> be incremented by one. <text:s/>Due the use of a sequence counter, the provisioning system </text:span><text:span text:style-name="T85">must</text:span><text:span text:style-name="T82">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12">"DeviceAttestation"</text:span>.</text:p>
      <text:p text:style-name="Text_20_body"/>
      <text:h text:style-name="P18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7">the </text:span><text:span text:style-name="CrossRef"><text:span text:style-name="T101"><text:reference-ref text:reference-format="text" text:ref-name="key.mgr.key">KeyManagementKey</text:reference-ref></text:span></text:span><text:span text:style-name="T67"> associated with the “owning” provisioning object of the target key (see </text:span><text:span text:style-name="CrossRef"><text:span text:style-name="T101"><text:reference-ref text:reference-format="text" text:ref-name="provisioning.objects">Provisioning Objects</text:reference-ref></text:span></text:span><text:span text:style-name="T67">) according to the following:</text:span></text:p>
      <text:p text:style-name="P83"><text:span text:style-name="T115"><text:tab/>Authorization</text:span><text:span text:style-name="T90"> = </text:span><text:span text:style-name="T2">Sign</text:span> (<text:span text:style-name="CrossRef"><text:span text:style-name="T101"><text:reference-ref text:reference-format="text" text:ref-name="key.mgr.key">KeyManagementKey</text:reference-ref></text:span></text:span><text:span text:style-name="CrossRef"><text:span text:style-name="T37"> </text:span></text:span><text:span text:style-name="CrossRef"><text:span text:style-name="T35">target</text:span></text:span><text:span text:style-name="CrossRef"><text:span text:style-name="T37"> </text:span></text:span>,<text:line-break/><text:tab/><text:tab/><text:tab/><text:span text:style-name="T112">"</text:span><text:span text:style-name="T115">TargetKeyReference"</text:span><text:span text:style-name="T66"> || </text:span><text:span text:style-name="CrossRef"><text:span text:style-name="T101"><text:reference-ref text:reference-format="text" text:ref-name="HMAC_SHA256">HMAC-SHA256</text:reference-ref></text:span></text:span> (<text:span text:style-name="CrossRef"><text:span text:style-name="T101"><text:reference-ref text:reference-format="text" text:ref-name="sess.key">SessionKey</text:reference-ref></text:span></text:span><text:span text:style-name="CrossRef"><text:span text:style-name="T163"> </text:span></text:span><text:span text:style-name="CrossRef"><text:span text:style-name="T35">current</text:span></text:span><text:span text:style-name="T87"> || </text:span><text:span text:style-name="CrossRef"><text:span text:style-name="T101"><text:reference-ref text:reference-format="text" text:ref-name="device.id">Device ID</text:reference-ref></text:span></text:span>, </text:p>
      <text:p text:style-name="P84"><text:span text:style-name="CrossRef"><text:span text:style-name="T101"><text:tab/><text:tab/><text:tab/><text:tab/></text:span></text:span><text:span text:style-name="CrossRef"><text:span text:style-name="T101"><text:reference-ref text:reference-format="text" text:ref-name="eecert">End-Entity Certificate</text:reference-ref></text:span></text:span><text:span text:style-name="CrossRef"><text:span text:style-name="T36"> </text:span></text:span><text:span text:style-name="CrossRef"><text:span text:style-name="T35">target</text:span></text:span><text:span text:style-name="CrossRef"><text:span text:style-name="T37"> </text:span></text:span>))</text:p>
      <text:p text:style-name="Text_20_body">Notes:</text:p>
      <text:list xml:id="list27493112" text:style-name="L1">
        <text:list-item>
          <text:p text:style-name="P163"><text:span text:style-name="T66">Sign</text:span><text:span text:style-name="T67"> </text:span><text:span text:style-name="T69">must</text:span><text:span text:style-name="T67"> use an </text:span><text:span text:style-name="CrossRef"><text:span text:style-name="T101"><text:reference-ref text:reference-format="text" text:ref-name="pkcs1">PKCS #1</text:reference-ref></text:span></text:span><text:span text:style-name="T67"> RSASSA signature for RSA keys and </text:span><text:span text:style-name="CrossRef"><text:span text:style-name="T101"><text:reference-ref text:reference-format="text" text:ref-name="ECDSA">ECDSA</text:reference-ref></text:span></text:span><text:span text:style-name="T67"> for EC keys with the </text:span><text:span text:style-name="T66">private key</text:span><text:span text:style-name="T67"> associated with </text:span><text:span text:style-name="T115">KeyManagementKey</text:span><text:span text:style-name="T67">, and utilizing </text:span><text:span text:style-name="CrossRef"><text:span text:style-name="T101"><text:reference-ref text:reference-format="text" text:ref-name="SHA256">SHA256</text:reference-ref></text:span></text:span><text:span text:style-name="T67"> as hash function</text:span></text:p>
        </text:list-item>
        <text:list-item>
          <text:p text:style-name="P163">An SKS <text:span text:style-name="T69">must</text:span><text:span text:style-name="T67"> verify that the signature validates with respect to the </text:span><text:span text:style-name="T66">public key</text:span><text:span text:style-name="T67"> (</text:span><text:span text:style-name="T115">KeyManagementKey</text:span><text:span text:style-name="T67">) as well as checking that </text:span><text:span text:style-name="CrossRef"><text:span text:style-name="T101"><text:reference-ref text:reference-format="text" text:ref-name="eecert">End-Entity Certificate</text:reference-ref></text:span></text:span><text:span text:style-name="T67"> matches </text:span><text:span text:style-name="T115">TargetKeyHandle</text:span></text:p>
        </text:list-item>
        <text:list-item>
          <text:p text:style-name="P163"><text:span text:style-name="T67">If a </text:span><text:span text:style-name="CrossRef"><text:span text:style-name="T101"><text:reference-ref text:reference-format="text" text:ref-name="key.mgr.key">KeyManagementKey</text:reference-ref></text:span></text:span><text:span text:style-name="T67"> is not present in the target key's provisioning object, the key is considered “not updatable” and the provisioning session </text:span><text:span text:style-name="T69">must</text:span><text:span text:style-name="T67"> be aborted</text:span></text:p>
        </text:list-item>
        <text:list-item>
          <text:p text:style-name="P163"><text:span text:style-name="T67">The provisioning session </text:span><text:span text:style-name="T69">must</text:span><text:span text:style-name="T67"> be aborted if the </text:span><text:span text:style-name="CrossRef"><text:span text:style-name="T101"><text:reference-ref text:reference-format="text" text:ref-name="privacy.enabled">PrivacyEnabled</text:reference-ref></text:span></text:span><text:span text:style-name="T67"> flag differs between the original and the updating session.</text:span></text:p>
        </text:list-item>
      </text:list>
      <text:h text:style-name="P16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109">ee </text:span><text:span text:style-name="CrossRef"><text:reference-ref text:reference-format="text" text:ref-name="method.list">Method List</text:reference-ref></text:span><text:span text:style-name="T10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8"> </text:span>] which <text:span text:style-name="T102">must</text:span> contain an 1-32 byte string according to the <text:span text:style-name="CrossRef"><text:reference-ref text:reference-format="text" text:ref-name="xml.schema">XML Schema</text:reference-ref></text:span> data type <text:span text:style-name="T2">NCName</text:span><text:span text:style-name="T10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63">byte[</text:span><text:span text:style-name="T92"> </text:span><text:span text:style-name="T63">] array</text:span> <text:span text:style-name="CrossRef"><text:reference-ref text:reference-format="text" text:ref-name="URI">URI</text:reference-ref></text:span> string which <text:span text:style-name="T5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63">byte[</text:span><text:span text:style-name="T92"> </text:span><text:span text:style-name="T63">] array</text:span> string with arbitrary content</text:p>
          </table:table-cell>
        </table:table-row>
      </table:table>
      <text:p text:style-name="Text_20_body"/>
      <text:p text:style-name="Text_20_body">If an array is followed by a number in brackets (byte[32]) it means that the array <text:span text:style-name="T58">must</text:span> be exactly of that length.</text:p>
      <text:p text:style-name="Text_20_body">Variables and literals that represent textual data <text:span text:style-name="T5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63">byte[</text:span><text:span text:style-name="T92"> </text:span><text:span text:style-name="T63">].</text:span></text:p>
      <text:p text:style-name="Text_20_body"><text:span text:style-name="T63">Note that length indicators are only applicable to </text:span><text:span text:style-name="T65">array objects</text:span><text:span text:style-name="T63"> when included in </text:span><text:span text:style-name="CrossRef"><text:reference-ref text:reference-format="text" text:ref-name="MACOperations">MAC Operations</text:reference-ref></text:span><text:span text:style-name="T63">, and when they are </text:span><text:span text:style-name="T65">serialized</text:span><text:span text:style-name="T63">.</text:span></text:p>
      <text:h text:style-name="P184"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8">must not</text:span> be read as they are not supposed to be available. <text:s/>Instead there <text:span text:style-name="T5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3"/>
      <text:h text:style-name="Heading_20_2" text:outline-level="2"><text:bookmark text:name="__RefHeading__135133_2109382754"/><text:reference-mark-start text:name="method.list"/>Method List<text:bookmark-end text:name="__RefHeading__135133_2109382754"/><text:reference-mark-end text:name="method.list"/></text:h>
      <text:p text:style-name="P144"><text:span text:style-name="T109">This section provides a list of the SKS methods. <text:s/>The number in square brackets denotes the </text:span><text:span text:style-name="T3">decimal value</text:span><text:span text:style-name="T109"> used to identify the method in a call. <text:s/>Method calls are formatted as strings of bytes where the first byte holds the method ID and the succeeding bytes the applicable argument data. <text:s/></text:span><text:span text:style-name="CrossRef"><text:span text:style-name="T111"><text:reference-ref text:reference-format="text" text:ref-name="user.api">User API</text:reference-ref></text:span></text:span><text:span text:style-name="T109"> methods have method IDs <text:s/></text:span>≥ 100.<text:line-break/></text:p>
      <table:table table:name="Table120" table:style-name="Table120">
        <table:table-column table:style-name="Table120.A"/>
        <table:table-row>
          <table:table-cell table:style-name="Table120.A1" office:value-type="string">
            <text:p text:style-name="P153"><text:span text:style-name="T156">Note: The described API is adapted for an SKS using low-level byte-streams for communication. <text:s/>However, the SKS design is equally applicable to API schemes using high-level objects and exceptions. <text:s/>The only thing that </text:span><text:span text:style-name="T58">must</text:span><text:span text:style-name="T156"> remain intact are the cryptographic operations including how objects are represented in MACs.</text:span></text:p>
          </table:table-cell>
        </table:table-row>
      </table:table>
      <text:p text:style-name="Text_20_body"/>
      <text:p text:style-name="P143"/>
      <text:p text:style-name="P145">Note that a <text:span text:style-name="T118">KeyHandle</text:span> in this specification always refers to a <text:span text:style-name="T2">key entry</text:span>. <text:s/>See <text:span text:style-name="CrossRef"><text:span text:style-name="T151"><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11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7">⁮[</text:span><text:span text:style-name="T99"> </text:span><text:span text:style-name="T97">]</text:span></text:p>
          </table:table-cell>
          <table:table-cell table:style-name="Table49.C2" office:value-type="string">
            <text:p text:style-name="P90"><text:span text:style-name="T109">DER encoded </text:span><text:span text:style-name="CrossRef"><text:reference-ref text:reference-format="text" text:ref-name="X.509">X.509</text:reference-ref></text:span><text:span text:style-name="T109"> certificate object</text:span> <text:span text:style-name="T2">repeated</text:span> as defined by <text:span text:style-name="T11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7"> </text:span><text:span text:style-name="T65">repeated </text:span><text:span text:style-name="T68">as defined by</text:span><text:span text:style-name="T101"> </text:span><text:span text:style-name="T115">Supported</text:span><text:span text:style-name="T11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63">Maximum size of </text:span><text:span text:style-name="CrossRef"><text:span text:style-name="T6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2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73">The </text:span><text:span text:style-name="T118">X509Certificate</text:span><text:span text:style-name="T73"> objects </text:span><text:span text:style-name="T78">must</text:span><text:span text:style-name="T73"> form an </text:span><text:span text:style-name="T66">ordered</text:span><text:span text:style-name="T67"> and </text:span><text:span text:style-name="T66">contiguous </text:span><text:span text:style-name="T67">certificate </text:span><text:span text:style-name="T73">path so that the </text:span><text:span text:style-name="T66">first</text:span><text:span text:style-name="T73"> object contains the actual SKS </text:span><text:span text:style-name="CrossRef"><text:reference-ref text:reference-format="text" text:ref-name="devcert">Device Certificate</text:reference-ref></text:span><text:span text:style-name="T73">. <text:s/>The</text:span><text:span text:style-name="T130"> path </text:span><text:span text:style-name="T73">does though not have to be complete (include all upper-level CAs).</text:span></text:p>
      <text:p text:style-name="Text_20_body">A compliant SKS <text:span text:style-name="T58">must</text:span> support <text:span text:style-name="CrossRef"><text:span text:style-name="T63"><text:reference-ref text:reference-format="text" text:ref-name="extensiondata">ExtensionData</text:reference-ref></text:span></text:span> objects with a size of at least 65536 bytes.</text:p>
      <text:p text:style-name="Text_20_body">A compliant SKS <text:span text:style-name="T58">must</text:span> support a <text:reference-mark-start text:name="cryptodatasize"/><text:span text:style-name="T118">CryptoDataSize</text:span><text:reference-mark-end text:name="cryptodatasize"/> of at least 16384 bytes.</text:p>
      <text:p text:style-name="P42"/>
      <text:p text:style-name="P109"/>
      <text:p text:style-name="P42"/>
      <text:p text:style-name="P42"/>
      <text:p text:style-name="P114">Continued on the next page...</text:p>
      <text:p text:style-name="P115"><text:reference-mark-start text:name="dev.type"/><text:span text:style-name="T12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103"/>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101"><text:reference-ref text:reference-format="text" text:ref-name="pep">Privacy Enabled Provisioning</text:reference-ref></text:span></text:span>) mode <text:span text:style-name="T59">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8"> </text:span>]</text:p>
          </table:table-cell>
          <table:table-cell table:style-name="Table1.C2" office:value-type="string">
            <text:p text:style-name="P29"><text:span text:style-name="T63">Server-created ephemeral ECDH key</text:span>. <text:s/>See <text:span text:style-name="CrossRef"><text:span text:style-name="T10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10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8"> </text:span>]</text:p>
          </table:table-cell>
          <table:table-cell table:style-name="Table1.C2" office:value-type="string">
            <text:p text:style-name="P2">Key management key or zero length array. <text:s/>See <text:span text:style-name="CrossRef"><text:span text:style-name="T10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10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101"><text:reference-ref text:reference-format="text" text:ref-name="sess.life.time">SessionLifeTime</text:reference-ref></text:span></text:span></text:p>
          </table:table-cell>
        </table:table-row>
        <table:table-row table:style-name="Table1.2">
          <table:table-cell table:style-name="Table1.A2" office:value-type="string">
            <text:p text:style-name="P104">SessionKeyLimit</text:p>
          </table:table-cell>
          <table:table-cell table:style-name="Table1.A2" office:value-type="string">
            <text:p text:style-name="P3">short</text:p>
          </table:table-cell>
          <table:table-cell table:style-name="Table1.C2" office:value-type="string">
            <text:p text:style-name="P2">Upper limit of<text:span text:style-name="T62"> </text:span><text:span text:style-name="T112">SessionKey</text:span><text:span text:style-name="T6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10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8"> </text:span>]</text:p>
          </table:table-cell>
          <table:table-cell table:style-name="Table3.C2" office:value-type="string">
            <text:p text:style-name="P9">SKS-created ephemeral ECDH key. <text:s/>See<text:span text:style-name="T101"> </text:span><text:span text:style-name="CrossRef"><text:span text:style-name="T10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21">createProvisioningSession</text:span><text:span text:style-name="T101"> establishes a </text:span><text:span text:style-name="T2">persistent session key</text:span><text:span text:style-name="T101"> that is only known by the issuer and the SKS for usage in subsequent provisioning steps. <text:s/>In addition, the SKS is </text:span><text:span text:style-name="T2">optionally</text:span><text:span text:style-name="T101"> authenticated by the issuer.</text:span></text:p>
      <text:p text:style-name="P42"/>
      <text:p text:style-name="P109"/>
      <text:p text:style-name="P42"/>
      <text:p text:style-name="P42"/>
      <text:p text:style-name="P99">Continued on the next page...</text:p>
      <text:p text:style-name="P99"/>
      <text:p text:style-name="P117">Shown below is the mandatory to support<text:span text:style-name="T13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sks/algorithm#session.1</text:p>
          </table:table-cell>
        </table:table-row>
        <table:table-row table:style-name="Table47.2">
          <table:table-cell table:style-name="Table47.A2" office:value-type="string">
            <text:list xml:id="list27497875" text:style-name="L2">
              <text:list-item>
                <text:p text:style-name="P172">Generate a for this SKS <text:span text:style-name="T2">unique</text:span> <text:span text:style-name="T112">ClientSessionID</text:span></text:p>
              </text:list-item>
              <text:list-item>
                <text:p text:style-name="P165">Output <text:span text:style-name="T112">ClientSessionID</text:span></text:p>
              </text:list-item>
              <text:list-item>
                <text:p text:style-name="P165">Generate an <text:span text:style-name="T2">ephemeral</text:span> ECDH key-pair <text:span text:style-name="T112">EKP</text:span> using <text:span text:style-name="T2">the same named curve</text:span> as <text:span text:style-name="T112">ServerEphemeralKey</text:span></text:p>
              </text:list-item>
              <text:list-item>
                <text:p text:style-name="P164">Output <text:span text:style-name="T118">ClientEphemeralKey</text:span> = <text:span text:style-name="T122">EKP.PublicKey</text:span></text:p>
              </text:list-item>
              <text:list-item>
                <text:p text:style-name="P165">Apply the <text:span text:style-name="CrossRef"><text:reference-ref text:reference-format="text" text:ref-name="sp800-56a">SP800-56A</text:reference-ref></text:span> ECC CDH primitive on <text:span text:style-name="T112">EKP.PrivateKey</text:span> and <text:span text:style-name="T112">ServerEphemeralKey</text:span> creating a shared secret <text:span text:style-name="T112">Z</text:span></text:p>
              </text:list-item>
              <text:list-item>
                <text:p text:style-name="P166">Define internal variable: byte[32] <text:reference-mark-start text:name="sess.key"/><text:span text:style-name="T112">SessionKey</text:span><text:reference-mark-end text:name="sess.key"/></text:p>
              </text:list-item>
              <text:list-item>
                <text:p text:style-name="P167">Set <text:span text:style-name="T112">SessionKey</text:span> = <text:span text:style-name="CrossRef"><text:span text:style-name="T101"><text:reference-ref text:reference-format="text" text:ref-name="HMAC_SHA256">HMAC-SHA256</text:reference-ref></text:span></text:span> (<text:span text:style-name="T112">Z</text:span>, <text:span text:style-name="T112">ClientSessionID</text:span> || <text:tab/> <text:span text:style-name="T125">// KDF (Key Derivation Function)</text:span><text:line-break/><text:tab/><text:span text:style-name="T112">ServerSessionID</text:span> ||<text:line-break/> <text:tab/><text:span text:style-name="T112">IssuerURI</text:span> ||<text:line-break/><text:tab/><text:span text:style-name="CrossRef"><text:span text:style-name="T101"><text:reference-ref text:reference-format="text" text:ref-name="device.id">Device ID</text:reference-ref></text:span></text:span><text:span text:style-name="T90">)</text:span><text:tab/></text:p>
              </text:list-item>
              <text:list-item>
                <text:p text:style-name="P168"><text:span text:style-name="T90">Output</text:span><text:span text:style-name="T94"> <text:s/></text:span><text:span text:style-name="T118">Attestation</text:span> = <text:span text:style-name="CrossRef"><text:span text:style-name="T101"><text:reference-ref text:reference-format="text" text:ref-name="sign">Sign</text:reference-ref></text:span></text:span><text:span text:style-name="T103"> </text:span><text:span text:style-name="T90">(</text:span><text:span text:style-name="CrossRef"><text:span text:style-name="T101"><text:reference-ref text:reference-format="text" text:ref-name="apk">Attestation Private Key</text:reference-ref></text:span></text:span><text:span text:style-name="T90">,</text:span> <text:s text:c="4"/><text:tab/><text:span text:style-name="T125">// See</text:span> <text:span text:style-name="CrossRef"><text:reference-ref text:reference-format="text" text:ref-name="architecture">Architecture</text:reference-ref></text:span><text:line-break/> <text:s text:c="9"/><text:span text:style-name="T160"><text:s text:c="2"/></text:span><text:span text:style-name="T161"><text:s text:c="2"/></text:span><text:s text:c="37"/><text:span text:style-name="CrossRef"><text:span text:style-name="T101"><text:reference-ref text:reference-format="text" text:ref-name="HMAC_SHA256">HMAC-SHA256</text:reference-ref></text:span></text:span> (<text:span text:style-name="T112">SessionKey</text:span>,<text:tab/><text:span text:style-name="T115">Algorithm</text:span> ||<text:line-break/><text:tab/><text:span text:style-name="T112">PrivacyEnabled</text:span> ||<text:span text:style-name="T115"><text:line-break/></text:span><text:tab/><text:span text:style-name="T112">ServerEphemeralKey</text:span> ||<text:line-break/><text:tab/><text:span text:style-name="T112">EKP.PublicKey</text:span> ||<text:line-break/> <text:s/><text:tab/><text:span text:style-name="T112">KeyManagementKey</text:span> ||<text:line-break/><text:tab/><text:span text:style-name="T112">ClientTime</text:span> ||<text:line-break/><text:tab/><text:span text:style-name="T112">SessionLifeTime</text:span> ||<text:line-break/><text:tab/><text:span text:style-name="T112">SessionKeyLimit</text:span>))</text:p>
              </text:list-item>
              <text:list-item>
                <text:p text:style-name="P175">Define internal variable: short <text:reference-mark-start text:name="mac.seq.cnt"/><text:span text:style-name="T112">MACSequenceCounter</text:span><text:reference-mark-end text:name="mac.seq.cnt"/> and set it to <text:span text:style-name="T2">zero</text:span></text:p>
              </text:list-item>
              <text:list-item>
                <text:p text:style-name="P175"><text:span text:style-name="T62">Store </text:span><text:span text:style-name="T112">SessionKey</text:span><text:span text:style-name="T62">, </text:span><text:span text:style-name="T112">Algorithm</text:span><text:span text:style-name="T62">, </text:span><text:span text:style-name="T112">PrivacyEnabled</text:span><text:span text:style-name="T62">, </text:span><text:span text:style-name="T112">MACSequenceCounter</text:span><text:span text:style-name="T62">, </text:span><text:span text:style-name="T112">ClientSessionID</text:span><text:span text:style-name="T62">, </text:span><text:span text:style-name="T112">ServerSessionID</text:span><text:span text:style-name="T62">, </text:span><text:span text:style-name="T112">IssuerURI</text:span><text:span text:style-name="T62">, </text:span><text:span text:style-name="T112">KeyManagementKey</text:span><text:span text:style-name="T62">, </text:span><text:span text:style-name="T118">ClientTime</text:span><text:span text:style-name="T62">, </text:span><text:span text:style-name="T112">SessionLifeTime</text:span><text:span text:style-name="T62"> and </text:span><text:span text:style-name="T112">SessionKeyLimit</text:span><text:span text:style-name="T62"> in the </text:span><text:span text:style-name="CrossRef"><text:reference-ref text:reference-format="text" text:ref-name="cred.db">Credential Database</text:reference-ref></text:span><text:span text:style-name="CrossRef"> </text:span><text:span text:style-name="T62">and return a handle to the database entry in </text:span><text:span text:style-name="T112">ProvisioningHandle</text:span></text:p>
              </text:list-item>
              <text:list-item>
                <text:p text:style-name="P176">Output <text:span text:style-name="T112">ProvisioningHandle</text:span></text:p>
              </text:list-item>
            </text:list>
            <text:p text:style-name="P137"><text:span text:style-name="T83">Note that individual elements featured in the </text:span><text:span text:style-name="T89">argument</text:span><text:span text:style-name="T83"> (e.g. </text:span><text:span text:style-name="T121">ClientSessionID</text:span><text:span text:style-name="T83">) to the HMAC operations </text:span><text:span text:style-name="T86">must</text:span><text:span text:style-name="T83"> be represented as described in </text:span><text:span text:style-name="CrossRef"><text:span text:style-name="T101"><text:reference-ref text:reference-format="text" text:ref-name="datatypes">Data Types</text:reference-ref></text:span></text:span><text:span text:style-name="T86">.</text:span></text:p>
          </table:table-cell>
        </table:table-row>
      </table:table>
      <text:p text:style-name="P44"/>
      <text:p text:style-name="Text_20_body"><text:span text:style-name="T101">Creation of a session key is an </text:span><text:span text:style-name="T2">atomic</text:span><text:span text:style-name="T101"> operation.</text:span></text:p>
      <text:p text:style-name="P107"/>
      <text:p text:style-name="P42"/>
      <text:p text:style-name="P42"/>
      <text:p text:style-name="P42"/>
      <text:p text:style-name="P49">Continued on the next page...</text:p>
      <text:p text:style-name="P116">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8">should</text:span> only constrain the number of simultaneous sessions due to lack of storage.</text:p>
      <text:p text:style-name="P44">A provisioning session <text:span text:style-name="T58">should not</text:span> be terminated due to power down of an SKS.</text:p>
      <text:p text:style-name="Text_20_body"><text:span text:style-name="T115">Algorithm</text:span><text:span text:style-name="T101"> defines the creation of </text:span><text:span text:style-name="T122">SessionKey</text:span><text:span text:style-name="T101"> but also the integrity, confidentiality, and attestation mechanisms used during the provisioning session. <text:s/>See </text:span><text:span text:style-name="CrossRef"><text:span text:style-name="T101"><text:reference-ref text:reference-format="text" text:ref-name="sess.security.mech">Session Security Mechanisms</text:reference-ref></text:span></text:span><text:span text:style-name="T101">.</text:span></text:p>
      <text:p text:style-name="Text_20_body"><text:span text:style-name="T68">Using </text:span><text:span text:style-name="CrossRef"><text:span text:style-name="T101"><text:reference-ref text:reference-format="text" text:ref-name="keygen2">KeyGen2</text:reference-ref></text:span></text:span><text:span text:style-name="T68"> </text:span><text:reference-mark-start text:name="issueruri"/><text:span text:style-name="T115">IssuerURI</text:span><text:reference-mark-end text:name="issueruri"/><text:span text:style-name="T68"> is the URL which </text:span><text:span text:style-name="T65">invoked</text:span><text:span text:style-name="T68"> the </text:span><text:span text:style-name="T115">createProvisioningSession</text:span><text:span text:style-name="T68"> method.</text:span></text:p>
      <text:p text:style-name="Text_20_body"><text:reference-mark-start text:name="iisuer.puk.key"/><text:span text:style-name="T122">ServerEphemeralKey</text:span><text:reference-mark-end text:name="iisuer.puk.key"/><text:span text:style-name="T101"> and </text:span><text:reference-mark-start text:name="client.pub.key"/><text:span text:style-name="T121">ClientEphemeralKey</text:span><text:reference-mark-end text:name="client.pub.key"/><text:span text:style-name="T101"> </text:span><text:span text:style-name="T71">must</text:span><text:span text:style-name="T68"> be in </text:span><text:span text:style-name="CrossRef"><text:span text:style-name="T101"><text:reference-ref text:reference-format="text" text:ref-name="X.509">X.509</text:reference-ref></text:span></text:span><text:span text:style-name="T68"> DER format and </text:span><text:span text:style-name="T71">must</text:span><text:span text:style-name="T68"> match the elliptic curve</text:span><text:span text:style-name="T68"> capabilities given by </text:span><text:span text:style-name="CrossRef"><text:span text:style-name="T101"><text:reference-ref text:reference-format="text" text:ref-name="getDeviceData">getDeviceInfo</text:reference-ref></text:span></text:span>.</text:p>
      <text:p text:style-name="Text_20_body"><text:span text:style-name="T107">In the </text:span><text:span text:style-name="CrossRef"><text:span text:style-name="T101"><text:reference-ref text:reference-format="text" text:ref-name="e2es">E2ES</text:reference-ref></text:span></text:span><text:span text:style-name="T107"> mode the </text:span><text:reference-mark-start text:name="sign"/><text:span text:style-name="T3">Sign</text:span><text:reference-mark-end text:name="sign"/><text:span text:style-name="T101"> function </text:span><text:span text:style-name="T104">must</text:span><text:span text:style-name="T101"> use </text:span><text:span text:style-name="CrossRef"><text:span text:style-name="T101"><text:reference-ref text:reference-format="text" text:ref-name="pkcs1">PKCS #1</text:reference-ref></text:span></text:span><text:span text:style-name="T101"> RSASSA signatures for RSA keys and </text:span><text:span text:style-name="CrossRef"><text:span text:style-name="T101"><text:reference-ref text:reference-format="text" text:ref-name="ECDSA">ECDSA</text:reference-ref></text:span></text:span><text:span text:style-name="T101"> for EC keys with </text:span><text:span text:style-name="CrossRef"><text:span text:style-name="T101"><text:reference-ref text:reference-format="text" text:ref-name="SHA256">SHA256</text:reference-ref></text:span></text:span><text:span text:style-name="T101"> as the hash function. <text:s/>The distinction between RSA and ECDSA keys is performed through the </text:span><text:span text:style-name="CrossRef"><text:span text:style-name="T101"><text:reference-ref text:reference-format="text" text:ref-name="devcert">Device Certificate</text:reference-ref></text:span></text:span> (see <text:span text:style-name="CrossRef"><text:span text:style-name="T101"><text:reference-ref text:reference-format="text" text:ref-name="getDeviceData">getDeviceInfo</text:reference-ref></text:span></text:span>)<text:span text:style-name="CrossRef"><text:span text:style-name="T101"> </text:span></text:span><text:span text:style-name="T101">which in </text:span><text:span text:style-name="CrossRef"><text:span text:style-name="T101"><text:reference-ref text:reference-format="text" text:ref-name="keygen2">KeyGen2</text:reference-ref></text:span></text:span><text:span text:style-name="T101"> is supplied as well as a part of the response to the issuer.</text:span></text:p>
      <text:p text:style-name="Text_20_body"><text:span text:style-name="T101">In the </text:span><text:span text:style-name="CrossRef"><text:span text:style-name="T101"><text:reference-ref text:reference-format="text" text:ref-name="pep">Privacy Enabled Provisioning</text:reference-ref></text:span></text:span><text:span text:style-name="T101"> mode the </text:span><text:span text:style-name="T2">Sign</text:span><text:span text:style-name="T101"> function </text:span><text:span text:style-name="T103">must</text:span><text:span text:style-name="T101"> only transfer the result of the </text:span><text:span text:style-name="CrossRef"><text:span text:style-name="T101"><text:reference-ref text:reference-format="text" text:ref-name="HMAC_SHA256">HMAC-SHA256</text:reference-ref></text:span></text:span><text:span text:style-name="T101"> operation.</text:span></text:p>
      <text:p text:style-name="Text_20_body"><text:span text:style-name="T121">ProvisioningHandle</text:span><text:span text:style-name="T101"> </text:span><text:span text:style-name="T104">must</text:span><text:span text:style-name="T101"> be </text:span><text:span text:style-name="T2">static</text:span><text:span text:style-name="T101">, </text:span><text:span text:style-name="T2">unique</text:span><text:span text:style-name="T101"> and never be reused.</text:span></text:p>
      <text:p text:style-name="Text_20_body"><text:span text:style-name="T101">When </text:span><text:reference-mark-start text:name="client.time"/><text:span text:style-name="T121">ClientTime</text:span><text:reference-mark-end text:name="client.time"/><text:span text:style-name="T101"> is transferred through a protocol such as </text:span><text:span text:style-name="CrossRef"><text:span text:style-name="T101"><text:reference-ref text:reference-format="text" text:ref-name="keygen2">KeyGen2</text:reference-ref></text:span></text:span><text:span text:style-name="T101"> it </text:span><text:span text:style-name="T104">must</text:span><text:span text:style-name="T101"> always as a </text:span><text:span text:style-name="T2">minimum</text:span><text:span text:style-name="T101"> have seconds resolution otherwise serious interoperability issues will occur. <text:s/>Possible milliseconds </text:span><text:span text:style-name="T104">must</text:span><text:span text:style-name="T101"> though be </text:span><text:span text:style-name="T2">truncated</text:span><text:span text:style-name="T101"> during the HMAC calculation. <text:s/></text:span><text:span text:style-name="T121">ClientTime</text:span><text:span text:style-name="T101"> </text:span><text:span text:style-name="T103">should</text:span><text:span text:style-name="T101"> be interpreted as a </text:span><text:span text:style-name="T2">32-bit unsigned integer</text:span><text:span text:style-name="T101"> to cope with the Y2038 problem.</text:span></text:p>
      <text:p text:style-name="Text_20_body"><text:span text:style-name="T101">It is </text:span><text:span text:style-name="T103">recommended</text:span><text:span text:style-name="T101"> setting </text:span><text:reference-mark-start text:name="sess.life.time"/><text:span text:style-name="T121">SessionLifeTime</text:span><text:reference-mark-end text:name="sess.life.time"/><text:span text:style-name="T101"> as low as possible to enable efficient automatic “cleanup” of possible aborted provisioning sessions.</text:span></text:p>
      <text:p text:style-name="Text_20_body"><text:span text:style-name="T101">The </text:span><text:reference-mark-start text:name="sess.key.op"/><text:span text:style-name="T115">SessionKeyLimit</text:span><text:reference-mark-end text:name="sess.key.op"/><text:span text:style-name="T101"> attribute </text:span><text:span text:style-name="T104">must</text:span><text:span text:style-name="T101"> be large enough to handle all </text:span><text:span text:style-name="T122">SessionKey</text:span><text:span text:style-name="T101"> related operations required during the rest of the provisioning session, otherwise the session </text:span><text:span text:style-name="T104">must</text:span><text:span text:style-name="T101"> be terminated. <text:s/></text:span><text:span text:style-name="T68"><text:s/>See </text:span><text:span text:style-name="CrossRef"><text:span text:style-name="T101"><text:reference-ref text:reference-format="text" text:ref-name="sess.security.mech">Session Security Mechanisms</text:reference-ref></text:span></text:span><text:span text:style-name="T101">. <text:s/>Note that methods like </text:span><text:span text:style-name="CrossRef"><text:span text:style-name="T101"><text:reference-ref text:reference-format="text" text:ref-name="setpiggybacked">importSymmetricKey</text:reference-ref></text:span></text:span><text:span text:style-name="T101"> and </text:span><text:span text:style-name="CrossRef"><text:span text:style-name="T101"><text:reference-ref text:reference-format="text" text:ref-name="pp.delkey">postDeleteKey</text:reference-ref></text:span></text:span><text:span text:style-name="T101"> actually use </text:span><text:span text:style-name="T2">two</text:span><text:span text:style-name="T101"> </text:span><text:span text:style-name="T122">SessionKey</text:span><text:span text:style-name="T101"> operations</text:span>.</text:p>
      <text:p text:style-name="Text_20_body"><text:span text:style-name="T101">A </text:span><text:reference-mark-start text:name="key.mgr.key"/><text:span text:style-name="T121">KeyManagementKey</text:span><text:reference-mark-end text:name="key.mgr.key"/><text:span text:style-name="T101"> </text:span><text:span text:style-name="T103">must</text:span><text:span text:style-name="T101"> be supplied if provisioned objects should be </text:span><text:span text:style-name="T2">updatable in a future session</text:span><text:span text:style-name="T101"> (see </text:span><text:span text:style-name="CrossRef"><text:span text:style-name="T101"><text:reference-ref text:reference-format="text" text:ref-name="pp.delkey">postDeleteKey</text:reference-ref></text:span></text:span><text:span text:style-name="CrossRef"><text:span text:style-name="T22">, </text:span></text:span><text:span text:style-name="CrossRef"><text:span text:style-name="T101"><text:reference-ref text:reference-format="text" text:ref-name="pp.unlockkey">postUnlockKey</text:reference-ref></text:span></text:span><text:span text:style-name="CrossRef"><text:span text:style-name="T22">, </text:span></text:span><text:span text:style-name="CrossRef"><text:span text:style-name="T101"><text:reference-ref text:reference-format="text" text:ref-name="pp.uodate">postUpdateKey</text:reference-ref></text:span></text:span><text:span text:style-name="CrossRef"><text:span text:style-name="T22">, and </text:span></text:span><text:span text:style-name="CrossRef"><text:span text:style-name="T101"><text:reference-ref text:reference-format="text" text:ref-name="pp_clonekeyprot">postCloneKeyProtection</text:reference-ref></text:span></text:span><text:span text:style-name="T101">), else this item </text:span><text:span text:style-name="T103">must</text:span><text:span text:style-name="T101"> be a zero-length array.</text:span></text:p>
      <text:p text:style-name="Text_20_body"><text:span text:style-name="T101">A</text:span><text:span text:style-name="T107"> </text:span><text:span text:style-name="T121">KeyManagementKey</text:span><text:span text:style-name="T101"> </text:span><text:span text:style-name="T104">must</text:span><text:span text:style-name="T101"> either be an RSA or an </text:span><text:span text:style-name="CrossRef"><text:span text:style-name="T101"><text:reference-ref text:reference-format="text" text:ref-name="ECDSA">ECDSA</text:reference-ref></text:span></text:span><text:span text:style-name="T101"> public key</text:span><text:span text:style-name="T68"> in </text:span><text:span text:style-name="CrossRef"><text:span text:style-name="T101"><text:reference-ref text:reference-format="text" text:ref-name="X.509">X.509</text:reference-ref></text:span></text:span><text:span text:style-name="T68"> DER format, </text:span><text:span text:style-name="T101">compatible with the SKS </text:span><text:span text:style-name="CrossRef"><text:span text:style-name="T101"><text:reference-ref text:reference-format="text" text:ref-name="algo.support">Algorithm Support</text:reference-ref></text:span></text:span><text:span text:style-name="T101">.</text:span></text:p>
      <text:p text:style-name="Standard"/>
      <text:p text:style-name="Standard"><text:line-break/></text:p>
      <text:p text:style-name="Standard"/>
      <text:p text:style-name="Standard"/>
      <text:p text:style-name="P99">Continued on the next page...</text:p>
      <text:p text:style-name="P100"/>
      <text:p text:style-name="P117">On the server side the following <text:span text:style-name="T58">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524106" text:continue-numbering="true" text:style-name="L2">
              <text:list-item>
                <text:p text:style-name="P178">Decide if <text:span text:style-name="T31">DeviceCertificatePath</text:span><text:span text:style-name="CrossRef"> </text:span>of <text:span text:style-name="CrossRef"><text:span text:style-name="T101"><text:reference-ref text:reference-format="text" text:ref-name="prov.sess.resp">ProvisioningInitializationResponse</text:reference-ref></text:span></text:span> is to be accepted/trusted.</text:p>
              </text:list-item>
              <text:list-item>
                <text:p text:style-name="P175">Run the the same <text:span text:style-name="CrossRef"><text:reference-ref text:reference-format="text" text:ref-name="sp800-56a">SP800-56A</text:reference-ref></text:span> procedure and KDF as for the SKS but now using <text:span text:style-name="T112">ClientEphemeralKey</text:span> and the saved private key of <text:span text:style-name="T112">ServerEphemeralKey</text:span> to obtain <text:span text:style-name="T112">SessionKey</text:span></text:p>
              </text:list-item>
              <text:list-item>
                <text:p text:style-name="P177"><text:span text:style-name="T2">VerifySignature</text:span><text:span text:style-name="T103"> </text:span><text:span text:style-name="T90">(</text:span><text:span text:style-name="CrossRef"><text:reference-ref text:reference-format="text" text:ref-name="devcert">Device Certificate</text:reference-ref></text:span><text:span text:style-name="T121">.PublicKey</text:span><text:span text:style-name="T90">,<text:tab/></text:span><text:span text:style-name="T127">// Received</text:span><text:span text:style-name="T90"><text:line-break/> <text:s text:c="5"/></text:span><text:span text:style-name="T91"><text:s/></text:span><text:span text:style-name="T90"><text:s text:c="20"/></text:span><text:span text:style-name="T118">Attestation</text:span><text:span text:style-name="T73">,<text:tab/><text:tab/></text:span><text:span text:style-name="T127">// Received</text:span><text:line-break/> <text:s text:c="11"/><text:span text:style-name="T98"><text:s/></text:span><text:s text:c="14"/><text:span text:style-name="CrossRef"><text:span text:style-name="T101"><text:reference-ref text:reference-format="text" text:ref-name="HMAC_SHA256">HMAC-SHA256</text:reference-ref></text:span></text:span> (<text:span text:style-name="T112">SessionKey</text:span>,<text:tab/><text:span text:style-name="T115">Algorithm</text:span> ||<text:tab/><text:span text:style-name="T126">// Saved<text:line-break/><text:tab/></text:span><text:span text:style-name="T26">PrivacyEnabled</text:span><text:span text:style-name="T21"> ||<text:tab/></text:span><text:span text:style-name="T126">// Saved</text:span><text:line-break/><text:tab/><text:span text:style-name="T112">ServerEphemeralKey</text:span> ||<text:tab/><text:span text:style-name="T126">// Saved</text:span><text:line-break/><text:tab/><text:span text:style-name="T112">ClientEphemeralKey</text:span> ||<text:tab/><text:span text:style-name="T126">// Received</text:span><text:line-break/><text:tab/><text:span text:style-name="T112">KeyManagementKey</text:span> ||<text:tab/><text:span text:style-name="T126">// Saved</text:span><text:line-break/><text:tab/><text:span text:style-name="T112">ClientTime</text:span> ||<text:tab/><text:span text:style-name="T126">// Received</text:span><text:line-break/><text:tab/><text:span text:style-name="T112">SessionLifeTime</text:span> ||<text:tab/><text:span text:style-name="T126">// Saved</text:span><text:line-break/><text:tab/><text:span text:style-name="T112">SessionKeyLimit</text:span>))<text:tab/><text:span text:style-name="T12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10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8">Attestation</text:span> and the output from the <text:span text:style-name="CrossRef"><text:span text:style-name="T10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100">Continued on the next page...</text:p>
      <text:p text:style-name="P117"><text:span text:style-name="T109">When using </text:span><text:span text:style-name="CrossRef"><text:reference-ref text:reference-format="text" text:ref-name="keygen2">KeyGen2</text:reference-ref></text:span><text:span text:style-name="T109"> the </text:span><text:span text:style-name="T3">input</text:span><text:span text:style-name="T109"> to </text:span><text:span text:style-name="T121">createProvisioningSession</text:span><text:span text:style-name="T109"> is expressed as shown in the fragment below:<text:line-break/></text:span></text:p>
      <table:table table:name="Table73" table:style-name="Table73">
        <table:table-column table:style-name="Table73.A"/>
        <table:table-row>
          <table:table-cell table:style-name="Table73.A1" office:value-type="string">
            <text:p text:style-name="P78"><text:span text:style-name="T134">&lt;</text:span><text:span text:style-name="T43">ProvisioningInitializationRequest<text:tab/></text:span><text:span text:style-name="T52">ID</text:span><text:span text:style-name="T13">="_0fa47ab3c00c … a67992b6ac61c"<text:line-break/><text:tab/></text:span><text:span text:style-name="T52">SubmitURL</text:span><text:span text:style-name="T12">="https://ca.example.com/enroll"<text:line-break/></text:span><text:span text:style-name="T43"> <text:s text:c="6"/><text:tab/></text:span><text:span text:style-name="T52">SessionLifeTime</text:span><text:span text:style-name="T12">="50000"<text:line-break/></text:span><text:span text:style-name="T43"> <text:s text:c="2"/><text:tab/></text:span><text:span text:style-name="T52">SessionKeyLimit</text:span><text:span text:style-name="T12">="25"<text:line-break/> <text:s text:c="15"/><text:tab/></text:span><text:span text:style-name="T52">Algorithm</text:span><text:span text:style-name="T134">="</text:span>http://xmlns.webpki.org/sks/algorithm#session.1<text:span text:style-name="T134">"</text:span><text:span text:style-name="T9">  </text:span><text:span text:style-name="T17">…</text:span><text:span text:style-name="T9"> <text:s/>&gt;</text:span><text:span text:style-name="T133"><text:line-break/></text:span></text:p>
            <text:p text:style-name="P74"><text:span text:style-name="T133"><text:s text:c="4"/>&lt;</text:span><text:span text:style-name="T42">ServerEphemeralKey</text:span><text:span text:style-name="T133">&gt;<text:line-break/></text:span><text:span text:style-name="T138"> <text:s text:c="7"/>&lt;</text:span><text:span text:style-name="T146">ds11</text:span><text:span text:style-name="T138">:</text:span><text:span text:style-name="T42">ECKeyValue</text:span><text:span text:style-name="T138">&gt;</text:span></text:p>
            <text:p text:style-name="P74"><text:s text:c="12"/>&lt;<text:span text:style-name="T141">ds11</text:span><text:span text:style-name="T132">:</text:span><text:span text:style-name="T42">NamedCurve</text:span> <text:span text:style-name="T51">URI</text:span>="urn:oid:1.2.840.10045.3.1.7"/&gt;</text:p>
            <text:p text:style-name="P74"><text:s text:c="12"/>&lt;<text:span text:style-name="T141">ds11</text:span><text:span text:style-name="T132">:</text:span><text:span text:style-name="T42">PublicKey</text:span>&gt;<text:span text:style-name="T132">JK/mSALhBpUjjPAe/ … fXG8z17eZV3mVDZTBM</text:span>&lt;/<text:span text:style-name="T141">ds11</text:span><text:span text:style-name="T132">:</text:span><text:span text:style-name="T42">PublicKey</text:span>&gt;</text:p>
            <text:p text:style-name="P74"><text:s text:c="8"/>&lt;/<text:span text:style-name="T141">ds11</text:span><text:span text:style-name="T132">:</text:span><text:span text:style-name="T42">ECKeyValue</text:span>&gt;</text:p>
            <text:p text:style-name="P74"><text:span text:style-name="T133"><text:s text:c="4"/>&lt;/</text:span><text:span text:style-name="T42">ServerEphemeralKey</text:span><text:span text:style-name="T133">&gt;<text:line-break/> <text:s text:c="3"/>&lt;</text:span><text:span text:style-name="T42">KeyManagementKey</text:span><text:span text:style-name="T133">&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KeyManagementKey</text:span><text:span text:style-name="T133">&gt;<text:line-break/></text:span></text:p>
            <text:p text:style-name="P91"><text:span text:style-name="T133">&lt;/</text:span><text:span text:style-name="T48">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12">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9"/>
      <text:p text:style-name="P42"/>
      <text:p text:style-name="P42"/>
      <text:p text:style-name="P64">Continued on the next page...</text:p>
      <text:p text:style-name="P117"><text:span text:style-name="T109">When using </text:span><text:span text:style-name="CrossRef"><text:reference-ref text:reference-format="text" text:ref-name="keygen2">KeyGen2</text:reference-ref></text:span><text:span text:style-name="T109"> the </text:span><text:span text:style-name="T3">output</text:span><text:span text:style-name="T109"> from </text:span><text:span text:style-name="T121">createProvisioningSession</text:span><text:span text:style-name="T109"> is translated as shown in the fragment below:<text:line-break/></text:span></text:p>
      <table:table table:name="Table75" table:style-name="Table75">
        <table:table-column table:style-name="Table75.A"/>
        <table:table-row>
          <table:table-cell table:style-name="Table75.A1" office:value-type="string">
            <text:p text:style-name="P74"><text:span text:style-name="T134">&lt;</text:span><text:reference-mark-start text:name="prov.sess.resp"/><text:span text:style-name="T43">ProvisioningInitializationResponse</text:span><text:reference-mark-end text:name="prov.sess.resp"/><text:span text:style-name="T43"> </text:span><text:span text:style-name="T52">ID</text:span><text:span text:style-name="T13">="_126992b6 … a8a6b484db8f"</text:span></text:p>
            <text:p text:style-name="P74"><text:span text:style-name="T55"><text:s/></text:span><text:span text:style-name="T53"><text:s text:c="57"/>ServerSessionID</text:span><text:span text:style-name="T13">="_0fa47ab3c00c … a67992b6ac61c"<text:line-break/> </text:span><text:span text:style-name="T55"><text:s/></text:span><text:span text:style-name="T53"><text:s/></text:span><text:span text:style-name="T13"><text:s text:c="10"/></text:span><text:span text:style-name="T44"><text:s text:c="45"/></text:span><text:span text:style-name="T53">ClientTime</text:span><text:span text:style-name="T13">="2010-03-18T11:23:29Z"</text:span><text:span text:style-name="T137"><text:line-break/></text:span><text:span text:style-name="T13"> </text:span><text:span text:style-name="T55"><text:s/></text:span><text:span text:style-name="T53"><text:s/></text:span><text:span text:style-name="T13"><text:s/></text:span><text:span text:style-name="T44"><text:s text:c="54"/></text:span><text:reference-mark-start text:name="server.cert.fp"/><text:span text:style-name="T53">ServerCertificateFingerprint</text:span><text:reference-mark-end text:name="server.cert.fp"/><text:span text:style-name="T13">="</text:span><text:span text:style-name="T137">AvDWx6xbg3GDGzdz … yJk8Js0Oul+Ba/Xc8=</text:span><text:span text:style-name="T13">"</text:span><text:span text:style-name="T137"><text:line-break/></text:span><text:span text:style-name="T13"> </text:span><text:span text:style-name="T55"><text:s text:c="23"/></text:span><text:span text:style-name="T53"><text:s/></text:span><text:span text:style-name="T13"><text:s/></text:span><text:span text:style-name="T44"><text:s text:c="45"/></text:span><text:span text:style-name="T53">Attestation</text:span><text:span text:style-name="T13">="</text:span>Ob7MvaXC/rNx/rkNZJEo … 8lch/6sngIszfpElrggQfl<text:span text:style-name="T13">" </text:span><text:span text:style-name="T14">…</text:span><text:span text:style-name="T13"> <text:s/>&gt;</text:span><text:span text:style-name="T137"><text:line-break/></text:span></text:p>
            <text:p text:style-name="P74"><text:span text:style-name="T133"><text:s text:c="4"/>&lt;</text:span><text:span text:style-name="T42">ClientEphemeralKey</text:span><text:span text:style-name="T133">&gt;<text:line-break/> <text:s text:c="4"/></text:span><text:span text:style-name="T138"><text:s text:c="3"/>&lt;</text:span><text:span text:style-name="T146">ds11</text:span><text:span text:style-name="T138">:</text:span><text:span text:style-name="T42">ECKeyValue</text:span><text:span text:style-name="T138">&gt;</text:span></text:p>
            <text:p text:style-name="P74"><text:s text:c="12"/>&lt;<text:span text:style-name="T141">ds11</text:span><text:span text:style-name="T132">:</text:span><text:span text:style-name="T42">NamedCurve</text:span> <text:span text:style-name="T51">URI</text:span>="urn:oid:1.2.840.10045.3.1.7"/&gt;</text:p>
            <text:p text:style-name="P74"><text:s text:c="12"/>&lt;<text:span text:style-name="T141">ds11</text:span><text:span text:style-name="T132">:</text:span><text:span text:style-name="T42">PublicKey</text:span>&gt;<text:span text:style-name="T133">PRZre90SQLp … 16m9FokKxV3F40Y=</text:span>&lt;/<text:span text:style-name="T141">ds11</text:span><text:span text:style-name="T132">:</text:span><text:span text:style-name="T42">PublicKey</text:span>&gt;</text:p>
            <text:p text:style-name="P74"><text:s text:c="8"/>&lt;/<text:span text:style-name="T141">ds11</text:span><text:span text:style-name="T132">:</text:span><text:span text:style-name="T42">ECKeyValue</text:span>&gt;</text:p>
            <text:p text:style-name="P74"><text:span text:style-name="T133"><text:s text:c="4"/>&lt;/</text:span><text:span text:style-name="T42">ClientEphemeralKey</text:span><text:span text:style-name="T133">&gt;<text:line-break/> <text:s text:c="3"/>&lt;</text:span><text:span text:style-name="T42">DeviceCertificatePath</text:span><text:span text:style-name="T133">&gt; </text:span></text:p>
            <text:p text:style-name="P74"><text:span text:style-name="T133"><text:s text:c="8"/>&lt;</text:span><text:span text:style-name="T142">ds</text:span><text:span text:style-name="T133">:</text:span><text:span text:style-name="T42">X509Data</text:span><text:span text:style-name="T133">&gt; </text:span></text:p>
            <text:p text:style-name="P74"><text:span text:style-name="T133"><text:s text:c="12"/>&lt;</text:span><text:span text:style-name="T142">ds</text:span><text:span text:style-name="T133">:</text:span><text:span text:style-name="T42">X509Certificate</text:span><text:span text:style-name="T133">&gt;MIIC2TCCAcGgAwIBAg ... hugc53W4nNzggt2w==&lt;/</text:span><text:span text:style-name="T142">ds</text:span><text:span text:style-name="T133">:</text:span><text:span text:style-name="T42">X509Certificate</text:span><text:span text:style-name="T133">&gt; </text:span></text:p>
            <text:p text:style-name="P74"><text:span text:style-name="T133"><text:s text:c="8"/>&lt;/</text:span><text:span text:style-name="T142">ds</text:span><text:span text:style-name="T133">:</text:span><text:span text:style-name="T42">X509Data</text:span><text:span text:style-name="T133">&gt; </text:span></text:p>
            <text:p text:style-name="P74"><text:span text:style-name="T133"><text:s text:c="4"/>&lt;/</text:span><text:span text:style-name="T42">DeviceCertificatePath</text:span><text:span text:style-name="T133">&gt;</text:span></text:p>
            <text:p text:style-name="P74"><text:span text:style-name="T133"><text:s text:c="4"/>&lt;</text:span><text:span text:style-name="T142">ds</text:span><text:span text:style-name="T133">:</text:span><text:span text:style-name="T42">Signature</text:span><text:span text:style-name="T133">&gt; </text:span></text:p>
            <text:p text:style-name="P74"><text:span text:style-name="T133"><text:s text:c="8"/>&lt;</text:span><text:span text:style-name="T146">ds</text:span><text:span text:style-name="T42">:SignedInfo</text:span><text:span text:style-name="T133">&gt; </text:span></text:p>
            <text:p text:style-name="P74"><text:span text:style-name="T133"><text:s text:c="12"/>&lt;</text:span><text:span text:style-name="T146">ds</text:span><text:span text:style-name="T42">:CanonicalizationMethod</text:span><text:span text:style-name="T133"> </text:span><text:span text:style-name="T51">Algorithm</text:span><text:span text:style-name="T133">="http://www.w3.org/2001/10/xml-exc-c14n#"/&gt; </text:span></text:p>
            <text:p text:style-name="P74"><text:span text:style-name="T133"><text:s text:c="12"/>&lt;</text:span><text:span text:style-name="T146">ds</text:span><text:span text:style-name="T42">:SignatureMethod</text:span><text:span text:style-name="T133"> </text:span><text:span text:style-name="T51">Algorithm</text:span><text:span text:style-name="T133">="http://www.w3.org/2001/04/xmldsig-more#hmac-sha256"/&gt; </text:span></text:p>
            <text:p text:style-name="P74"><text:span text:style-name="T133"><text:s text:c="12"/>&lt;</text:span><text:span text:style-name="T142">ds</text:span><text:span text:style-name="T133">:</text:span><text:span text:style-name="T42">Reference</text:span><text:span text:style-name="T133"> </text:span><text:span text:style-name="T51">URI</text:span><text:span text:style-name="T133">="#</text:span><text:span text:style-name="T13">_126992b6 … a8a6b484db8f</text:span><text:span text:style-name="T133">"&gt; </text:span></text:p>
            <text:p text:style-name="P74"><text:span text:style-name="T133"><text:s text:c="16"/>&lt;</text:span><text:span text:style-name="T142">ds</text:span><text:span text:style-name="T133">:</text:span><text:span text:style-name="T42">Transforms</text:span><text:span text:style-name="T133">&gt; </text:span></text:p>
            <text:p text:style-name="P74"><text:span text:style-name="T133"><text:s text:c="20"/>&lt;</text:span><text:span text:style-name="T142">ds</text:span><text:span text:style-name="T133">:</text:span><text:span text:style-name="T42">Transform</text:span><text:span text:style-name="T133"> </text:span><text:span text:style-name="T51">Algorithm</text:span><text:span text:style-name="T133">="http://www.w3.org/2000/09/xmldsig#enveloped-signature"/&gt; </text:span></text:p>
            <text:p text:style-name="P74"><text:span text:style-name="T133"><text:s text:c="20"/>&lt;</text:span><text:span text:style-name="T142">ds</text:span><text:span text:style-name="T133">:</text:span><text:span text:style-name="T42">Transform</text:span><text:span text:style-name="T133"> </text:span><text:span text:style-name="T51">Algorithm</text:span><text:span text:style-name="T133">="http://www.w3.org/2001/10/xml-exc-c14n#"/&gt; </text:span></text:p>
            <text:p text:style-name="P74"><text:span text:style-name="T133"><text:s text:c="16"/>&lt;/</text:span><text:span text:style-name="T142">ds</text:span><text:span text:style-name="T133">:</text:span><text:span text:style-name="T42">Transforms</text:span><text:span text:style-name="T133">&gt; </text:span></text:p>
            <text:p text:style-name="P74"><text:span text:style-name="T133"><text:s text:c="16"/>&lt;</text:span><text:span text:style-name="T142">ds</text:span><text:span text:style-name="T133">:</text:span><text:span text:style-name="T42">DigestMethod</text:span><text:span text:style-name="T133"> </text:span><text:span text:style-name="T51">Algorithm</text:span><text:span text:style-name="T133">="http://www.w3.org/2001/04/xmlenc#sha256"/&gt; </text:span></text:p>
            <text:p text:style-name="P74"><text:span text:style-name="T133"><text:s text:c="16"/>&lt;</text:span><text:span text:style-name="T142">ds</text:span><text:span text:style-name="T133">:</text:span><text:span text:style-name="T42">DigestValue</text:span><text:span text:style-name="T133">&gt;yLD0zNA48Xt9xXNHuBUlK0hL51zn0SYj2IfDXm42PLc=&lt;/</text:span><text:span text:style-name="T142">ds</text:span><text:span text:style-name="T133">:</text:span><text:span text:style-name="T42">DigestValue</text:span><text:span text:style-name="T133">&gt; </text:span></text:p>
            <text:p text:style-name="P74"><text:span text:style-name="T133"><text:s text:c="12"/>&lt;/</text:span><text:span text:style-name="T142">ds</text:span><text:span text:style-name="T133">:</text:span><text:span text:style-name="T42">Reference</text:span><text:span text:style-name="T133">&gt; </text:span></text:p>
            <text:p text:style-name="P74"><text:span text:style-name="T133"><text:s text:c="8"/>&lt;/</text:span><text:span text:style-name="T142">ds</text:span><text:span text:style-name="T133">:</text:span><text:span text:style-name="T42">SignedInfo</text:span><text:span text:style-name="T133">&gt; </text:span></text:p>
            <text:p text:style-name="P74"><text:span text:style-name="T133"><text:s text:c="8"/>&lt;</text:span><text:span text:style-name="T142">ds</text:span><text:span text:style-name="T133">:</text:span><text:span text:style-name="T42">SignatureValue</text:span><text:span text:style-name="T133">&gt;aRiSdmrn/KgtjqtTReF+6DOuIemRuw2xV9yuOPAlMj8=&lt;/</text:span><text:span text:style-name="T142">ds</text:span><text:span text:style-name="T133">:</text:span><text:span text:style-name="T42">SignatureValue</text:span><text:span text:style-name="T133">&gt; </text:span></text:p>
            <text:p text:style-name="P74"><text:span text:style-name="T133"><text:s text:c="8"/>&lt;</text:span><text:span text:style-name="T142">ds</text:span><text:span text:style-name="T133">:</text:span><text:span text:style-name="T42">KeyInfo</text:span><text:span text:style-name="T133">&gt;</text:span></text:p>
            <text:p text:style-name="P74"><text:span text:style-name="T133"><text:s text:c="12"/>&lt;</text:span><text:span text:style-name="T142">ds</text:span><text:span text:style-name="T133">:</text:span><text:span text:style-name="T42">KeyName</text:span><text:span text:style-name="T133">&gt;derived-session-key&lt;/</text:span><text:span text:style-name="T142">ds</text:span><text:span text:style-name="T133">:</text:span><text:span text:style-name="T42">KeyName</text:span><text:span text:style-name="T133">&gt; </text:span></text:p>
            <text:p text:style-name="P74"><text:span text:style-name="T133"><text:s text:c="8"/>&lt;/</text:span><text:span text:style-name="T142">ds</text:span><text:span text:style-name="T133">:</text:span><text:span text:style-name="T42">KeyInfo</text:span><text:span text:style-name="T133">&gt; </text:span></text:p>
            <text:p text:style-name="P74"><text:span text:style-name="T133"><text:s text:c="4"/>&lt;/</text:span><text:span text:style-name="T142">ds</text:span><text:span text:style-name="T133">:</text:span><text:span text:style-name="T42">Signature</text:span><text:span text:style-name="T133">&gt;</text:span></text:p>
            <text:p text:style-name="P79"/>
            <text:p text:style-name="P91"><text:span text:style-name="T133">&lt;/</text:span><text:span text:style-name="T48">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101"><text:reference-ref text:reference-format="text" text:ref-name="e2es">E2ES</text:reference-ref></text:span></text:span> mode the <text:span text:style-name="T31">DeviceCertificatePath</text:span> <text:span text:style-name="T59">must</text:span> be available for verification of the <text:span text:style-name="T31">Attestation</text:span> signature as well as for identification of the SKS container. <text:s/>The <text:span text:style-name="T11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9">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12">closeProvisioningSession</text:span> terminates a provisioning session and returns a proof of successful operation to the issuer. <text:s/>However, success status <text:span text:style-name="T58">must</text:span> only be returned if <text:span text:style-name="T2">all</text:span> of the following conditions are valid:</text:p>
      <text:list xml:id="list27518529" text:continue-numbering="true" text:style-name="L2">
        <text:list-item>
          <text:p text:style-name="P173">There is an open provisioning session associated with <text:span text:style-name="T112">ProvisioningHandle</text:span></text:p>
        </text:list-item>
        <text:list-item>
          <text:p text:style-name="P164">The <text:span text:style-name="T115">MAC</text:span><text:span text:style-name="T67"> computes correctly using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P164"><text:span text:style-name="T67"><text:s text:c="8"/></text:span><text:span text:style-name="T66">Data = </text:span><text:span text:style-name="CrossRef"><text:span text:style-name="T101"><text:reference-ref text:reference-format="text" text:ref-name="client.sess.id">ClientSessionID</text:reference-ref></text:span></text:span><text:span text:style-name="T62"> || </text:span><text:span text:style-name="CrossRef"><text:span text:style-name="T101"><text:reference-ref text:reference-format="text" text:ref-name="srv.sess.id">ServerSessionID</text:reference-ref></text:span></text:span> || <text:span text:style-name="CrossRef"><text:span text:style-name="T101"><text:reference-ref text:reference-format="text" text:ref-name="issueruri">IssuerURI</text:reference-ref></text:span></text:span> || <text:span text:style-name="T112">Nonce</text:span></text:p>
        </text:list-item>
        <text:list-item>
          <text:p text:style-name="P174">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4"><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4">There are no unreferenced PIN or PUK policy objects. <text:s/>See<text:span text:style-name="T6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4">The post provisioning operations succeed during the final <text:span text:style-name="T2">commit</text:span>. <text:s/>See <text:span text:style-name="CrossRef"><text:reference-ref text:reference-format="text" text:ref-name="atomic.op">Transaction Based Operation</text:reference-ref></text:span></text:p>
          <text:p text:style-name="P159"/>
        </text:list-item>
      </text:list>
      <text:p text:style-name="Text_20_body"><text:span text:style-name="T82">If verification is successful, </text:span><text:span text:style-name="T121">closeProvisioningSession</text:span><text:span text:style-name="T82"> </text:span><text:span text:style-name="T85">must</text:span><text:span text:style-name="T82"> also </text:span><text:span text:style-name="T87">reassign provisioning session ownership</text:span><text:span text:style-name="T82"> to the current (closing) session for </text:span><text:span text:style-name="T87">all</text:span><text:span text:style-name="T82"> objects belonging to sessions that have been subject to a post provisioning operation. <text:s/>The original session objects </text:span><text:span text:style-name="T85">must</text:span><text:span text:style-name="T82"> subsequently be deleted since they have no mission anymore. <text:s/>Also see</text:span><text:span text:style-name="T83"> </text:span><text:span text:style-name="CrossRef"><text:span text:style-name="T101"><text:reference-ref text:reference-format="text" text:ref-name="provisioning.objects">Provisioning Objects</text:reference-ref></text:span></text:span><text:span text:style-name="T83">.</text:span></text:p>
      <text:p text:style-name="P61">If verification fails, <text:span text:style-name="T2">all</text:span> objects created in the session <text:span text:style-name="T58">must</text:span> be deleted and post provisioning operations <text:span text:style-name="T58">must</text:span> be rolled back.</text:p>
      <text:p text:style-name="P61">When a provisioning session has been successfully closed by this method, it remains stored until all associated keys have been deleted.</text:p>
      <text:p text:style-name="P50"><text:span text:style-name="T82">Using </text:span><text:span text:style-name="CrossRef"><text:span text:style-name="T101"><text:reference-ref text:reference-format="text" text:ref-name="keygen2">KeyGen2</text:reference-ref></text:span></text:span><text:span text:style-name="T82"> </text:span><text:span text:style-name="T121">closeProvisioningSession</text:span><text:span text:style-name="T82"> is invoked as the last step of processing </text:span><text:span text:style-name="CrossRef"><text:span text:style-name="T101"><text:reference-ref text:reference-format="text" text:ref-name="cred.depl.req">ProvisioningFinalizationRequest </text:reference-ref></text:span></text:span><text:span text:style-name="T82">where the top element holds the associated </text:span><text:span text:style-name="T122">MAC</text:span><text:span text:style-name="T82"> and </text:span><text:span text:style-name="T122">Nonce</text:span><text:span text:style-name="T82"> attributes.</text:span></text:p>
      <text:p text:style-name="P63"/>
      <text:p text:style-name="P50"><text:span text:style-name="T83">The </text:span><text:span text:style-name="T115">Attestation</text:span><text:span text:style-name="T83"> object is created by attesting the following </text:span><text:span text:style-name="T89">Data</text:span><text:span text:style-name="T83">:</text:span></text:p>
      <text:p text:style-name="Text_20_body"><text:span text:style-name="T83"><text:tab/> </text:span><text:span text:style-name="T89">Data</text:span><text:span text:style-name="T83"> = </text:span><text:span text:style-name="T115">Nonce</text:span><text:span text:style-name="T66"> </text:span><text:span text:style-name="T67">|| </text:span><text:span text:style-name="T115">ProvisioningHandle.</text:span><text:span text:style-name="CrossRef"><text:span text:style-name="T101"><text:reference-ref text:reference-format="text" text:ref-name="sess.key.alg">Algorithm</text:reference-ref></text:span></text:span></text:p>
      <text:p text:style-name="Text_20_body"><text:span text:style-name="T63">Also see </text:span><text:span text:style-name="CrossRef"><text:reference-ref text:reference-format="text" text:ref-name="sess.key.op">SessionKeyLimit</text:reference-ref></text:span><text:span text:style-name="T63">.</text:span></text:p>
      <text:p text:style-name="P58"/>
      <text:p text:style-name="Standard"><text:span text:style-name="T63">A </text:span><text:span text:style-name="T65">successful</text:span><text:span text:style-name="T63"> </text:span><text:span text:style-name="CrossRef"><text:reference-ref text:reference-format="text" text:ref-name="keygen2">KeyGen2</text:reference-ref></text:span><text:span text:style-name="T63"> response would typically look like:</text:span></text:p>
      <text:p text:style-name="P91"/>
      <table:table table:name="Table104" table:style-name="Table104">
        <table:table-column table:style-name="Table104.A"/>
        <table:table-row>
          <table:table-cell table:style-name="Table104.A1" office:value-type="string">
            <text:p text:style-name="P77"><text:span text:style-name="T134">&lt;</text:span><text:span text:style-name="T43">ProvisioningFinalizationResponse</text:span><text:span text:style-name="T134"><text:tab/></text:span><text:span text:style-name="T52">ID</text:span><text:span text:style-name="T134">="</text:span><text:span text:style-name="T12">_126992b6 … a8a6b484db8f</text:span><text:span text:style-name="T134">"<text:line-break/><text:tab/></text:span><text:span text:style-name="T52">ServerSessionID</text:span><text:span text:style-name="T134">="</text:span><text:span text:style-name="T13">_0fa47ab3c00c … a67992b6ac61c</text:span><text:span text:style-name="T134">"<text:line-break/><text:tab/></text:span><text:span text:style-name="T52">Attestation</text:span><text:span text:style-name="T134">="gEWzCCD ... 0w81L/ls2W0UYNE=" </text:span><text:span text:style-name="T12"> </text:span><text:span text:style-name="T15">…</text:span><text:span text:style-name="T12"> <text:s/></text:span><text:span text:style-name="T134">/&gt;</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9">The following elements </text:span><text:span text:style-name="T88">must not</text:span><text:span text:style-name="T89"> be present if the returned</text:span><text:span text:style-name="T90"> </text:span>ProvisioningHandle<text:span text:style-name="T83">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6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2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21">enumerateProvisioningSessions</text:span> may also be useful for debugging and “cleaning” purposes.</text:p>
      <text:p text:style-name="P50">The input <text:span text:style-name="T118">ProvisioningHandle</text:span><text:span text:style-name="T73"> </text:span><text:span text:style-name="T77">must</text:span><text:span text:style-name="T73"> initially be set to 0 to start an enumeration round.</text:span></text:p>
      <text:p text:style-name="P50"><text:span text:style-name="T73">Succeeding calls </text:span><text:span text:style-name="T77">must</text:span><text:span text:style-name="T73"> use the output </text:span><text:span text:style-name="T118">ProvisioningHandle</text:span><text:span text:style-name="T73"> as input to the next call.</text:span></text:p>
      <text:p text:style-name="P50"><text:span text:style-name="T73">When </text:span><text:span text:style-name="T115">enumerateProvisioningSessions</text:span><text:span text:style-name="T67"> returns with a </text:span><text:span text:style-name="T115">ProvisioningHandle</text:span><text:span text:style-name="T67">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9">must</text:span> be removed from the SKS, otherwise an error <text:span text:style-name="T59">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21">signProvisioningSessionData</text:span> signs <text:span text:style-name="T2">arbitrary data</text:span> that is supplied <text:span text:style-name="T2">by the provisioning middleware.</text:span></text:p>
      <text:p text:style-name="Text_20_body">The purpose of <text:span text:style-name="T121">signProvisioningSessionData</text:span> is adding data integrity to provisioning messages from clients to issuers.</text:p>
      <text:p text:style-name="Text_20_body">The signature scheme is as follows:</text:p>
      <text:p text:style-name="Text_20_body"><text:span text:style-name="T112"><text:tab/>Signature</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 || <text:span text:style-name="T123">"</text:span><text:span text:style-name="T121">ExternalSignature"</text:span><text:span text:style-name="T62">, </text:span><text:span text:style-name="T115">Data</text:span><text:span text:style-name="T62">)</text:span></text:p>
      <text:p text:style-name="Text_20_body">Note that <text:span text:style-name="T115">Data</text:span> <text:span text:style-name="T59">must</text:span> be used “as is” in the HMAC operation, <text:span text:style-name="T2">excluding</text:span> length information. </text:p>
      <text:p text:style-name="Text_20_body">A <text:span text:style-name="T2">relying party </text:span><text:span text:style-name="T5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7">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101">) provisioning session object holding a <text:s/></text:span><text:span text:style-name="CrossRef"><text:span text:style-name="T152"><text:reference-ref text:reference-format="text" text:ref-name="key.mgr.key">KeyManagementKey</text:reference-ref></text:span></text:span><text:span text:style-name="T101"> that needs to be updated to support post-operations using a new </text:span><text:span text:style-name="CrossRef"><text:span text:style-name="T152"><text:reference-ref text:reference-format="text" text:ref-name="key.mgr.key">KeyManagementKey</text:reference-ref></text:span></text:span><text:span text:style-name="T101">. <text:s/>See</text:span> <text:span text:style-name="CrossRef"><text:span text:style-name="T101"><text:reference-ref text:reference-format="text" text:ref-name="provisioning.objects">Provisioning Objects</text:reference-ref></text:span></text:span></text:p>
          </table:table-cell>
        </table:table-row>
        <table:table-row table:style-name="Table18.2">
          <table:table-cell table:style-name="Table18.A2" office:value-type="string">
            <text:p text:style-name="P17">KeyManagementKey</text:p>
          </table:table-cell>
          <table:table-cell table:style-name="Table18.A2" office:value-type="string">
            <text:p text:style-name="P3">byte<text:span text:style-name="T97">⁮[</text:span><text:span text:style-name="T99"> </text:span><text:span text:style-name="T97">]</text:span></text:p>
          </table:table-cell>
          <table:table-cell table:style-name="Table18.C2" office:value-type="string">
            <text:p text:style-name="Standard">The <text:span text:style-name="T2">new</text:span> <text:span text:style-name="CrossRef"><text:span text:style-name="T152"><text:reference-ref text:reference-format="text" text:ref-name="key.mgr.key">KeyManagementKey</text:reference-ref></text:span></text:span>‪‫‬‭‪‏‪‏‎</text:p>
          </table:table-cell>
        </table:table-row>
        <table:table-row table:style-name="Table18.2">
          <table:table-cell table:style-name="Table18.A2" office:value-type="string">
            <text:p text:style-name="P17">Authorization</text:p>
          </table:table-cell>
          <table:table-cell table:style-name="Table18.A2" office:value-type="string">
            <text:p text:style-name="P3">byte<text:span text:style-name="T97">⁮[</text:span><text:span text:style-name="T99"> </text:span><text:span text:style-name="T97">]</text:span></text:p>
          </table:table-cell>
          <table:table-cell table:style-name="Table18.C2" office:value-type="string">
            <text:p text:style-name="P2">Authorization signature performed by the <text:span text:style-name="T2">old</text:span> <text:span text:style-name="CrossRef"><text:span text:style-name="T10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7">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2"><text:span text:style-name="T112">updateKeyManagementKey</text:span><text:span text:style-name="T109"> associates an existing provisioning session object with an updated </text:span><text:span text:style-name="T118">KeyManagementKey</text:span><text:span text:style-name="T109">. <text:s/>The update </text:span><text:span text:style-name="T59">must</text:span><text:span text:style-name="T109"> be cryptographically secured by the </text:span><text:span text:style-name="T118">Authorization</text:span><text:span text:style-name="T109"> signature which is created as follows:</text:span></text:p>
      <text:p text:style-name="P128"><text:span text:style-name="T119"><text:tab/>Authorization</text:span><text:span text:style-name="T96"> = </text:span><text:span text:style-name="T168">Sign</text:span><text:span text:style-name="T164"> (</text:span><text:span text:style-name="CrossRef"><text:span text:style-name="T33">KeyManagementKey</text:span></text:span><text:span text:style-name="CrossRef"><text:span text:style-name="T38"> </text:span></text:span><text:span text:style-name="CrossRef"><text:span text:style-name="T39">existing</text:span></text:span><text:span text:style-name="CrossRef"><text:span text:style-name="T38"> </text:span></text:span><text:span text:style-name="T164">,<text:line-break/><text:tab/><text:tab/><text:tab/></text:span><text:span text:style-name="T124">"RollOverAuthorization</text:span><text:span text:style-name="T119">"</text:span><text:span text:style-name="T80"> ||</text:span><text:span text:style-name="T81"> </text:span><text:span text:style-name="T119">KeyManagementKey</text:span><text:span text:style-name="CrossRef"><text:span text:style-name="T38"> </text:span></text:span><text:span text:style-name="CrossRef"><text:span text:style-name="T39">new</text:span></text:span><text:span text:style-name="CrossRef"><text:span text:style-name="T38"> </text:span></text:span><text:span text:style-name="T164">)</text:span></text:p>
      <text:p text:style-name="P127"><text:span text:style-name="T167">For details on allowed signature algorithms and data representation, see </text:span><text:span text:style-name="CrossRef"><text:span text:style-name="T165"><text:reference-ref text:reference-format="text" text:ref-name="targ.key.ref">Target Key Reference</text:reference-ref></text:span></text:span><text:span text:style-name="T167">.</text:span></text:p>
      <text:p text:style-name="P50"><text:span text:style-name="T167">The operation </text:span><text:span text:style-name="T166">must</text:span><text:span text:style-name="T167"> be aborted if the </text:span><text:span text:style-name="T120">Authorization</text:span><text:span text:style-name="T167"> signature does not verify or if the target provisioning object lacks a </text:span><text:span text:style-name="CrossRef"><text:span text:style-name="T33">KeyManagementKey</text:span></text:span><text:span text:style-name="T167">.</text:span></text:p>
      <text:p text:style-name="P50"><text:span text:style-name="T167">Also see </text:span><text:span text:style-name="CrossRef"><text:span text:style-name="T165"><text:reference-ref text:reference-format="text" text:ref-name="enum.prov.sess">enumerateProvisioningSessions</text:reference-ref></text:span></text:span><text:span text:style-name="T167">.</text:span></text:p>
      <text:p text:style-name="P73"/>
      <text:h text:style-name="P187"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12">createPUKPolicy</text:span><text:span text:style-name="T109"> creates a PUK policy object </text:span><text:span text:style-name="T90">in the </text:span><text:span text:style-name="CrossRef"><text:reference-ref text:reference-format="text" text:ref-name="cred.db">Credential Database</text:reference-ref></text:span><text:span text:style-name="T90"> </text:span><text:span text:style-name="T109">to be referenced by subsequent calls to the </text:span><text:span text:style-name="CrossRef"><text:reference-ref text:reference-format="text" text:ref-name="createPINPolicy">createPINPolicy</text:reference-ref></text:span><text:span text:style-name="T109"> method.</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ID</text:span><text:span text:style-name="T66"> </text:span><text:span text:style-name="T67">|| </text:span><text:span text:style-name="T115">PUKValue</text:span><text:span text:style-name="T67"> ||</text:span><text:span text:style-name="T66"> </text:span><text:span text:style-name="T115">Format</text:span><text:span text:style-name="T67"> ||</text:span><text:span text:style-name="T66"> </text:span><text:span text:style-name="T115">RetryLimit</text:span></text:p>
      <text:p text:style-name="Text_20_body"><text:span text:style-name="T67">Note that </text:span><text:span text:style-name="T115">PUKValue</text:span><text:span text:style-name="T67"> is MACed in encrypted form and </text:span><text:span text:style-name="T66">then</text:span><text:span text:style-name="T67">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10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10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12">createPINPolicy</text:span><text:span text:style-name="T109"> creates a PIN policy object </text:span><text:span text:style-name="T90">in the </text:span><text:span text:style-name="CrossRef"><text:reference-ref text:reference-format="text" text:ref-name="cred.db">Credential Database</text:reference-ref></text:span><text:span text:style-name="T90"> </text:span><text:span text:style-name="T109">to be referenced by subsequent calls to the </text:span><text:span text:style-name="CrossRef"><text:reference-ref text:reference-format="text" text:ref-name="createKeyPair">createKeyEntry</text:reference-ref></text:span><text:span text:style-name="T109"> method.</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ID</text:span><text:span text:style-name="T66"> </text:span><text:span text:style-name="T67">|| </text:span><text:span text:style-name="T66">PUKReference</text:span><text:span text:style-name="T67"> || </text:span><text:span text:style-name="T115">UserDefined</text:span><text:span text:style-name="T67"> ||</text:span><text:span text:style-name="T66"> </text:span><text:span text:style-name="T115">UserModifiable</text:span><text:span text:style-name="T67"> ||</text:span><text:span text:style-name="T66"> </text:span><text:span text:style-name="T115">Format</text:span><text:span text:style-name="T67"> ||</text:span><text:span text:style-name="T66"> </text:span><text:span text:style-name="T115">RetryLimit</text:span><text:span text:style-name="T67"> ||</text:span><text:span text:style-name="T115"><text:line-break/></text:span><text:span text:style-name="T67"> <text:s text:c="24"/></text:span><text:span text:style-name="T115">Grouping</text:span><text:span text:style-name="T67"> ||</text:span><text:span text:style-name="T66"> </text:span><text:span text:style-name="T115">PatternRestrictions</text:span><text:span text:style-name="T67"> ||</text:span><text:span text:style-name="T66"> </text:span><text:span text:style-name="T115">MinLength</text:span><text:span text:style-name="T67"> ||</text:span><text:span text:style-name="T66"> </text:span><text:span text:style-name="T115">MaxLength</text:span><text:span text:style-name="T67"> ||</text:span><text:span text:style-name="T66"> </text:span><text:span text:style-name="T115">InputMethod</text:span><text:span text:style-name="T69"> <text:s/></text:span></text:p>
      <text:p text:style-name="Text_20_body"><text:span text:style-name="T66">PUKReference</text:span><text:span text:style-name="T67"> is set to </text:span><text:span text:style-name="T117">"</text:span><text:span text:style-name="T115">#N/A</text:span><text:span text:style-name="T115">"</text:span><text:span text:style-name="T67"> if </text:span><text:span text:style-name="T115">PUKPolicyHandle</text:span><text:span text:style-name="T67"> is zero, else it is set to the </text:span><text:span text:style-name="T115">ID</text:span><text:span text:style-name="T67"> of the referenced PUK policy object.</text:span></text:p>
      <text:p text:style-name="P50"><text:span text:style-name="T109">If </text:span><text:span text:style-name="T112">PUKPolicyHandle</text:span><text:span text:style-name="T109">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7">byte⁮[</text:span><text:span text:style-name="T99"> </text:span><text:span text:style-name="T9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7">⁮[</text:span><text:span text:style-name="T99"> </text:span><text:span text:style-name="T9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7">⁮[</text:span><text:span text:style-name="T99"> </text:span><text:span text:style-name="T9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11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90"><text:span text:style-name="T109">Endorsed algorithm URI </text:span><text:span text:style-name="T3">repeated</text:span><text:span text:style-name="T109"> as defined by </text:span><text:span text:style-name="T11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7">⁮[</text:span><text:span text:style-name="T99"> </text:span><text:span text:style-name="T9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7">⁮[32</text:span><text:span text:style-name="T9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12">createKeyEntry</text:span><text:span text:style-name="T109"> generates an asymmetric key-pair according to the issuer's specification. <text:s/>In addition, </text:span><text:span text:style-name="T112">createKeyEntry</text:span><text:span text:style-name="T109"> creates a </text:span><text:span text:style-name="T3">key entry</text:span><text:span text:style-name="T109"> (see </text:span><text:span text:style-name="CrossRef"><text:reference-ref text:reference-format="text" text:ref-name="key.entries">Key Entries</text:reference-ref></text:span><text:span text:style-name="T90">) in the </text:span><text:span text:style-name="CrossRef"><text:reference-ref text:reference-format="text" text:ref-name="cred.db">Credential Database</text:reference-ref></text:span><text:span text:style-name="T109"> where the key-pair and its protection attributes are stored.</text:span></text:p>
      <text:p text:style-name="P41"/>
      <text:p text:style-name="P108"/>
      <text:p text:style-name="P108"/>
      <text:p text:style-name="P108"/>
      <text:p text:style-name="P108"/>
      <text:p text:style-name="P99">Continued on the next page...</text:p>
      <text:p text:style-name="P126"/>
      <text:p text:style-name="P117">The following operations match the mandatory to support key generation and attestation algorithm:</text:p>
      <text:p text:style-name="P108"/>
      <table:table table:name="Table113" table:style-name="Table113">
        <table:table-column table:style-name="Table113.A"/>
        <table:table-row table:style-name="Table113.1">
          <table:table-cell table:style-name="Table113.A1" office:value-type="string">
            <text:p text:style-name="P26">http://xmlns.webpki.org/sks/algorithm#key.1</text:p>
          </table:table-cell>
        </table:table-row>
        <table:table-row table:style-name="Table113.2">
          <table:table-cell table:style-name="Table113.A2" office:value-type="string">
            <text:p text:style-name="P138"/>
            <text:p text:style-name="P139">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P139"><text:span text:style-name="T66"><text:tab/>Data </text:span><text:span text:style-name="T131">=</text:span><text:span text:style-name="T66"> </text:span><text:span text:style-name="T115">ID</text:span><text:span text:style-name="T66"> </text:span><text:span text:style-name="T67">||</text:span><text:span text:style-name="T66"> </text:span><text:span text:style-name="T115">Algorithm</text:span><text:span text:style-name="T67"> || </text:span><text:span text:style-name="T115">ServerSeed</text:span><text:span text:style-name="T67"> || </text:span><text:span text:style-name="T66">PINPolicyReference</text:span><text:span text:style-name="T67"> || </text:span><text:span text:style-name="T66">PINValueReference</text:span><text:span text:style-name="T67"> ||<text:line-break/></text:span><text:span text:style-name="T115"> </text:span><text:span text:style-name="T67"><text:s text:c="12"/></text:span><text:span text:style-name="T95"><text:s/></text:span><text:span text:style-name="T67"><text:s text:c="10"/></text:span><text:span text:style-name="T115">EnablePINCaching</text:span><text:span text:style-name="T67"> || </text:span><text:span text:style-name="T115">BiometricProtection</text:span><text:span text:style-name="T67"> || </text:span><text:span text:style-name="T115">ExportProtection</text:span><text:span text:style-name="T67"> ||<text:line-break/> <text:s text:c="24"/></text:span><text:span text:style-name="T115">DeleteProtection</text:span><text:span text:style-name="T67"> ||</text:span><text:span text:style-name="T66"> </text:span><text:span text:style-name="T115">AppUsage</text:span><text:span text:style-name="T67"> || </text:span><text:span text:style-name="T115">FriendlyName</text:span><text:span text:style-name="T67"> ||<text:line-break/> <text:s text:c="24"/></text:span><text:span text:style-name="T115">KeyAlgorithm</text:span><text:span text:style-name="T67"> ||</text:span><text:span text:style-name="T66"> </text:span><text:span text:style-name="T115">KeyParameters</text:span><text:span text:style-name="T67"> [||</text:span><text:span text:style-name="T66"> </text:span><text:span text:style-name="T115">EndorsedAlgorithm...</text:span><text:span text:style-name="T67">]</text:span></text:p>
            <text:p text:style-name="P139"><text:span text:style-name="T66">PINPolicyReference</text:span><text:span text:style-name="T67"> is set to </text:span><text:span text:style-name="T117">"</text:span><text:span text:style-name="T115">#DevicePIN</text:span><text:span text:style-name="T117">"</text:span><text:span text:style-name="T67"> if </text:span><text:span text:style-name="T115">DevicePINProtection</text:span><text:span text:style-name="T67"> is true, to </text:span><text:span text:style-name="T117">"</text:span><text:span text:style-name="T115">#N/A"</text:span><text:span text:style-name="T67"> if </text:span><text:span text:style-name="T115">PINPolicyHandle</text:span><text:span text:style-name="T67"> is zero, else it is set to the </text:span><text:span text:style-name="T115">ID</text:span><text:span text:style-name="T67"> of the referenced PIN policy object.</text:span></text:p>
            <text:p text:style-name="P139"><text:span text:style-name="T66">PINValueReference</text:span><text:span text:style-name="T67"> is set to </text:span><text:span text:style-name="T117">"</text:span><text:span text:style-name="T115">#N/A"</text:span><text:span text:style-name="T67"> if </text:span><text:span text:style-name="T115">PINPolicyHandle</text:span><text:span text:style-name="T67"> is zero, or if </text:span><text:span text:style-name="T115">DevicePINProtection</text:span><text:span text:style-name="T67"> is true, or if the PIN is </text:span><text:span text:style-name="CrossRef"><text:span text:style-name="T101"><text:reference-ref text:reference-format="text" text:ref-name="pinuserdefined">UserDefined</text:reference-ref></text:span></text:span>, else it is set to the <text:span text:style-name="T2">encrypted</text:span> <text:span text:style-name="T122">PINValue</text:span>.</text:p>
            <text:p text:style-name="P138"/>
            <text:p text:style-name="P141"><text:reference-mark-start text:name="key.attestation.data"/><text:span text:style-name="T118">Attestation</text:span><text:reference-mark-end text:name="key.attestation.data"/><text:span text:style-name="T107"> vouches for </text:span><text:span text:style-name="T109">that generated key-pairs actually reside in the SKS by attesting (s</text:span><text:span text:style-name="T73">ee </text:span><text:span text:style-name="CrossRef"><text:reference-ref text:reference-format="text" text:ref-name="SKSAttestations">Attestations</text:reference-ref></text:span><text:span text:style-name="T109">) keys according to the following </text:span><text:span text:style-name="T3">Data</text:span><text:span text:style-name="T109"> scheme:</text:span></text:p>
            <text:p text:style-name="P140"><text:span text:style-name="T66"><text:tab/>Data </text:span><text:span text:style-name="T131">=</text:span><text:span text:style-name="T66"> </text:span><text:span text:style-name="T115">ID</text:span><text:span text:style-name="T66"> </text:span><text:span text:style-name="T67">|| </text:span><text:span text:style-name="T115">PublicKey</text:span><text:line-break/></text:p>
          </table:table-cell>
        </table:table-row>
      </table:table>
      <text:p text:style-name="Standard"/>
      <text:p text:style-name="Standard"/>
      <text:p text:style-name="P55">Remarks</text:p>
      <text:p text:style-name="P50"><text:span text:style-name="T118">KeyHandle</text:span><text:span text:style-name="T107"> </text:span><text:span text:style-name="T105">must</text:span><text:span text:style-name="T107"> be </text:span><text:span text:style-name="T3">static</text:span><text:span text:style-name="T107">, </text:span><text:span text:style-name="T3">unique</text:span><text:span text:style-name="T107"> and </text:span><text:span text:style-name="T3">never be reused</text:span><text:span text:style-name="T107">. <text:s/>Note that a </text:span><text:span text:style-name="T115">KeyHandle</text:span><text:span text:style-name="T107"> returned by </text:span><text:span text:style-name="T122">createKeyEntry</text:span><text:span text:style-name="T107"> </text:span><text:span text:style-name="T103">must not</text:span><text:span text:style-name="T107"> be featured in </text:span><text:span text:style-name="CrossRef"><text:span text:style-name="T101"><text:reference-ref text:reference-format="text" text:ref-name="user.api">User API</text:reference-ref></text:span></text:span><text:span text:style-name="T107"> operations until the associated provisioning session has been closed (see </text:span><text:span text:style-name="CrossRef"><text:span text:style-name="T101"><text:reference-ref text:reference-format="text" text:ref-name="closeProvisioningSession">closeProvisioningSession</text:reference-ref></text:span></text:span><text:span text:style-name="T107">).</text:span></text:p>
      <text:p text:style-name="P50"><text:reference-mark-start text:name="object.ids"/><text:span text:style-name="T107">Object IDs</text:span><text:reference-mark-end text:name="object.ids"/><text:span text:style-name="T107"> for </text:span><text:span text:style-name="CrossRef"><text:span text:style-name="T101"><text:reference-ref text:reference-format="text" text:ref-name="createKeyPair">createKeyEntry</text:reference-ref></text:span></text:span><text:span text:style-name="T109">, </text:span><text:span text:style-name="CrossRef"><text:span text:style-name="T101"><text:reference-ref text:reference-format="text" text:ref-name="createPINPolicy">createPINPolicy</text:reference-ref></text:span></text:span><text:span text:style-name="T109"> and </text:span><text:span text:style-name="CrossRef"><text:span text:style-name="T101"><text:reference-ref text:reference-format="text" text:ref-name="createPUKPolicy">createPUKPolicy</text:reference-ref></text:span></text:span><text:span text:style-name="T109"> </text:span><text:span text:style-name="T3">share a common namespace</text:span><text:span text:style-name="T109"> but the namespace is entirely local to the </text:span><text:span text:style-name="T3">provisioning session</text:span><text:span text:style-name="T109">. <text:s/>Although only static identifiers are used in the examples, Object IDs </text:span><text:span text:style-name="T3">may be randomized</text:span><text:span text:style-name="T109"> to increase entropy of </text:span><text:span text:style-name="CrossRef"><text:reference-ref text:reference-format="text" text:ref-name="MACOperations">MAC Operations</text:reference-ref></text:span><text:span text:style-name="T109">.</text:span></text:p>
      <text:p text:style-name="P50"><text:reference-mark-start text:name="issuer.seed"/><text:span text:style-name="T114">ServerSeed</text:span><text:reference-mark-end text:name="issuer.seed"/> <text:span text:style-name="T59">must</text:span> be a 0-64 byte binary string holding a <text:span text:style-name="T2">random number seed</text:span>. <text:s/>How <text:span text:style-name="T114">ServerSeed</text:span> is applied to the random number generation process is <text:span text:style-name="T2">unspecified</text:span>. <text:s/>The only requirement is that it <text:span text:style-name="T58">must not</text:span> be able <text:span text:style-name="T2">reducing</text:span> the entropy.</text:p>
      <text:p text:style-name="Text_20_body">For RSA keys with <text:span text:style-name="T2">variable</text:span> exponent <text:reference-mark-start text:name="key.param"/><text:span text:style-name="T122">KeyParameters</text:span><text:reference-mark-end text:name="key.param"/> <text:span text:style-name="T59">must</text:span> be 1-8 bytes holding a positive big-endian integer, else <text:span text:style-name="T122">KeyParameters</text:span> <text:span text:style-name="T59">must</text:span> be of zero length.</text:p>
      <text:p text:style-name="P50"><text:span text:style-name="T109">A non-zero </text:span><text:span text:style-name="T118">BiometricProtection</text:span><text:span text:style-name="T109"> value presumes that the target SKS supports </text:span><text:span text:style-name="CrossRef"><text:reference-ref text:reference-format="text" text:ref-name="biometricoption">Biometric Protection</text:reference-ref></text:span><text:span text:style-name="T109">,</text:span><text:span text:style-name="T107"> otherwise an </text:span><text:span text:style-name="T3">error</text:span><text:span text:style-name="T107"> </text:span><text:span text:style-name="T103">must be</text:span><text:span text:style-name="T107"> returned. </text:span><text:span text:style-name="T109"><text:s/>See </text:span><text:span text:style-name="CrossRef"><text:reference-ref text:reference-format="text" text:ref-name="getDeviceData">getDeviceInfo</text:reference-ref></text:span><text:span text:style-name="T109">.</text:span></text:p>
      <text:p text:style-name="Text_20_body"><text:span text:style-name="T115">EndorsedAlgorithm</text:span><text:span text:style-name="T67"> URIs </text:span><text:span text:style-name="T70">must</text:span><text:span text:style-name="T67"> be </text:span><text:span text:style-name="T66">sorted in ascending alphabetical order</text:span><text:span text:style-name="T67"> before calling </text:span><text:span text:style-name="T115">createKeyEntry</text:span><text:span text:style-name="T67">.</text:span></text:p>
      <text:p text:style-name="Text_20_body"><text:span text:style-name="T115">EndorsedAlgorithm</text:span><text:span text:style-name="T67"> URIs </text:span><text:span text:style-name="T70">must</text:span><text:span text:style-name="T67"> be checked for compatibility with </text:span><text:span text:style-name="CrossRef"><text:span text:style-name="T101"><text:reference-ref text:reference-format="text" text:ref-name="algo.support">Algorithm Support</text:reference-ref></text:span></text:span>.</text:p>
      <text:p text:style-name="Text_20_body"><text:span text:style-name="T115">EndorsedAlgorithm</text:span><text:span text:style-name="T67"> compliance </text:span><text:span text:style-name="T70">must</text:span><text:span text:style-name="T67"> be </text:span><text:span text:style-name="T66">enforced</text:span><text:span text:style-name="T67"> by the</text:span> <text:span text:style-name="CrossRef"><text:span text:style-name="T101"><text:reference-ref text:reference-format="text" text:ref-name="user.api">User API</text:reference-ref></text:span></text:span><text:span text:style-name="T67">.</text:span></text:p>
      <text:p text:style-name="Text_20_body"><text:span text:style-name="T115">EndorsedAlgorithm</text:span><text:span text:style-name="T67"> URIs </text:span><text:span text:style-name="T70">must not</text:span><text:span text:style-name="T67"> be checked against actual key material during </text:span><text:span text:style-name="T115">createKeyEntry</text:span>. <text:s/>This check <text:span text:style-name="T59">must</text:span> be <text:span text:style-name="T2">deferred</text:span> to <text:span text:style-name="CrossRef"><text:span text:style-name="T101"><text:reference-ref text:reference-format="text" text:ref-name="closeProvisioningSession">closeProvisioningSession</text:reference-ref></text:span></text:span><text:span text:style-name="T67">.</text:span></text:p>
      <text:p text:style-name="Text_20_body"><text:span text:style-name="T67">If no </text:span><text:span text:style-name="T115">EndorsedAlgorithm</text:span><text:span text:style-name="T67"> URIs are specified, </text:span><text:span text:style-name="T66">the key is only constrained by the key material</text:span><text:span text:style-name="T67">.</text:span></text:p>
      <text:p text:style-name="P56"><text:span text:style-name="T101">With the special algorithm </text:span><text:span text:style-name="T121">http://xmlns.webpki.org/sks/algorithm#none</text:span><text:span text:style-name="T101"> (which is only permitted as a single </text:span><text:span text:style-name="T121">EndorsedAlgorithm</text:span><text:span text:style-name="T101"> item), keys </text:span><text:span text:style-name="T103">must</text:span><text:span text:style-name="T101"> be </text:span>disabled<text:span text:style-name="T101"> from executing cryptographic operations through the </text:span><text:span text:style-name="CrossRef"><text:span text:style-name="T101"><text:reference-ref text:reference-format="text" text:ref-name="user.api">User API</text:reference-ref></text:span></text:span><text:span text:style-name="T101">.</text:span></text:p>
      <text:p text:style-name="P50"><text:span text:style-name="T109">A set</text:span><text:span text:style-name="T67"> </text:span><text:span text:style-name="T115">DevicePINProtection</text:span><text:span text:style-name="T67"> </text:span><text:span text:style-name="T109">presumes that the target SKS supports a “device PUK/PIN”, </text:span><text:span text:style-name="T107">otherwise an </text:span><text:span text:style-name="T3">error</text:span><text:span text:style-name="T107"> </text:span><text:span text:style-name="T103">must be</text:span><text:span text:style-name="T107"> returned</text:span><text:span text:style-name="T109">. <text:s/>The characteristics of device PINs are out of scope for the SKS specification. <text:s/>See </text:span><text:span text:style-name="CrossRef"><text:reference-ref text:reference-format="text" text:ref-name="getDeviceData">getDeviceInfo</text:reference-ref></text:span><text:span text:style-name="T109">.</text:span></text:p>
      <text:p text:style-name="P50"><text:span text:style-name="T115">DevicePINProtection</text:span><text:span text:style-name="T67"> </text:span><text:span text:style-name="T69">must not</text:span><text:span text:style-name="T67"> be combined with local PIN policy objects</text:span><text:span text:style-name="T109">.</text:span></text:p>
      <text:p text:style-name="P42"/>
      <text:p text:style-name="P67">Continued on the next page...</text:p>
      <text:p text:style-name="Text_20_body"><text:soft-page-break/><text:reference-mark-start text:name="enable.pin.caching"/><text:span text:style-name="T114">EnablePINCaching</text:span><text:reference-mark-end text:name="enable.pin.caching"/><text:span text:style-name="T109"> </text:span><text:span text:style-name="T59">must</text:span><text:span text:style-name="T109"> only be used with keys protected by local PIN policy objects having the </text:span><text:span text:style-name="CrossRef"><text:reference-ref text:reference-format="text" text:ref-name="input.method">InputMethod</text:reference-ref></text:span><text:span text:style-name="T109"> set to </text:span><text:span text:style-name="T114">"trusted-gui"</text:span><text:span text:style-name="T109">.</text:span></text:p>
      <text:p text:style-name="P50"><text:reference-mark-start text:name="pinvalue"/><text:span text:style-name="T118">PINValue</text:span><text:reference-mark-end text:name="pinvalue"/><text:span text:style-name="T73"> objects </text:span><text:span text:style-name="T78">must</text:span><text:span text:style-name="T73"> be set by the </text:span><text:span text:style-name="T66">caller</text:span><text:span text:style-name="T73"> as illustrated by the following pseudo code:</text:span></text:p>
      <text:p text:style-name="P134"><text:span text:style-name="T73">if (</text:span><text:span text:style-name="T118">PINPolicyHandle</text:span><text:span text:style-name="T73"> == 0) <text:s text:c="3"/>// No PIN or device PIN</text:span></text:p>
      <text:p text:style-name="P135"><text:s text:c="2"/>{</text:p>
      <text:p text:style-name="P134"><text:span text:style-name="T73"><text:s text:c="5"/></text:span><text:span text:style-name="T118">PINValue</text:span><text:span text:style-name="T73"> = </text:span><text:span text:style-name="T66">zero length array</text:span><text:span text:style-name="T67">;</text:span></text:p>
      <text:p text:style-name="P135"><text:s text:c="2"/>}</text:p>
      <text:p text:style-name="P134"><text:span text:style-name="T73">else if (</text:span><text:span text:style-name="T118">PINPolicyHandle.UsedDefined</text:span><text:span text:style-name="T73">) <text:s text:c="5"/>// see </text:span><text:span text:style-name="CrossRef"><text:reference-ref text:reference-format="text" text:ref-name="pinuserdefined">UserDefined</text:reference-ref></text:span></text:p>
      <text:p text:style-name="P135"><text:s text:c="2"/>{</text:p>
      <text:p text:style-name="P134"><text:span text:style-name="T73"><text:s text:c="5"/></text:span><text:span text:style-name="T118">PINValue</text:span><text:span text:style-name="T73"> = </text:span><text:span text:style-name="T66">user-defined clear text PIN value</text:span><text:span text:style-name="T67">; <text:s text:c="2"/>// taken from a local provisioning GUI</text:span></text:p>
      <text:p text:style-name="P135"><text:s text:c="2"/>}</text:p>
      <text:p text:style-name="P135">else</text:p>
      <text:p text:style-name="P135"><text:s text:c="2"/>{</text:p>
      <text:p text:style-name="P134"><text:span text:style-name="T73"><text:s text:c="5"/></text:span><text:span text:style-name="T118">PINValue</text:span><text:span text:style-name="T73"> = </text:span><text:span text:style-name="T66">encrypted issuer-set PIN value</text:span><text:span text:style-name="T67">; <text:s text:c="3"/>// see </text:span><text:span text:style-name="CrossRef"><text:span text:style-name="T101"><text:reference-ref text:reference-format="text" text:ref-name="EncryptedData">Encrypted Data</text:reference-ref></text:span></text:span></text:p>
      <text:p text:style-name="P135"><text:s text:c="2"/>}</text:p>
      <text:p text:style-name="P57"/>
      <text:p text:style-name="P57"/>
      <text:p text:style-name="P57"/>
      <text:p text:style-name="P50"><text:span text:style-name="T66"><text:line-break/></text:span><text:span text:style-name="T3">Continued on the next page...</text:span></text:p>
      <text:p text:style-name="P117">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34">&lt;</text:span><text:reference-mark-start text:name="keyinitreq"/><text:span text:style-name="T43">KeyCreationRequest</text:span><text:reference-mark-end text:name="keyinitreq"/><text:span text:style-name="T9"> </text:span><text:span text:style-name="T52">Algorithm</text:span><text:span text:style-name="T134">="</text:span>http://xmlns.webpki.org/sks/algorithm#key.1<text:span text:style-name="T134">" <text:s/></text:span><text:span text:style-name="T17">…</text:span><text:span text:style-name="T9"> <text:s/>&gt;<text:line-break/></text:span><text:span text:style-name="T133"><text:line-break/></text:span>    &lt;<text:span text:style-name="T41">PUKPolicy</text:span> <text:span text:style-name="T50">ID</text:span>="PUK.1" <text:span text:style-name="T50">Format</text:span>="numeric" <text:span text:style-name="T50">RetryLimit</text:span>="3" <text:span text:style-name="T50">Value</text:span>="mjRuO<text:span text:style-name="T109"> …</text:span>1Oqw" <text:span text:style-name="T52">MAC</text:span><text:span text:style-name="T134">="uPqE ... HlF="</text:span>&gt;<text:line-break/>        &lt;<text:span text:style-name="T41">PINPolicy</text:span> <text:span text:style-name="T50">ID</text:span>="PIN.1" <text:span text:style-name="T50">Format</text:span>="numeric" <text:span text:style-name="T50">Grouping</text:span>="shared" <text:span text:style-name="T50">MaxLength</text:span>="8" <text:span text:style-name="T50">MinLength</text:span>="4"<text:line-break/> <text:s text:c="26"/><text:span text:style-name="T50">PatternRestrictions</text:span>="three-in-a-row sequence" <text:span text:style-name="T50">RetryLimit</text:span>="3" <text:span text:style-name="T52">MAC</text:span><text:span text:style-name="T134">="gz56 ... 2B7="</text:span>&gt;<text:line-break/>            &lt;<text:span text:style-name="T41">KeyEntry</text:span> <text:span text:style-name="T50">ID</text:span>="Key.1" <text:span text:style-name="T50">KeyAlgorithm</text:span>="http://xmlns.webpki.org/sks/algorithm#ec.p256"<text:span text:style-name="T134"> </text:span></text:p>
            <text:p text:style-name="Standard"><text:span text:style-name="T134"><text:s text:c="30"/></text:span><text:span text:style-name="T50">AppUsage</text:span>="authentication"<text:span text:style-name="T134"> </text:span><text:span text:style-name="T52">MAC</text:span><text:span text:style-name="T134">="nFRuPgz ... H2B429S="/</text:span>&gt;<text:line-break/>            &lt;<text:span text:style-name="T41">KeyEntry</text:span> <text:span text:style-name="T50">ID</text:span>="Key.2" <text:span text:style-name="T50">KeyAlgorithm</text:span>="http://xmlns.webpki.org/sks/algorithm#rsa2048"<text:span text:style-name="T134"> </text:span></text:p>
            <text:p text:style-name="Standard"><text:span text:style-name="T134"><text:s text:c="30"/></text:span><text:span text:style-name="T50">AppUsage</text:span>="encryption" <text:span text:style-name="T52">MAC</text:span><text:span text:style-name="T134">="gSg4chh ... H2BEE7="/</text:span>&gt;<text:line-break/>        &lt;/<text:span text:style-name="T41">PINPolicy</text:span>&gt;<text:line-break/>    &lt;/<text:span text:style-name="T41">PUKPolicy</text:span>&gt;<text:line-break/></text:p>
            <text:p text:style-name="P74"><text:span text:style-name="T134">&lt;/</text:span><text:span text:style-name="T43">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63">ee </text:span><text:span text:style-name="CrossRef"><text:reference-ref text:reference-format="text" text:ref-name="kg2.int">KeyGen2 Proxy</text:reference-ref></text:span>.</text:p>
      <text:p text:style-name="P50"><text:span text:style-name="T109">In the sample </text:span><text:span text:style-name="CrossRef"><text:reference-ref text:reference-format="text" text:ref-name="keygen2">KeyGen2</text:reference-ref></text:span><text:span text:style-name="T109"> </text:span><text:span text:style-name="T3">default values</text:span><text:span text:style-name="T109"> have been utilized which is why there are few </text:span><text:span text:style-name="T3">visible</text:span><text:span text:style-name="T109"> key generation attributes.</text:span></text:p>
      <text:p text:style-name="P42"/>
      <text:p text:style-name="Standard"><text:span text:style-name="T109">When using </text:span><text:span text:style-name="CrossRef"><text:reference-ref text:reference-format="text" text:ref-name="keygen2">KeyGen2</text:reference-ref></text:span><text:span text:style-name="T109"> the </text:span><text:span text:style-name="T3">output</text:span><text:span text:style-name="T109"> from </text:span><text:span text:style-name="T112">createKeyEntry</text:span><text:span text:style-name="T109"> is translated as shown in the fragment below:<text:line-break/></text:span></text:p>
      <table:table table:name="Table32" table:style-name="Table32">
        <table:table-column table:style-name="Table32.A"/>
        <table:table-row>
          <table:table-cell table:style-name="Table32.A1" office:value-type="string">
            <text:p text:style-name="P74"><text:span text:style-name="T134">&lt;</text:span><text:span text:style-name="T43">KeyCreationResponse</text:span><text:span text:style-name="T9">  </text:span><text:span text:style-name="T17">…</text:span><text:span text:style-name="T9"> <text:s/>&gt;</text:span><text:span text:style-name="T133"><text:line-break/></text:span></text:p>
            <text:p text:style-name="P74"><text:span text:style-name="T133"><text:s text:c="4"/>&lt;</text:span><text:span text:style-name="T42">PublicKey</text:span><text:span text:style-name="T133"> </text:span><text:span text:style-name="T51">ID</text:span><text:span text:style-name="T133">="Key.1" </text:span><text:span text:style-name="T51">Attestation</text:span><text:span text:style-name="T133">="X2oMtrm8rRL … XyTvPuTbergHfnJw=="&gt;<text:line-break/> <text:s text:c="7"/>&lt;</text:span><text:span text:style-name="T142">ds11</text:span><text:span text:style-name="T133">:</text:span><text:span text:style-name="T42">ECKeyValue</text:span><text:span text:style-name="T133">&gt; </text:span></text:p>
            <text:p text:style-name="P74"><text:s text:c="12"/>&lt;<text:span text:style-name="T142">ds11</text:span>:<text:span text:style-name="T42">NamedCurve</text:span> <text:span text:style-name="T51">URI</text:span>="urn:oid:1.2.840.10045.3.1.7"/&gt; </text:p>
            <text:p text:style-name="P74"><text:s text:c="12"/>&lt;<text:span text:style-name="T142">ds11</text:span>:<text:span text:style-name="T42">PublicKey</text:span>&gt;BMUY+QiZdFJyzozMgQqA … ptPGNy/LcDVSXx7s/Y=&lt;/<text:span text:style-name="T142">ds11</text:span>:<text:span text:style-name="T42">PublicKey</text:span>&gt; </text:p>
            <text:p text:style-name="P74"><text:span text:style-name="T133"><text:s text:c="8"/>&lt;/</text:span><text:span text:style-name="T142">ds11</text:span><text:span text:style-name="T133">:</text:span><text:span text:style-name="T42">ECKeyValue</text:span><text:span text:style-name="T133">&gt;<text:line-break/> <text:s text:c="3"/>&lt;/</text:span><text:span text:style-name="T42">PublicKey</text:span><text:span text:style-name="T133">&gt;<text:line-break/> <text:s text:c="3"/>&lt;</text:span><text:span text:style-name="T42">PublicKey</text:span><text:span text:style-name="T133"> </text:span><text:span text:style-name="T51">ID</text:span><text:span text:style-name="T133">="Key.2" </text:span><text:span text:style-name="T51">Attestation</text:span><text:span text:style-name="T133">="TbergHftrm8rRL … wyTvPX2XoMunJ=="&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PublicKey</text:span><text:span text:style-name="T133">&gt;<text:line-break/></text:span></text:p>
            <text:p text:style-name="P91"><text:span text:style-name="T133">&lt;/</text:span><text:span text:style-name="T48">KeyCreationResponse</text:span><text:span text:style-name="T24">&gt;</text:span></text:p>
          </table:table-cell>
        </table:table-row>
      </table:table>
      <text:p text:style-name="P42"/>
      <text:p text:style-name="P48">A conforming server <text:span text:style-name="T58">must</text:span> after receival of the response verify that the number and IDs of returned keys match the request. <text:s/>In addition, each returned key <text:span text:style-name="T58">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12">getKeyHandle</text:span> returns a <text:span text:style-name="T118">KeyHandle</text:span> based on the provisioning session specific key ID.</text:p>
      <text:p text:style-name="P50">An invalid key <text:span text:style-name="T122">ID</text:span> <text:span text:style-name="T59">must</text:span> return an error and abort the provisioning session.</text:p>
      <text:h text:style-name="P18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11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7">⁮[</text:span><text:span text:style-name="T99"> </text:span><text:span text:style-name="T97">]</text:span></text:p>
          </table:table-cell>
          <table:table-cell table:style-name="Table20.C2" office:value-type="string">
            <text:p text:style-name="P90"><text:span text:style-name="T109">DER encoded </text:span><text:span text:style-name="CrossRef"><text:reference-ref text:reference-format="text" text:ref-name="X.509">X.509</text:reference-ref></text:span><text:span text:style-name="T109"> certificate object</text:span> <text:span text:style-name="T2">repeated</text:span> as defined by <text:span text:style-name="T112">PathLength</text:span><text:span text:style-name="T60">‪‫‬‭‪‏‪‏</text:span><text:span text:style-name="T11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CertificatePath</text:span><text:span text:style-name="T109"> attaches an </text:span><text:span text:style-name="CrossRef"><text:reference-ref text:reference-format="text" text:ref-name="X.509">X.509</text:reference-ref></text:span><text:span text:style-name="T109"> certificate path to an already created key-pair. <text:s/>See </text:span><text:span text:style-name="CrossRef"><text:reference-ref text:reference-format="text" text:ref-name="createKeyPair">createKeyEntry</text:reference-ref></text:span><text:span text:style-name="T109">.</text:span></text:p>
      <text:p text:style-name="Text_20_body"><text:span text:style-name="T73">The </text:span><text:span text:style-name="T118">X509Certificate</text:span><text:span text:style-name="T73"> objects </text:span><text:span text:style-name="T78">must</text:span><text:span text:style-name="T73"> form an </text:span><text:span text:style-name="T66">ordered</text:span><text:span text:style-name="T67"> and </text:span><text:span text:style-name="T66">contiguous </text:span><text:span text:style-name="T67">certificate </text:span><text:span text:style-name="T73">path so that the </text:span><text:span text:style-name="T66">first</text:span><text:span text:style-name="T73"> object contains the<text:line-break/></text:span><text:span text:style-name="CrossRef"><text:span text:style-name="T101"><text:reference-ref text:reference-format="text" text:ref-name="eecert">End-Entity Certificate</text:reference-ref></text:span></text:span><text:span text:style-name="T73"> </text:span><text:span text:style-name="T66">usually</text:span><text:span text:style-name="T73"> holding the public key of the target key‑pair. <text:s/>The</text:span><text:span text:style-name="T130"> path </text:span><text:span text:style-name="T73">does though not have to be complete (include all upper-level CAs). <text:s/>Path validity </text:span><text:span text:style-name="T72">should</text:span><text:span text:style-name="T73"> be verified by the provisioning middleware before calling this method.</text:span></text:p>
      <text:p text:style-name="Text_20_body"><text:span text:style-name="T73">Individual </text:span><text:span text:style-name="T118">X509Certificate</text:span><text:span text:style-name="T73"> objects </text:span><text:span text:style-name="T77">must not</text:span><text:span text:style-name="T73"> exceed </text:span><text:span text:style-name="CrossRef"><text:reference-ref text:reference-format="text" text:ref-name="cryptodatasize">CryptoDataSize</text:reference-ref></text:span><text:span text:style-name="T73">.</text:span></text:p>
      <text:p text:style-name="Text_20_body"><text:span text:style-name="T73">Note that a</text:span><text:span text:style-name="T109">n SKS </text:span><text:span text:style-name="T61">must not</text:span><text:span text:style-name="T109"> not attempt to verify that the </text:span><text:span text:style-name="CrossRef"><text:span text:style-name="T101"><text:reference-ref text:reference-format="text" text:ref-name="eecert">End-Entity Certificate</text:reference-ref></text:span></text:span><text:span text:style-name="T109"> and </text:span><text:span text:style-name="T115">KeyHandle.</text:span><text:span text:style-name="CrossRef"><text:span text:style-name="T101"><text:reference-ref text:reference-format="text" text:ref-name="keyentry.publickey">PublicKey</text:reference-ref></text:span></text:span><text:span text:style-name="T109"> match because that would disable the </text:span><text:span text:style-name="CrossRef"><text:span text:style-name="T129"><text:reference-ref text:reference-format="text" text:ref-name="restorePrivateKey">importPrivateKey</text:reference-ref></text:span></text:span><text:span text:style-name="T109"> method. <text:s/>It is the </text:span><text:span text:style-name="T112">MAC</text:span><text:span text:style-name="T109"> operation that is facilitating a cryptographically verifiable binding between the certificate path and the designated key entry.</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KeyHandle.</text:span><text:span text:style-name="CrossRef"><text:span text:style-name="T101"><text:reference-ref text:reference-format="text" text:ref-name="keyentry.publickey">PublicKey</text:reference-ref></text:span></text:span><text:span text:style-name="T67"> || </text:span><text:span text:style-name="T115">KeyHandle.</text:span><text:span text:style-name="CrossRef"><text:span text:style-name="T101"><text:reference-ref text:reference-format="text" text:ref-name="keyentry.id">ID</text:reference-ref></text:span></text:span><text:span text:style-name="T67"> || </text:span><text:span text:style-name="T115">X509Certificate...</text:span></text:p>
      <text:p text:style-name="Standard"/>
      <text:p text:style-name="P42">A compliant SKS <text:span text:style-name="T59">must</text:span> <text:span text:style-name="T59">not</text:span> accept multiple key entries being associated by the same <text:span text:style-name="CrossRef"><text:span text:style-name="T101"><text:reference-ref text:reference-format="text" text:ref-name="eecert">End-Entity Certificate</text:reference-ref></text:span></text:span> unless the conflicting key is subject to a <text:span text:style-name="CrossRef"><text:span text:style-name="T101"><text:reference-ref text:reference-format="text" text:ref-name="pp.uodate">postUpdateKey</text:reference-ref></text:span></text:span> or <text:span text:style-name="CrossRef"><text:span text:style-name="T101"><text:reference-ref text:reference-format="text" text:ref-name="pp.delkey">postDeleteKey</text:reference-ref></text:span></text:span> operation.</text:p>
      <text:p text:style-name="Text_20_body"><text:span text:style-name="T109">A compliant SKS </text:span><text:span text:style-name="T59">must</text:span><text:span text:style-name="T109"> verify that the public key of the </text:span><text:span text:style-name="CrossRef"><text:span text:style-name="T101"><text:reference-ref text:reference-format="text" text:ref-name="eecert">End-Entity Certificate</text:reference-ref></text:span></text:span><text:span text:style-name="T109"> matches the</text:span><text:span text:style-name="T67"> </text:span><text:span text:style-name="CrossRef"><text:span text:style-name="T101"><text:reference-ref text:reference-format="text" text:ref-name="keygeneration">Asymmetric Key Generation</text:reference-ref></text:span></text:span><text:span text:style-name="T109"> capabilities of the SKS.</text:span></text:p>
      <text:p text:style-name="P42"/>
      <text:p text:style-name="P42"/>
      <text:p text:style-name="P42"/>
      <text:p text:style-name="P42"/>
      <text:p text:style-name="P56">Continued on the next page...</text:p>
      <text:p text:style-name="P94"/>
      <text:p text:style-name="P117"><text:span text:style-name="T67">The following </text:span><text:span text:style-name="CrossRef"><text:span text:style-name="T101"><text:reference-ref text:reference-format="text" text:ref-name="keygen2">KeyGen2</text:reference-ref></text:span></text:span><text:span text:style-name="T67"> fragment shows its interaction with </text:span><text:span text:style-name="T115">setCertificatePath</text:span><text:span text:style-name="T67">:<text:line-break/></text:span></text:p>
      <table:table table:name="Table28" table:style-name="Table28">
        <table:table-column table:style-name="Table28.A"/>
        <table:table-row>
          <table:table-cell table:style-name="Table28.A1" office:value-type="string">
            <text:p text:style-name="P76">&lt;<text:reference-mark-start text:name="cred.depl.req"/><text:span text:style-name="T42">ProvisioningFinalizationRequest<text:tab/></text:span><text:reference-mark-end text:name="cred.depl.req"/><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2"/> &lt;/</text:span><text:span text:style-name="T43">CertficatePath</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90">The owning </text:span><text:span text:style-name="T112">ProvisioningHandle</text:span> and local <text:span text:style-name="T11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22">ProvisioningFinalizationRequest@ClientSessionID</text:span> and <text:span text:style-name="T122">ProvisioningFinalizationRequest@ID</text:span> hold the<text:span text:style-name="T66"> </text:span><text:span text:style-name="CrossRef"><text:span text:style-name="T101"><text:reference-ref text:reference-format="text" text:ref-name="client.sess.id">ClientSessionID</text:reference-ref></text:span></text:span><text:span text:style-name="T62"> and </text:span><text:span text:style-name="CrossRef"><text:span text:style-name="T101"><text:reference-ref text:reference-format="text" text:ref-name="srv.sess.id">ServerSessionID</text:reference-ref></text:span></text:span> of the provisioning session.</text:p>
      <text:h text:style-name="P18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7">⁮[</text:span><text:span text:style-name="T99"> </text:span><text:span text:style-name="T97">]</text:span></text:p>
          </table:table-cell>
          <table:table-cell table:style-name="Table26.C2" office:value-type="string">
            <text:p text:style-name="P2">Symmetric key encrypted as described in<text:span text:style-name="T107"> </text:span><text:span text:style-name="CrossRef"><text:span text:style-name="T10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importSymmetricKey</text:span><text:span text:style-name="T109"> imports and links a symmetric key to an already created key-pair and certificate.</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SymmetricKey</text:span></text:p>
      <text:p text:style-name="P44"><text:span text:style-name="T73">Note that </text:span><text:span text:style-name="T118">SymmetricKey</text:span><text:span text:style-name="T73"> objects </text:span><text:span text:style-name="T77">must be</text:span><text:span text:style-name="T73"> MACed in </text:span><text:span text:style-name="T66">encrypted form</text:span><text:span text:style-name="T73"> and </text:span><text:span text:style-name="T66">then</text:span><text:span text:style-name="T73"> decrypted by the SKS before storing.</text:span></text:p>
      <text:p text:style-name="P44"><text:span text:style-name="T73">Symmetric keys </text:span><text:span text:style-name="T77">must not</text:span><text:span text:style-name="T73"> exceed 128 bytes.</text:span></text:p>
      <text:p text:style-name="Text_20_body"><text:span text:style-name="T67">With the special </text:span><text:span text:style-name="CrossRef"><text:span text:style-name="T101"><text:reference-ref text:reference-format="text" text:ref-name="endorsedalg">EndorsedAlgorithm</text:reference-ref></text:span></text:span><text:span text:style-name="T67"> </text:span><text:span text:style-name="T115">http://xmlns.webpki.org/sks/algorithm#none</text:span><text:span text:style-name="T67"> arbitrary static shared secrets can be specified. <text:s/>When used together with </text:span><text:span text:style-name="CrossRef"><text:span text:style-name="T101"><text:reference-ref text:reference-format="text" text:ref-name="exportkey">exportKey</text:reference-ref></text:span></text:span><text:span text:style-name="T67">, a suitable PIN policy and a </text:span><text:span text:style-name="CrossRef"><text:span text:style-name="T101"><text:reference-ref text:reference-format="text" text:ref-name="propertybag">PropertyBag</text:reference-ref></text:span></text:span><text:span text:style-name="T67"> object holding site information, an SKS could then also serve as a </text:span><text:span text:style-name="T66">browser password store</text:span><text:span text:style-name="T67">.</text:span></text:p>
      <text:p text:style-name="Text_20_body"><text:span text:style-name="T67">After </text:span><text:span text:style-name="T115">importSymmetricKey</text:span><text:span text:style-name="T67"> has been called the key entry is marked as “symmetric”. <text:s/>That is, </text:span><text:span text:style-name="T66">the private key is disabled</text:span><text:span text:style-name="T67"> as well as all operations associated with it. <text:s/>See </text:span><text:span text:style-name="CrossRef"><text:span text:style-name="T101"><text:reference-ref text:reference-format="text" text:ref-name="get.key.attr">getKeyAttributes</text:reference-ref></text:span></text:span><text:span text:style-name="T67">.</text:span></text:p>
      <text:p text:style-name="Text_20_body"><text:span text:style-name="T63">The </text:span><text:span text:style-name="CrossRef"><text:span text:style-name="T101"><text:reference-ref text:reference-format="text" text:ref-name="priv.key.bck">KeyBackup</text:reference-ref></text:span></text:span><text:span text:style-name="T112">.IMPORTED</text:span> flag of the key <text:span text:style-name="T59">must</text:span> be set after execution of <text:span text:style-name="T112">importSymmetricKey</text:span>.</text:p>
      <text:p text:style-name="P53"/>
      <text:p text:style-name="P41"/>
      <text:p text:style-name="P42"/>
      <text:p text:style-name="P42"/>
      <text:p text:style-name="P56">Continued on the next page...</text:p>
      <text:p text:style-name="P95"/>
      <text:p text:style-name="P117"><text:span text:style-name="T73">The following </text:span><text:span text:style-name="CrossRef"><text:reference-ref text:reference-format="text" text:ref-name="keygen2">KeyGen2</text:reference-ref></text:span><text:span text:style-name="T73"> fragments show how symmetric keys are provisioned. <text:s/>First the server issues a key-pair request:</text:span></text:p>
      <text:p text:style-name="P95"/>
      <table:table table:name="Table101" table:style-name="Table101">
        <table:table-column table:style-name="Table101.A"/>
        <table:table-row>
          <table:table-cell table:style-name="Table101.A1" office:value-type="string">
            <text:p text:style-name="P74"><text:span text:style-name="T134">&lt;</text:span><text:reference-mark-start text:name="keyinitreq-sym"/><text:span text:style-name="T43">KeyCreationRequest</text:span><text:reference-mark-end text:name="keyinitreq-sym"/><text:span text:style-name="T9"> </text:span><text:span text:style-name="T52">Algorithm</text:span><text:span text:style-name="T134">="</text:span><text:span text:style-name="T9">http://xmlns.webpki.org/sks/algorithm#key.1</text:span><text:span text:style-name="T134">" </text:span><text:span text:style-name="T9"> </text:span><text:span text:style-name="T17">…</text:span><text:span text:style-name="T9"> <text:s/>&gt;<text:line-break/></text:span><text:span text:style-name="T133"><text:line-break/></text:span>    &lt;<text:span text:style-name="T41">PUKPolicy</text:span> <text:span text:style-name="T50">ID</text:span>="PUK.1" <text:span text:style-name="T50">Format</text:span>="numeric" <text:span text:style-name="T50">RetryLimit</text:span>="3" <text:span text:style-name="T50">Value</text:span>="mjRuO<text:span text:style-name="T109"> …</text:span>1Oqw" <text:span text:style-name="T52">MAC</text:span><text:span text:style-name="T134">="uPqE ... HlF="</text:span>&gt;<text:line-break/>        &lt;<text:span text:style-name="T41">PINPolicy</text:span> <text:span text:style-name="T50">ID</text:span>="PIN.1" <text:span text:style-name="T50">Format</text:span>="numeric" <text:span text:style-name="T50">MaxLength</text:span>="8" <text:span text:style-name="T50">MinLength</text:span>="4"<text:line-break/> <text:s text:c="26"/><text:span text:style-name="T50">PatternRestrictions</text:span>="three-in-a-row sequence" <text:span text:style-name="T50">RetryLimit</text:span>="3" <text:span text:style-name="T52">MAC</text:span><text:span text:style-name="T134">="gz56 ... 2B7="</text:span>&gt;<text:line-break/>            &lt;<text:span text:style-name="T41">KeyEntry</text:span> <text:span text:style-name="T50">ID</text:span>="Key.1" <text:span text:style-name="T50">KeyAlgorithm</text:span>="<text:span text:style-name="T9">http://xmlns.webpki.org/sks/algorithm#rsa1024</text:span>"</text:p>
            <text:p text:style-name="Standard"><text:span text:style-name="T52"><text:s text:c="13"/></text:span><text:span text:style-name="T57"><text:s/></text:span><text:span text:style-name="T52"><text:s text:c="16"/>EndorsedAlgorithms</text:span><text:span text:style-name="T134">=</text:span>"http://www.w3.org/2000/09/xmldsig#hmac-sha1"</text:p>
            <text:p text:style-name="P74"><text:span text:style-name="T134"><text:s text:c="13"/></text:span><text:span text:style-name="T139"><text:s/></text:span><text:span text:style-name="T134"><text:s text:c="16"/></text:span><text:span text:style-name="T52">AppUsage</text:span><text:span text:style-name="T134">="authentication" </text:span><text:span text:style-name="T52">MAC</text:span><text:span text:style-name="T134">="gSg4chh ... H2BEE7="/</text:span>&gt;<text:line-break/>        &lt;/<text:span text:style-name="T41">PINPolicy</text:span>&gt;<text:line-break/>    &lt;/<text:span text:style-name="T41">PUKPolicy</text:span>&gt;<text:line-break/></text:p>
            <text:p text:style-name="P74"><text:span text:style-name="T134">&lt;/</text:span><text:span text:style-name="T4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101"><text:reference-ref text:reference-format="text" text:ref-name="endorsedalg">EndorsedAlgorithm</text:reference-ref></text:span></text:span> declaration which in the sample limit symmetric key operations to <text:span text:style-name="CrossRef"><text:span text:style-name="T101"><text:reference-ref text:reference-format="text" text:ref-name="hmac_sha1">HMAC-SHA1</text:reference-ref></text:span></text:span>.</text:p>
      <text:p text:style-name="Text_20_body"/>
      <text:p text:style-name="P95">After the request the client generates a compatible key-pair response which is <text:span text:style-name="T2">identical</text:span> to that of PKI:</text:p>
      <text:p text:style-name="P95"/>
      <table:table table:name="Table102" table:style-name="Table102">
        <table:table-column table:style-name="Table102.A"/>
        <table:table-row>
          <table:table-cell table:style-name="Table102.A1" office:value-type="string">
            <text:p text:style-name="P74"><text:span text:style-name="T134">&lt;</text:span><text:span text:style-name="T43">KeyCreationResponse</text:span><text:span text:style-name="T9">  </text:span><text:span text:style-name="T17">…</text:span><text:span text:style-name="T9"> <text:s/>&gt;</text:span><text:span text:style-name="T133"><text:line-break/></text:span></text:p>
            <text:p text:style-name="P74"><text:span text:style-name="T133"><text:s text:c="4"/>&lt;</text:span><text:span text:style-name="T42">PublicKey</text:span><text:span text:style-name="T133"> </text:span><text:span text:style-name="T51">ID</text:span><text:span text:style-name="T133">="Key.1" </text:span><text:span text:style-name="T51">Attestation</text:span><text:span text:style-name="T133">="TbergHftrm8rRL … wyTvPX2XoMunJ=="&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PublicKey</text:span><text:span text:style-name="T133">&gt;<text:line-break/></text:span></text:p>
            <text:p text:style-name="P91"><text:span text:style-name="T133">&lt;/</text:span><text:span text:style-name="T48">KeyCreationResponse</text:span><text:span text:style-name="T24">&gt;</text:span></text:p>
          </table:table-cell>
        </table:table-row>
      </table:table>
      <text:p text:style-name="P95"/>
      <text:p text:style-name="Text_20_body"/>
      <text:p text:style-name="P95">The server then responds with the usual certificated public key plus an encrypted “piggybacked” symmetric key:</text:p>
      <text:p text:style-name="P95"/>
      <table:table table:name="Table31" table:style-name="Table31">
        <table:table-column table:style-name="Table31.A"/>
        <table:table-row>
          <table:table-cell table:style-name="Table31.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SymmetricKey</text:span><text:span text:style-name="T134"> </text:span><text:span text:style-name="T52">MAC</text:span><text:span text:style-name="T134">="je7KiznTll … vInumZCjxSl1="&gt;vInt09Esmg94v ... YU3tgIdhcNNby&lt;/</text:span><text:span text:style-name="T43">SymmetricKey</text:span><text:span text:style-name="T134">&gt;<text:line-break/> <text:s text:c="2"/> &lt;/</text:span><text:span text:style-name="T43">CertficatePath</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P44"><text:span text:style-name="T73">For details on how to map keys and sessions, see </text:span><text:span text:style-name="CrossRef"><text:reference-ref text:reference-format="text" text:ref-name="setCertificatePath">setCertificatePath</text:reference-ref></text:span><text:span text:style-name="T73">.</text:span></text:p>
      <text:p text:style-name="Text_20_body"><text:span text:style-name="T67">Note that the </text:span><text:span text:style-name="CrossRef"><text:span text:style-name="T101"><text:reference-ref text:reference-format="text" text:ref-name="X.509">X.509</text:reference-ref></text:span></text:span><text:span text:style-name="T67"> certificate serves as a universal key ID</text:span>. <text:s/>That is, <text:span text:style-name="T2">SKS/KeyGen2 treats asymmetric and symmetric keys close to identically for provisioning, management and user-selection operations. <text:s/>S</text:span><text:span text:style-name="T67">ee </text:span><text:span text:style-name="CrossRef"><text:span text:style-name="T101"><text:reference-ref text:reference-format="text" text:ref-name="poi.ops">Remote Key Lookup</text:reference-ref></text:span></text:span><text:span text:style-name="T67">.</text:span></text:p>
      <text:h text:style-name="P18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7">⁮[</text:span><text:span text:style-name="T99"> </text:span><text:span text:style-name="T9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importPrivateKey</text:span><text:span text:style-name="T109"> replaces a generated private key with a key supplied by the issuer.</text:span></text:p>
      <text:p text:style-name="Text_20_body"><text:span text:style-name="T67">The purpose of </text:span><text:span text:style-name="T115">importPrivateKey</text:span><text:span text:style-name="T67"> (preceded by </text:span><text:span text:style-name="CrossRef"><text:span text:style-name="T101"><text:reference-ref text:reference-format="text" text:ref-name="setCertificatePath">setCertificatePath</text:reference-ref></text:span></text:span><text:span text:style-name="T67">), is to install a certificate and private key that the issuer have generated or have a backup of.</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PrivateKey</text:span></text:p>
      <text:p text:style-name="P46"><text:span text:style-name="T73">Note that </text:span><text:span text:style-name="T118">PrivateKey</text:span><text:span text:style-name="T73"> objects </text:span><text:span text:style-name="T77">must</text:span><text:span text:style-name="T73"> be MACed in </text:span><text:span text:style-name="T66">encrypted form</text:span><text:span text:style-name="T73"> and </text:span><text:span text:style-name="T66">then</text:span><text:span text:style-name="T73"> decrypted by the SKS before storing.</text:span></text:p>
      <text:p text:style-name="Text_20_body"><text:span text:style-name="T109">A compliant SKS </text:span><text:span text:style-name="T59">must</text:span><text:span text:style-name="T109"> verify that the imported private key matches the</text:span><text:span text:style-name="T67"> </text:span><text:span text:style-name="CrossRef"><text:span text:style-name="T101"><text:reference-ref text:reference-format="text" text:ref-name="keygeneration">Asymmetric Key Generation</text:reference-ref></text:span></text:span><text:span text:style-name="T109"> capabilities of the SKS.</text:span></text:p>
      <text:p text:style-name="Text_20_body"><text:span text:style-name="T63">The </text:span><text:span text:style-name="CrossRef"><text:span text:style-name="T101"><text:reference-ref text:reference-format="text" text:ref-name="priv.key.bck">KeyBackup</text:reference-ref></text:span></text:span><text:span text:style-name="T112">.IMPORTED</text:span> flag of the key <text:span text:style-name="T59">must</text:span> be set after execution of <text:span text:style-name="T112">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5"><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PrivateKey </text:span><text:span text:style-name="T52">MAC</text:span><text:span text:style-name="T134">="umZCjxSl1zX … CrcqcGkIv4Ki="&gt;cVyZSIiBlbmH ... <text:s/>uczpkcB4bWx3dy53&lt;/</text:span><text:span text:style-name="T43">PrivateKey</text:span><text:span text:style-name="T134">&gt;</text:span></text:p>
            <text:p text:style-name="Standard"><text:span text:style-name="T134"><text:s text:c="3"/> &lt;/</text:span><text:span text:style-name="T43">CertficatePath</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For details on how to map keys and sessions, see </text:span><text:span text:style-name="CrossRef"><text:span text:style-name="T101"><text:reference-ref text:reference-format="text" text:ref-name="setCertificatePath">setCertificatePath</text:reference-ref></text:span></text:span><text:span text:style-name="T67">.</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12">importPrivateKey</text:span> is executed over a networked protocol such as <text:span text:style-name="CrossRef"><text:span text:style-name="T101"><text:reference-ref text:reference-format="text" text:ref-name="keygen2">KeyGen2</text:reference-ref></text:span></text:span> (rather than<text:line-break/>locally), it is <text:span text:style-name="T59">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4"/>
      <text:h text:style-name="P18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addExtension</text:span><text:span text:style-name="T109"> adds attribute (extension) data to an already created key-pair and certificate.</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Type</text:span><text:span text:style-name="T67"> || </text:span><text:span text:style-name="T115">SubType</text:span> || <text:span text:style-name="T118">Qualifier</text:span> || <text:span text:style-name="T118">ExtensionData</text:span></text:p>
      <text:p text:style-name="Standard"><text:span text:style-name="T118"><text:line-break/></text:span><text:span text:style-name="T73">The following table shows </text:span><text:span text:style-name="T118">SubType</text:span><text:span text:style-name="T73">, </text:span><text:span text:style-name="T118">Qualifier</text:span><text:span text:style-name="T73"> and </text:span><text:span text:style-name="T118">ExtensionData</text:span><text:span text:style-name="T73"> mapping using </text:span><text:span text:style-name="CrossRef"><text:reference-ref text:reference-format="text" text:ref-name="keygen2">KeyGen2</text:reference-ref></text:span>:<text:span text:style-name="T6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2">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102">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102">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102">Logotype</text:p>
          </table:table-cell>
          <table:table-cell table:style-name="Table53.A2" office:value-type="string">
            <text:p text:style-name="P18">0x03</text:p>
          </table:table-cell>
          <table:table-cell table:style-name="Table53.A2" office:value-type="string">
            <text:p text:style-name="P10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14">EncryptedExtension</text:span>: <text:span text:style-name="T118">ExtensionData</text:span> which is encrypted as described in <text:span text:style-name="CrossRef"><text:reference-ref text:reference-format="text" text:ref-name="EncryptedData">Encrypted Data</text:reference-ref></text:span> <text:span text:style-name="T59">must</text:span> be MACed <text:span text:style-name="T67">in </text:span><text:span text:style-name="T66">encrypted form</text:span> and <text:span text:style-name="T2">then</text:span> <text:span text:style-name="T101">decrypted</text:span> by the SKS before storing.</text:p>
      <text:p text:style-name="Text_20_body">A compliant SKS <text:span text:style-name="T59">must not</text:span> allow a given key to be associated with multiple extensions of the same <text:span text:style-name="T118">Type</text:span>. <text:s/><text:span text:style-name="T2">If multiple objects of the same type are needed, you must define a container type holding these</text:span>.</text:p>
      <text:p text:style-name="Text_20_body"><text:span text:style-name="T118">Type</text:span> URIs <text:span text:style-name="T2">do not have to be recognized by the SKS</text:span>, since they are intended for interpretation by external applications.</text:p>
      <text:p text:style-name="Text_20_body"><text:span text:style-name="T109">Although not a part of the current SKS specification, an extension </text:span><text:span text:style-name="T3">could</text:span><text:span text:style-name="T109"> be created for consumption by the SKS only, like downloaded </text:span><text:span text:style-name="CrossRef"><text:reference-ref text:reference-format="text" text:ref-name="javacard">JavaCard</text:reference-ref></text:span><text:span text:style-name="T109"> code. <text:s/>In that case the associated extension </text:span><text:span text:style-name="T118">Type</text:span> URI <text:span text:style-name="T5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8">Qualifier</text:span> strings <text:span text:style-name="T59">must not</text:span> exceed 128 bytes.</text:p>
      <text:p text:style-name="P41"/>
      <text:p text:style-name="P42"/>
      <text:p text:style-name="P56">Continued on the next page...</text:p>
      <text:p text:style-name="P117"><text:span text:style-name="T73">The </text:span><text:span text:style-name="T66">simplified</text:span><text:span text:style-name="T73"> XML schema extract below describes the </text:span><text:span text:style-name="CrossRef"><text:reference-ref text:reference-format="text" text:ref-name="keygen2">KeyGen2</text:reference-ref></text:span><text:span text:style-name="T73"> representation of </text:span><text:reference-mark-start text:name="propertybag"/><text:span text:style-name="T11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31"><text:span text:style-name="T73"><text:s text:c="3"/>&lt;</text:span><text:span text:style-name="T144">xs</text:span><text:span text:style-name="T73">:</text:span><text:span text:style-name="T45">element </text:span><text:span text:style-name="T54">name</text:span><text:span text:style-name="T73">="PropertyBag"&gt; </text:span></text:p>
            <text:p text:style-name="P129"><text:span text:style-name="T73"><text:s text:c="6"/>&lt;</text:span><text:span text:style-name="T144">xs</text:span><text:span text:style-name="T73">:</text:span><text:span text:style-name="T45">complexType</text:span><text:span text:style-name="T73">&gt; </text:span></text:p>
            <text:p text:style-name="P129"><text:span text:style-name="T73"><text:s text:c="9"/>&lt;</text:span><text:span text:style-name="T144">xs</text:span><text:span text:style-name="T73">:</text:span><text:span text:style-name="T45">sequence</text:span><text:span text:style-name="T73">&gt; </text:span></text:p>
            <text:p text:style-name="P129"><text:span text:style-name="T73"><text:s text:c="12"/>&lt;</text:span><text:span text:style-name="T144">xs</text:span><text:span text:style-name="T73">:</text:span><text:span text:style-name="T45">element</text:span><text:span text:style-name="T73"> </text:span><text:span text:style-name="T54">name</text:span><text:span text:style-name="T73">="Property" </text:span><text:span text:style-name="T54">maxOccurs</text:span><text:span text:style-name="T73">="unbounded"&gt; </text:span></text:p>
            <text:p text:style-name="P129"><text:span text:style-name="T73"><text:s text:c="15"/>&lt;</text:span><text:span text:style-name="T144">xs</text:span><text:span text:style-name="T73">:</text:span><text:span text:style-name="T45">complexType</text:span><text:span text:style-name="T73">&gt; </text:span></text:p>
            <text:p text:style-name="P132"/>
            <text:p text:style-name="P129"><text:span text:style-name="T73"><text:s text:c="18"/></text:span><text:span text:style-name="T158">&lt;!-- The unique name of the property --&gt;</text:span><text:span text:style-name="T73"> </text:span></text:p>
            <text:p text:style-name="P129"><text:span text:style-name="T73"><text:s text:c="18"/>&lt;</text:span><text:span text:style-name="T144">xs</text:span><text:span text:style-name="T73">:</text:span><text:span text:style-name="T45">attribute</text:span><text:span text:style-name="T73"> </text:span><text:span text:style-name="T54">name</text:span><text:span text:style-name="T73">="Name" </text:span><text:span text:style-name="T54">use</text:span><text:span text:style-name="T73">="required"/&gt; </text:span></text:p>
            <text:p text:style-name="P129"><text:s text:c="21"/>&lt;<text:span text:style-name="T148">xs</text:span>:<text:span text:style-name="T47">simpleType</text:span>&gt;</text:p>
            <text:p text:style-name="P129"><text:s text:c="24"/>&lt;<text:span text:style-name="T148">xs</text:span>:<text:span text:style-name="T47">restriction</text:span> <text:span text:style-name="T56">base</text:span>="<text:span text:style-name="T147">xs</text:span>:string"&gt;</text:p>
            <text:p text:style-name="P129"><text:s text:c="27"/>&lt;<text:span text:style-name="T148">xs</text:span>:<text:span text:style-name="T47">minLength</text:span> <text:span text:style-name="T56">value</text:span>="1"/&gt;</text:p>
            <text:p text:style-name="P129"><text:s text:c="27"/>&lt;<text:span text:style-name="T148">xs</text:span>:<text:span text:style-name="T47">maxLength</text:span> <text:span text:style-name="T56">value</text:span>="255"/&gt;</text:p>
            <text:p text:style-name="P129"><text:s text:c="24"/>&lt;/<text:span text:style-name="T148">xs</text:span>:<text:span text:style-name="T47">restriction</text:span>&gt;</text:p>
            <text:p text:style-name="P129"><text:s text:c="21"/>&lt;/<text:span text:style-name="T148">xs</text:span>:<text:span text:style-name="T47">simpleType</text:span>&gt;</text:p>
            <text:p text:style-name="P130"><text:span text:style-name="T159"><text:s text:c="18"/>&lt;/</text:span><text:span text:style-name="T149">xs</text:span><text:span text:style-name="T159">:</text:span><text:span text:style-name="T49">attribute</text:span><text:span text:style-name="T159">&gt;</text:span></text:p>
            <text:p text:style-name="P130"/>
            <text:p text:style-name="P129"><text:span text:style-name="T73"><text:s text:c="18"/></text:span><text:span text:style-name="T158">&lt;!-- The value of the property --&gt;</text:span><text:span text:style-name="T73"> </text:span></text:p>
            <text:p text:style-name="P129"><text:span text:style-name="T73"><text:s text:c="18"/>&lt;</text:span><text:span text:style-name="T144">xs</text:span><text:span text:style-name="T73">:</text:span><text:span text:style-name="T45">attribute</text:span><text:span text:style-name="T73"> name="Value" </text:span><text:span text:style-name="T54">type</text:span><text:span text:style-name="T73">="</text:span><text:span text:style-name="T144">xs</text:span><text:span text:style-name="T73">:string" </text:span><text:span text:style-name="T54">use</text:span><text:span text:style-name="T73">="required"/&gt; </text:span></text:p>
            <text:p text:style-name="P132"/>
            <text:p text:style-name="P129"><text:span text:style-name="T73"><text:s text:c="18"/></text:span><text:span text:style-name="T158">&lt;!-- By default values are read-only but they may be <text:s/>declared as read/writable as well --&gt; </text:span></text:p>
            <text:p text:style-name="P129"><text:span text:style-name="T73"><text:s text:c="18"/>&lt;</text:span><text:span text:style-name="T144">xs</text:span><text:span text:style-name="T73">:</text:span><text:span text:style-name="T45">attribute</text:span><text:span text:style-name="T73"> </text:span><text:span text:style-name="T54">name</text:span><text:span text:style-name="T73">="Writable" </text:span><text:span text:style-name="T54">type</text:span><text:span text:style-name="T73">="</text:span><text:span text:style-name="T144">xs</text:span><text:span text:style-name="T73">:boolean" </text:span><text:span text:style-name="T54">use</text:span><text:span text:style-name="T73">="optional"/&gt; </text:span></text:p>
            <text:p text:style-name="P132"/>
            <text:p text:style-name="P129"><text:span text:style-name="T73"><text:s text:c="15"/>&lt;/</text:span><text:span text:style-name="T144">xs</text:span><text:span text:style-name="T73">:</text:span><text:span text:style-name="T45">complexType</text:span><text:span text:style-name="T73">&gt; </text:span></text:p>
            <text:p text:style-name="P129"><text:span text:style-name="T73"><text:s text:c="12"/>&lt;/</text:span><text:span text:style-name="T144">xs</text:span><text:span text:style-name="T73">:</text:span><text:span text:style-name="T45">element</text:span><text:span text:style-name="T73">&gt; </text:span></text:p>
            <text:p text:style-name="P129"><text:span text:style-name="T73"><text:s text:c="9"/>&lt;/</text:span><text:span text:style-name="T144">xs</text:span><text:span text:style-name="T73">:</text:span><text:span text:style-name="T45">sequence</text:span><text:span text:style-name="T73">&gt; </text:span></text:p>
            <text:p text:style-name="P132"/>
            <text:p text:style-name="P129"><text:span text:style-name="T73"><text:s text:c="5"/></text:span><text:span text:style-name="T158"><text:s text:c="4"/>&lt;!-- Extension type <text:s/>--&gt; </text:span></text:p>
            <text:p text:style-name="P129"><text:span text:style-name="T73"><text:s text:c="9"/>&lt;</text:span><text:span text:style-name="T144">xs</text:span><text:span text:style-name="T73">:</text:span><text:span text:style-name="T45">attribute</text:span><text:span text:style-name="T73"> </text:span><text:span text:style-name="T54">name</text:span><text:span text:style-name="T73">="Type" </text:span><text:span text:style-name="T54">type</text:span><text:span text:style-name="T73">="</text:span><text:span text:style-name="T144">xs</text:span><text:span text:style-name="T73">:anyURI" </text:span><text:span text:style-name="T54">use</text:span><text:span text:style-name="T73">="required"/&gt; </text:span></text:p>
            <text:p text:style-name="P132"/>
            <text:p text:style-name="P129"><text:span text:style-name="T73"><text:s text:c="9"/></text:span><text:span text:style-name="T158">&lt;!-- MAC (Message Authentication Code) --&gt; </text:span></text:p>
            <text:p text:style-name="P129"><text:span text:style-name="T73"><text:s text:c="9"/>&lt;</text:span><text:span text:style-name="T144">xs</text:span><text:span text:style-name="T73">:</text:span><text:span text:style-name="T45">attribute</text:span><text:span text:style-name="T73"> </text:span><text:span text:style-name="T54">name</text:span><text:span text:style-name="T73">="MAC" </text:span><text:span text:style-name="T54">type</text:span><text:span text:style-name="T73">="</text:span><text:span text:style-name="T144">xs</text:span><text:span text:style-name="T73">:base64Binary" </text:span><text:span text:style-name="T54">use</text:span><text:span text:style-name="T73">="required"/&gt; </text:span></text:p>
            <text:p text:style-name="P132"/>
            <text:p text:style-name="P129"><text:span text:style-name="T73"><text:s text:c="6"/>&lt;/</text:span><text:span text:style-name="T144">xs</text:span><text:span text:style-name="T73">:</text:span><text:span text:style-name="T45">complexType</text:span><text:span text:style-name="T73">&gt; </text:span></text:p>
            <text:p text:style-name="P133"><text:span text:style-name="CrossRef"><text:span text:style-name="T128"><text:s text:c="3"/>&lt;/</text:span></text:span><text:span text:style-name="CrossRef"><text:span text:style-name="T145">xs</text:span></text:span><text:span text:style-name="CrossRef"><text:span text:style-name="T128">:</text:span></text:span><text:span text:style-name="CrossRef"><text:span text:style-name="T46">element</text:span></text:span><text:span text:style-name="CrossRef"><text:span text:style-name="T128">&gt;</text:span></text:span></text:p>
          </table:table-cell>
        </table:table-row>
      </table:table>
      <text:p text:style-name="P124"/>
      <text:p text:style-name="P123"><text:span text:style-name="T73">A </text:span><text:span text:style-name="T118">PropertyBag</text:span><text:span text:style-name="T73"> </text:span><text:span text:style-name="T78">must</text:span><text:span text:style-name="T73"> be converted to a </text:span><text:span text:style-name="T66">binary blob</text:span><text:span text:style-name="T73"> before storage in SKS and MACing according to the following:<text:line-break/></text:span></text:p>
      <text:list xml:id="list27511888" text:style-name="L3">
        <text:list-item>
          <text:p text:style-name="P179"><text:span text:style-name="T73">Each </text:span><text:span text:style-name="T118">Property</text:span><text:span text:style-name="T73"> is translated into a composite object consisting of the following attributes and transformed representation:</text:spa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10">byte⁮[</text:span><text:span text:style-name="T100"> </text:span><text:span text:style-name="T110">]</text:span></text:p>
          </table:table-cell>
          <table:table-cell table:style-name="Table79.A2" office:value-type="string">
            <text:p text:style-name="P10">bool</text:p>
          </table:table-cell>
          <table:table-cell table:style-name="Table79.C2" office:value-type="string">
            <text:p text:style-name="P3"><text:span text:style-name="T110">byte⁮[</text:span><text:span text:style-name="T100"> </text:span><text:span text:style-name="T110">] </text:span></text:p>
          </table:table-cell>
        </table:table-row>
      </table:table>
      <text:list xml:id="list27536965" text:continue-numbering="true" text:style-name="L3">
        <text:list-header>
          <text:p text:style-name="P180"><text:span text:style-name="T7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1">The resulting <text:span text:style-name="T118">Property</text:span><text:span text:style-name="T73"> </text:span>objects are <text:span text:style-name="T2">concatenated</text:span> in the order they occur in the <text:span text:style-name="T118">PropertyBag</text:span></text:p>
        </text:list-item>
      </text:list>
      <text:p text:style-name="P125">Note that there are no delimiters added between attributes or objects. <text:s/>The assembled blob holds the actual <text:span text:style-name="CrossRef"><text:reference-ref text:reference-format="text" text:ref-name="extensiondata">ExtensionData</text:reference-ref></text:span>.</text:p>
      <text:p text:style-name="P125">Enforcement of <text:span text:style-name="T118">Property</text:span> name uniqueness <text:span text:style-name="T58">may</text:span> be delegated to the middleware layer. <text:s/>Also see <text:span text:style-name="CrossRef"><text:reference-ref text:reference-format="text" text:ref-name="set.property">setProperty</text:reference-ref></text:span>.</text:p>
      <text:p text:style-name="P81"/>
      <text:p text:style-name="P81"/>
      <text:p text:style-name="P81">Continued on the next page...</text:p>
      <text:p text:style-name="P117"><text:span text:style-name="T73">Below is a </text:span><text:span text:style-name="CrossRef"><text:reference-ref text:reference-format="text" text:ref-name="keygen2">KeyGen2</text:reference-ref></text:span><text:span text:style-name="T73"> fragment showing an </text:span><text:span text:style-name="T118">Extension</text:span><text:span text:style-name="T73"> object holding a </text:span><text:span text:style-name="CrossRef"><text:reference-ref text:reference-format="text" text:ref-name="base64">Base64</text:reference-ref></text:span><text:span text:style-name="T73"> encoded </text:span><text:span text:style-name="CrossRef"><text:reference-ref text:reference-format="text" text:ref-name="info.cards">Information Card</text:reference-ref></text:span><text:span text:style-name="T73">:<text:line-break/></text:span></text:p>
      <table:table table:name="Table52" table:style-name="Table52">
        <table:table-column table:style-name="Table52.A"/>
        <table:table-row>
          <table:table-cell table:style-name="Table52.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5"><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Extension</text:span><text:span text:style-name="T134"> </text:span><text:span text:style-name="T52">Type</text:span><text:span text:style-name="T134">=</text:span>"http://schemas.xmlsoap.org/ws/2005/05/identity"</text:p>
            <text:p text:style-name="Standard"><text:span text:style-name="T52"><text:s text:c="27"/>MAC</text:span><text:span text:style-name="T134">="UMRljeXFd … CrcqcGkI1="&gt;IiBlbmHVy85cZS ... <text:s/>B4bWxuczd3dy53My5vc&lt;/</text:span><text:span text:style-name="T43">Extension</text:span><text:span text:style-name="T134">&gt;</text:span></text:p>
            <text:p text:style-name="Standard"><text:span text:style-name="T134"><text:s text:c="3"/> &lt;/</text:span><text:span text:style-name="T43">CertficatePath</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For details on how to map keys and sessions, see </text:span><text:span text:style-name="CrossRef"><text:span text:style-name="T101"><text:reference-ref text:reference-format="text" text:ref-name="setCertificatePath">setCertificatePath</text:reference-ref></text:span></text:span><text:span text:style-name="T67">.</text:span></text:p>
      <text:p text:style-name="Text_20_body"><text:span text:style-name="T67">In the Information Card sample the primary authentication key (for authenticating to the IDP), would preferable be the PKI key associated by </text:span><text:span text:style-name="T115">CertificatePath</text:span><text:span text:style-name="T67">. <text:s/>That is, the issuance of a managed Information Card and its primary key </text:span><text:span text:style-name="T66">can be fully synchronized</text:span><text:span text:style-name="T67"> making both usage and middleware design straightforward.</text:span></text:p>
      <text:p text:style-name="P53"/>
      <text:p text:style-name="Standard">The following is a <text:span text:style-name="CrossRef"><text:span text:style-name="T101"><text:reference-ref text:reference-format="text" text:ref-name="keygen2">KeyGen2</text:reference-ref></text:span></text:span><text:span text:style-name="T67"> sample showing the </text:span><text:span text:style-name="T115">PropertyBag</text:span><text:span text:style-name="T67"> and </text:span><text:span text:style-name="T115">Logotype</text:span><text:span text:style-name="T67"> objects added to a symmetric key for usage by a </text:span><text:span text:style-name="CrossRef"><text:span text:style-name="T101"><text:reference-ref text:reference-format="text" text:ref-name="hotp">HOTP</text:reference-ref></text:span></text:span><text:span text:style-name="T67"> application:<text:line-break/></text:span></text:p>
      <table:table table:name="Table54" table:style-name="Table54">
        <table:table-column table:style-name="Table54.A"/>
        <table:table-row>
          <table:table-cell table:style-name="Table54.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SymmetricKey</text:span><text:span text:style-name="T134"> </text:span><text:span text:style-name="T52">MAC</text:span><text:span text:style-name="T134">="je7KiznTll … vInu7rcqcGkI="&gt;vInt09Esmg94v … YU3tgIdhcNNby&lt;/</text:span><text:span text:style-name="T43">SymmetricKey</text:span><text:span text:style-name="T134">&gt;<text:line-break/> <text:s text:c="7"/>&lt;</text:span><text:span text:style-name="T43">PropertyBag</text:span><text:span text:style-name="T134"> </text:span><text:span text:style-name="T52">Type</text:span><text:span text:style-name="T134">=</text:span>"http://xmlns.webpki.org/keygen2/1.0#provider.ietf-hotp"</text:p>
            <text:p text:style-name="Standard"><text:span text:style-name="T134"><text:s text:c="31"/></text:span><text:span text:style-name="T52">MAC</text:span><text:span text:style-name="T134">="jIOHDgwI4dO7Kzs … uEH8MtykIS46JfiJ3N="&gt;</text:span></text:p>
            <text:p text:style-name="Standard"><text:span text:style-name="T134"><text:s text:c="12"/>&lt;</text:span><text:span text:style-name="T43">Property</text:span><text:span text:style-name="T134"> </text:span><text:span text:style-name="T52">Name</text:span><text:span text:style-name="T134">="Counter" </text:span><text:span text:style-name="T52">Value</text:span><text:span text:style-name="T134">="0" </text:span><text:span text:style-name="T52">Writable</text:span><text:span text:style-name="T134">="true"/&gt;</text:span></text:p>
            <text:p text:style-name="Standard"><text:span text:style-name="T134"><text:s text:c="12"/>&lt;</text:span><text:span text:style-name="T43">Property</text:span><text:span text:style-name="T134"> </text:span><text:span text:style-name="T52">Name</text:span><text:span text:style-name="T134">="Digits" </text:span><text:span text:style-name="T52">Value</text:span><text:span text:style-name="T134">="8"/&gt;</text:span></text:p>
            <text:p text:style-name="Standard"><text:span text:style-name="T134"><text:s text:c="8"/>&lt;/</text:span><text:span text:style-name="T43">PropertyBag</text:span><text:span text:style-name="T134">&gt;</text:span></text:p>
            <text:p text:style-name="Standard"><text:span text:style-name="T134"><text:s text:c="8"/>&lt;</text:span><text:span text:style-name="T43">Logotype</text:span><text:span text:style-name="T134"> </text:span><text:span text:style-name="T52">MIMEType</text:span><text:span text:style-name="T134">="image/png" </text:span></text:p>
            <text:p text:style-name="Standard"><text:span text:style-name="T134"><text:s text:c="26"/></text:span><text:span text:style-name="T52">Type</text:span><text:span text:style-name="T134">=</text:span>"http://xmlns.webpki.org/keygen2/1.0#logotype.application"</text:p>
            <text:p text:style-name="Standard"><text:span text:style-name="T134"><text:s text:c="26"/></text:span><text:span text:style-name="T52">MAC</text:span><text:span text:style-name="T134">="+crSq5fvfx+f … ZmRnhxlj0d="&gt;iAAABKCAIAAACD … tm/AAALjUlEQVRA=&lt;/</text:span><text:span text:style-name="T43">Logotype</text:span><text:span text:style-name="T134">&gt;<text:line-break/> <text:s text:c="2"/> &lt;/</text:span><text:span text:style-name="T43">CertficatePath</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Standard"><text:span text:style-name="T134">A </text:span><text:span text:style-name="CrossRef"><text:span text:style-name="T101"><text:reference-ref text:reference-format="text" text:ref-name="hotp">HOTP</text:reference-ref></text:span></text:span><text:span text:style-name="T134"> application would preferably also make the corresponding </text:span><text:span text:style-name="CrossRef"><text:span text:style-name="T101"><text:reference-ref text:reference-format="text" text:ref-name="keyinitreq-sym">KeyCreationRequest</text:reference-ref></text:span></text:span><text:span text:style-name="T134"> operation include an endorsement algorithm definition</text:span>.</text:p>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7">⁮[</text:span><text:span text:style-name="T99"> </text:span><text:span text:style-name="T9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DeleteKey</text:span><text:span text:style-name="T109"> deletes a key created in an earlier provisioning session.</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T112">Authorization</text:span></text:p>
      <text:p text:style-name="Text_20_body"><text:span text:style-name="T109"><text:line-break/>A conforming SKS </text:span><text:span text:style-name="T61">must</text:span><text:span text:style-name="T109"> abort the provisioning session if </text:span><text:span text:style-name="T112">postDeleteKey</text:span><text:span text:style-name="T109"> is mixed with other post provisioning operations referring to the same </text:span><text:span text:style-name="T118">TargetKeyHandle</text:span><text:span text:style-name="T109">.</text:span></text:p>
      <text:p text:style-name="Text_20_body"><text:span text:style-name="T109">This method is </text:span><text:span text:style-name="T3">independent</text:span><text:span text:style-name="T107"> of </text:span><text:span text:style-name="CrossRef"><text:reference-ref text:reference-format="text" text:ref-name="delete.protection">Delete Protection</text:reference-ref></text:span><text:span text:style-name="T109"> settings.</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P42"/>
      <text:p text:style-name="P42"/>
      <text:p text:style-name="P42"/>
      <text:p text:style-name="P42"/>
      <text:p text:style-name="P56">Continued on the next page...</text:p>
      <text:p text:style-name="P117">The following fragment shows how <text:span text:style-name="T112">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6"><text:span text:style-name="T134"><text:line-break/>    &lt;</text:span><text:span text:style-name="T43">CertficatePath</text:span><text:span text:style-name="T134"> … &gt;<text:line-break/> <text:s text:c="2"/> &lt;/</text:span><text:span text:style-name="T43">CertficatePath</text:span><text:span text:style-name="T134">&gt;<text:line-break/></text:span></text:p>
            <text:p text:style-name="P110"><text:span text:style-name="T134"><text:s/>  <text:s/>&lt;</text:span><text:span text:style-name="T43">Delete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9"/>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Before invoking </text:span><text:span text:style-name="T115">postDeleteKey</text:span><text:span text:style-name="T67"> the provisioning middleware needs to perform a number of steps:</text:span></text:p>
      <text:list xml:id="list27496529" text:style-name="L4">
        <text:list-item>
          <text:p text:style-name="P169"><text:span text:style-name="T67">Find the the </text:span><text:span text:style-name="T66">old</text:span><text:span text:style-name="T67"> provisioning session associated with the </text:span><text:span text:style-name="T115">ClientSessionID</text:span><text:span text:style-name="T67"> and </text:span><text:span text:style-name="T115">ServerSessionID</text:span><text:span text:style-name="T67"> attributes of the </text:span><text:span text:style-name="T115">DeleteKey</text:span><text:span text:style-name="T67"> element by calling </text:span><text:span text:style-name="CrossRef"><text:span text:style-name="T101"><text:reference-ref text:reference-format="text" text:ref-name="enum.prov.sess">enumerateProvisioningSessions</text:reference-ref></text:span></text:span><text:span text:style-name="T67">.</text:span></text:p>
        </text:list-item>
        <text:list-item>
          <text:p text:style-name="P169"><text:span text:style-name="T67">Find possible keys by calling </text:span><text:span text:style-name="CrossRef"><text:span text:style-name="T101"><text:reference-ref text:reference-format="text" text:ref-name="enum.keys">enumerateKeys</text:reference-ref></text:span></text:span><text:span text:style-name="T67"> and ignoring all but those belonging to the provisioning session found in step #1.</text:span></text:p>
        </text:list-item>
        <text:list-item>
          <text:p text:style-name="P169"><text:span text:style-name="T67">For the set of keys found in step #2 call </text:span><text:span text:style-name="CrossRef"><text:span text:style-name="T101"><text:reference-ref text:reference-format="text" text:ref-name="get.key.attr">getKeyAttributes</text:reference-ref></text:span></text:span><text:span text:style-name="T67"> while looking for a key having an </text:span><text:span text:style-name="CrossRef"><text:span text:style-name="T101"><text:reference-ref text:reference-format="text" text:ref-name="eecert">End-Entity Certificate</text:reference-ref></text:span></text:span><text:span text:style-name="T67"> matching the </text:span><text:span text:style-name="CrossRef"><text:span text:style-name="T101"><text:reference-ref text:reference-format="text" text:ref-name="SHA256">SHA256</text:reference-ref></text:span></text:span><text:span text:style-name="T67"> </text:span><text:span text:style-name="T115">CertificateFingerprint</text:span><text:span text:style-name="T67">.</text:span></text:p>
        </text:list-item>
        <text:list-item>
          <text:p text:style-name="P169"><text:span text:style-name="T67">If step #3 is successful </text:span><text:span text:style-name="T115">TargetKeyHandle</text:span><text:span text:style-name="T67"> is recovered and </text:span><text:span text:style-name="T115">postDeleteKey</text:span><text:span text:style-name="T67"> can be invoked.</text:span></text:p>
        </text:list-item>
      </text:list>
      <text:p text:style-name="Text_20_body"><text:span text:style-name="T67">If any of these steps fail the provisioning session </text:span><text:span text:style-name="T70">must</text:span><text:span text:style-name="T67"> be aborted. <text:s/>Also see </text:span><text:span text:style-name="CrossRef"><text:span text:style-name="T101"><text:reference-ref text:reference-format="text" text:ref-name="poi.ops">Remote Key Lookup</text:reference-ref></text:span></text:span><text:span text:style-name="T67">.</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7">⁮[</text:span><text:span text:style-name="T99"> </text:span><text:span text:style-name="T9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UnlockKey</text:span><text:span text:style-name="T109"> works like </text:span><text:span text:style-name="CrossRef"><text:reference-ref text:reference-format="text" text:ref-name="unlockey">unlockKey</text:reference-ref></text:span><text:span text:style-name="T109"> except that authorization is derived from a </text:span><text:span text:style-name="CrossRef"><text:span text:style-name="T101"><text:reference-ref text:reference-format="text" text:ref-name="targ.key.ref">Target Key Reference</text:reference-ref></text:span></text:span><text:span text:style-name="T109"> instead of a PUK.</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T118">Authorization</text:span></text:p>
      <text:p text:style-name="Text_20_body"><text:span text:style-name="T109"><text:line-break/></text:span><text:span text:style-name="T3">If</text:span><text:span text:style-name="T109"> the target key is associated with a PUK object the PUK error count </text:span><text:span text:style-name="T59">must</text:span><text:span text:style-name="T109"> be cleared as well.</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6"><text:span text:style-name="T134"><text:line-break/>    &lt;</text:span><text:span text:style-name="T43">CertficatePath</text:span><text:span text:style-name="T134"> … &gt;<text:line-break/> <text:s text:c="2"/> &lt;/</text:span><text:span text:style-name="T43">CertficatePath</text:span><text:span text:style-name="T134">&gt;<text:line-break/></text:span></text:p>
            <text:p text:style-name="P111"><text:span text:style-name="T134"><text:s/>  <text:s/>&lt;</text:span><text:span text:style-name="T43">Unlock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9"/>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UnlockKey</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7">⁮[</text:span><text:span text:style-name="T99"> </text:span><text:span text:style-name="T9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UpdateKey</text:span><text:span text:style-name="T109"> updates (replaces) a key created in an earlier provisioning session.</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CrossRef"><text:span text:style-name="T10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101"><text:line-break/>The new key </text:span><text:span text:style-name="T104">must</text:span><text:span text:style-name="T101"> be </text:span><text:span text:style-name="T2">fully provisioned</text:span><text:span text:style-name="T101"> (fitted with a certificate and optional attributes), </text:span><text:span text:style-name="T2">before</text:span><text:span text:style-name="T101"> this method is called. <text:s/>However, the new key </text:span><text:span text:style-name="T104">must not</text:span><text:span text:style-name="T101"> be PIN‑protected since it supposed to </text:span><text:span text:style-name="T2">inherit</text:span><text:span text:style-name="T101"> the old key's PIN protection scheme (if there is one). <text:s/>Inheritance does not mean “copying” but </text:span><text:span text:style-name="T2">linking</text:span><text:span text:style-name="T101"> the new key to an existing PIN object. <text:s/>See </text:span><text:span text:style-name="CrossRef"><text:span text:style-name="T101"><text:reference-ref text:reference-format="text" text:ref-name="key.protectionobjects">PIN and PUK Objects</text:reference-ref></text:span></text:span><text:span text:style-name="T101">.</text:span></text:p>
      <text:p text:style-name="P41"><text:span text:style-name="T101">The target key and and the new key </text:span><text:span text:style-name="T103">must</text:span><text:span text:style-name="T101"> have identical </text:span><text:span text:style-name="CrossRef"><text:span text:style-name="T101"><text:reference-ref text:reference-format="text" text:ref-name="keyusage">Application Usage</text:reference-ref></text:span></text:span><text:span text:style-name="T10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9">The </text:span><text:span text:style-name="T118">KeyHandle</text:span><text:span text:style-name="T109"> of the updated key </text:span><text:span text:style-name="T61">must</text:span><text:span text:style-name="T109"> after a successful update be set equal to </text:span><text:span text:style-name="T118">TargetKeyHandle</text:span><text:span text:style-name="T109">.</text:span></text:p>
      <text:p text:style-name="Text_20_body"><text:span text:style-name="T109">A conforming SKS </text:span><text:span text:style-name="T61">must</text:span><text:span text:style-name="T109"> allow a (single) </text:span><text:span text:style-name="T112">postUpdateKey</text:span><text:span text:style-name="T109"> combined with an arbitrary number of </text:span><text:span text:style-name="CrossRef"><text:reference-ref text:reference-format="text" text:ref-name="pp_clonekeyprot">postCloneKeyProtection</text:reference-ref></text:span><text:span text:style-name="T109"> calls referring to the same </text:span><text:span text:style-name="T118">TargetKeyHandle</text:span><text:span text:style-name="T109">.</text:span></text:p>
      <text:p text:style-name="P50"><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8"><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5"/>&lt;</text:span><text:span text:style-name="T43">Update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5"><text:span text:style-name="T137"><text:s/>   &lt;/</text:span><text:span text:style-name="T44">CertficatePath</text:span><text:span text:style-name="T137">&gt;<text:line-break/></text:span></text:p>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UpdateKey</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p text:style-name="P50"><text:span text:style-name="T115">KeyHandle</text:span><text:span text:style-name="T67"> is the handle associated with </text:span><text:span text:style-name="T115">CertficatePath</text:span><text:span text:style-name="T67">.</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7">⁮[</text:span><text:span text:style-name="T99"> </text:span><text:span text:style-name="T9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CloneKeyProtection</text:span><text:span text:style-name="T109"> clones the </text:span><text:span text:style-name="T3">protection scheme</text:span><text:span text:style-name="T109"> of a key created in an earlier provisioning session and applies it to a newly created key.</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CrossRef"><text:span text:style-name="T10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101"><text:line-break/>The new key </text:span><text:span text:style-name="T104">must</text:span><text:span text:style-name="T101"> be </text:span><text:span text:style-name="T2">fully provisioned</text:span><text:span text:style-name="T101"> (fitted with a certificate and optional attributes), </text:span><text:span text:style-name="T2">before</text:span><text:span text:style-name="T101"> this method is called. <text:s/>However, the new key </text:span><text:span text:style-name="T104">must not</text:span><text:span text:style-name="T101"> be PIN‑protected since it supposed to </text:span><text:span text:style-name="T2">inherit</text:span><text:span text:style-name="T101"> the old key's PIN protection scheme (if there is one). <text:s/>Inheritance does not mean “copying” but </text:span><text:span text:style-name="T2">linking</text:span><text:span text:style-name="T101"> the new key to an existing PIN object. <text:s/>See </text:span><text:span text:style-name="CrossRef"><text:span text:style-name="T101"><text:reference-ref text:reference-format="text" text:ref-name="key.protectionobjects">PIN and PUK Objects</text:reference-ref></text:span></text:span><text:span text:style-name="T101">.</text:span></text:p>
      <text:p text:style-name="Text_20_body"><text:span text:style-name="T107">An inherited </text:span><text:span text:style-name="T109">custom PIN protection scheme </text:span><text:span text:style-name="T59">must</text:span><text:span text:style-name="T109"> have its grouping attribute set to </text:span><text:span text:style-name="T112">shared</text:span><text:span text:style-name="T109"> (see </text:span><text:span text:style-name="CrossRef"><text:reference-ref text:reference-format="text" text:ref-name="pingrouping">PIN Grouping</text:reference-ref></text:span><text:span text:style-name="T109">).</text:span></text:p>
      <text:p text:style-name="Text_20_body"><text:span text:style-name="T109">A conforming SKS </text:span><text:span text:style-name="T61">must</text:span><text:span text:style-name="T109"> allow multiple </text:span><text:span text:style-name="T112">postCloneKeyProtection</text:span><text:span text:style-name="T109"> calls referring to the same </text:span><text:span text:style-name="T118">TargetKeyHandle</text:span><text:span text:style-name="T109">.</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7"><text:span text:style-name="T134"><text:line-break/>    &lt;</text:span><text:span text:style-name="T43">CertficatePath</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5"/>&lt;</text:span><text:span text:style-name="T43">CloneKeyProtection</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5"><text:span text:style-name="T137"><text:s/>   &lt;/</text:span><text:span text:style-name="T44">CertficatePath</text:span><text:span text:style-name="T137">&gt;<text:line-break/></text:span></text:p>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CloneKeyProtection</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p text:style-name="P50"><text:span text:style-name="T115">KeyHandle</text:span><text:span text:style-name="T67"> is the handle associated with </text:span><text:span text:style-name="T115">CertficatePath</text:span><text:span text:style-name="T67">.</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9">The following element </text:span><text:span text:style-name="T88">must not</text:span><text:span text:style-name="T89"> be present if the returned </text:span>KeyHandle<text:span text:style-name="T83">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2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15">KeyHandle</text:span><text:span text:style-name="T73"> </text:span><text:span text:style-name="T77">must</text:span><text:span text:style-name="T73"> initially be set to 0 to start an enumeration round.</text:span></text:p>
      <text:p text:style-name="P50"><text:span text:style-name="T73">Succeeding calls </text:span><text:span text:style-name="T77">must</text:span><text:span text:style-name="T73"> use the output </text:span><text:span text:style-name="T115">KeyHandle</text:span><text:span text:style-name="T73"> as input to the next call.</text:span></text:p>
      <text:p text:style-name="P75"><text:span text:style-name="T73">When </text:span><text:span text:style-name="T115">enumerateKeys</text:span><text:span text:style-name="T67"> returns with a </text:span><text:span text:style-name="T115">KeyHandle</text:span><text:span text:style-name="T67">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12">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short</text:p>
          </table:table-cell>
          <table:table-cell table:style-name="Table37.C2" table:number-rows-spanned="2" table:number-columns-spanned="2" office:value-type="string">
            <text:p text:style-name="P91">‎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7">⁮[</text:span><text:span text:style-name="T99"> </text:span><text:span text:style-name="T97">]</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7">‎</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63">Number of</text:span> <text:span text:style-name="T118">Type</text:span> URIs <text:span text:style-name="T6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55">Extension </text:span><text:span text:style-name="T116">Type</text:span><text:span text:style-name="T155"> URI.</text:span> <text:s/><text:span text:style-name="T2">Repeated</text:span> object</text:p>
          </table:table-cell>
          <table:covered-table-cell/>
        </table:table-row>
      </table:table>
      <text:p text:style-name="P50"/>
      <text:p text:style-name="P50"><text:span text:style-name="T12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63">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63">See </text:span><text:span text:style-name="CrossRef"><text:span text:style-name="T6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63">Copy of </text:span><text:span text:style-name="T118">Format</text:span> defined by <text:span text:style-name="CrossRef"><text:span text:style-name="T6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63">Copy of </text:span><text:span text:style-name="T118">RetryLimit</text:span> defined by <text:span text:style-name="CrossRef"><text:span text:style-name="T6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6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63">Current PIN error count for keys protected by</text:span> a local PIN policy object [1]</text:p>
            <text:p text:style-name="Standard"><text:span text:style-name="T6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63">Exact copies of the corresponding </text:span><text:span text:style-name="CrossRef"><text:span text:style-name="T63"><text:reference-ref text:reference-format="text" text:ref-name="createKeyPair">createKeyEntry</text:reference-ref></text:span></text:span><text:span text:style-name="T63">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63">Tells if there exists a </text:span><text:span text:style-name="T65">copy</text:span><text:span text:style-name="T63"> of the key. <text:s/>See </text:span><text:span text:style-name="CrossRef"><text:span text:style-name="T63"><text:reference-ref text:reference-format="text" text:ref-name="key.bck.2">KeyBackup</text:reference-ref></text:span></text:span> table on the next page</text:p>
          </table:table-cell>
        </table:table-row>
      </table:table>
      <text:p text:style-name="P50"/>
      <text:p text:style-name="P50"><text:span text:style-name="T121">getKeyProtectionInfo</text:span> returns information about the protection scheme for a key including possible biometric options. <text:s/>In addition, the call retrieves the current protection status for the key.</text:p>
      <text:p text:style-name="P50">Note 1: Fields <text:span text:style-name="T59">must</text:span> be set to zero if they do not apply to the key in question.</text:p>
      <text:p text:style-name="Text_20_body"/>
      <text:p text:style-name="Text_20_body"/>
      <text:p text:style-name="Text_20_body"/>
      <text:p text:style-name="Text_20_body"/>
      <text:p text:style-name="P65">Continued on the next page...</text:p>
      <text:p text:style-name="P93"/>
      <text:p text:style-name="P117"><text:span text:style-name="T67">The following table illustrates how the </text:span><text:reference-mark-start text:name="prot.status"/><text:span text:style-name="T115">ProtectionStatus</text:span><text:reference-mark-end text:name="prot.status"/><text:span text:style-name="T67">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3">PIN_PROTECTED</text:p>
          </table:table-cell>
          <table:table-cell table:style-name="Table57.A2" office:value-type="string">
            <text:p text:style-name="P106">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3">PUK_PROTECTED</text:p>
          </table:table-cell>
          <table:table-cell table:style-name="Table57.A2" office:value-type="string">
            <text:p text:style-name="P106">0x02</text:p>
          </table:table-cell>
          <table:table-cell table:style-name="Table57.C2" office:value-type="string">
            <text:p text:style-name="Standard">The key is protected by a local PUK policy object. <text:s/>This bit <text:span text:style-name="T103">must</text:span> be <text:span text:style-name="T2">combined</text:span> with bit <text:span text:style-name="T112">PIN_PROTECTED</text:span></text:p>
          </table:table-cell>
        </table:table-row>
        <table:table-row table:style-name="Table57.2">
          <table:table-cell table:style-name="Table57.A2" office:value-type="string">
            <text:p text:style-name="P103">PIN_BLOCKED</text:p>
          </table:table-cell>
          <table:table-cell table:style-name="Table57.A2" office:value-type="string">
            <text:p text:style-name="P106">0x04</text:p>
          </table:table-cell>
          <table:table-cell table:style-name="Table57.C2" office:value-type="string">
            <text:p text:style-name="Standard">The key has locked-up due to PIN errors.<text:span text:style-name="T109"> <text:s/>This bit </text:span><text:span text:style-name="T103">must</text:span><text:span text:style-name="T58"> </text:span>be <text:span text:style-name="T2">combined</text:span> with bit <text:span text:style-name="T112">PIN_PROTECTED</text:span></text:p>
          </table:table-cell>
        </table:table-row>
        <table:table-row table:style-name="Table57.2">
          <table:table-cell table:style-name="Table57.A2" office:value-type="string">
            <text:p text:style-name="P103">PUK_BLOCKED</text:p>
          </table:table-cell>
          <table:table-cell table:style-name="Table57.A2" office:value-type="string">
            <text:p text:style-name="P106">0x08</text:p>
          </table:table-cell>
          <table:table-cell table:style-name="Table57.C2" office:value-type="string">
            <text:p text:style-name="Standard">The key has locked-up due to PUK errors.<text:span text:style-name="T109"> <text:s/>This bit </text:span><text:span text:style-name="T103">must</text:span><text:span text:style-name="T58"> </text:span>be <text:span text:style-name="T2">combined</text:span> with bit <text:span text:style-name="T112">PUK_PROTECTED</text:span></text:p>
          </table:table-cell>
        </table:table-row>
        <table:table-row table:style-name="Table57.2">
          <table:table-cell table:style-name="Table57.A2" office:value-type="string">
            <text:p text:style-name="P103">DEVICE_PIN</text:p>
          </table:table-cell>
          <table:table-cell table:style-name="Table57.A2" office:value-type="string">
            <text:p text:style-name="P106">0x10</text:p>
          </table:table-cell>
          <table:table-cell table:style-name="Table57.C2" office:value-type="string">
            <text:p text:style-name="Standard">The key is protected by a device PIN. <text:s/>Information about device PINs is out of scope for the SKS API.<text:span text:style-name="T109"> <text:s/>This bit </text:span><text:span text:style-name="T103">must </text:span>be the only active bit if applicable</text:p>
          </table:table-cell>
        </table:table-row>
      </table:table>
      <text:p text:style-name="Text_20_body"/>
      <text:p text:style-name="P54">If all bits are zero the key is not PIN protected.</text:p>
      <text:p text:style-name="Standard"><text:span text:style-name="T67"><text:line-break/>The following table illustrates how the </text:span><text:reference-mark-start text:name="key.bck.2"/><text:span text:style-name="T115">KeyBackup</text:span><text:reference-mark-end text:name="key.bck.2"/><text:span text:style-name="T67">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5">IMPORTED</text:p>
          </table:table-cell>
          <table:table-cell table:style-name="Table112.A2" office:value-type="string">
            <text:p text:style-name="P106">0x01</text:p>
          </table:table-cell>
          <table:table-cell table:style-name="Table112.C2" office:value-type="string">
            <text:p text:style-name="Table_20_Contents"><text:span text:style-name="T63">The IMPORTED bit </text:span><text:span text:style-name="T59">must</text:span> be set if the key has been supplied through <text:span text:style-name="CrossRef"><text:span text:style-name="T63"><text:reference-ref text:reference-format="text" text:ref-name="restorePrivateKey">importPrivateKey</text:reference-ref></text:span></text:span> or <text:span text:style-name="CrossRef"><text:span text:style-name="T63"><text:reference-ref text:reference-format="text" text:ref-name="setpiggybacked">importSymmetricKey</text:reference-ref></text:span></text:span></text:p>
          </table:table-cell>
        </table:table-row>
        <table:table-row table:style-name="Table112.3">
          <table:table-cell table:style-name="Table112.A2" office:value-type="string">
            <text:p text:style-name="P105">EXPORTED</text:p>
          </table:table-cell>
          <table:table-cell table:style-name="Table112.A2" office:value-type="string">
            <text:p text:style-name="P106">0x02</text:p>
          </table:table-cell>
          <table:table-cell table:style-name="Table112.C2" office:value-type="string">
            <text:p text:style-name="Table_20_Contents"><text:span text:style-name="T63">The EXPORTED bit </text:span><text:span text:style-name="T59">must</text:span> be set if the key has been subject to an <text:span text:style-name="CrossRef"><text:span text:style-name="T63"><text:reference-ref text:reference-format="text" text:ref-name="exportkey">exportKey</text:reference-ref></text:span></text:span> operation</text:p>
          </table:table-cell>
        </table:table-row>
      </table:table>
      <text:p text:style-name="Text_20_body"/>
      <text:p text:style-name="P54"/>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55">Type URI.</text:span><text:span text:style-name="T15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91"><text:span text:style-name="T109">Exact copies of the corresponding </text:span><text:span text:style-name="CrossRef"><text:reference-ref text:reference-format="text" text:ref-name="addextensiondata">addExtension</text:reference-ref></text:span><text:span text:style-name="T10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21">getExtension</text:span> returns a typed extension object associated with a key.</text:p>
      <text:p text:style-name="P50">Note that encrypted extensions are decrypted during provisioning.</text:p>
      <text:p text:style-name="P50">If the extension is intended to be consumed by the SKS, <text:span text:style-name="T118">ExtensionData</text:span> <text:span text:style-name="T59">must</text:span> be returned as a zero-length array.</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8">Type URI which </text:span><text:span text:style-name="T102">must</text:span> identify a <text:span text:style-name="T11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8">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8">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21">setProperty</text:span> sets a <text:span text:style-name="T118">Property</text:span> in a <text:span text:style-name="T118">PropertyBag</text:span> linked to a key.</text:p>
      <text:p text:style-name="Text_20_body">If the named <text:span text:style-name="T114">Property</text:span> does not exist or is not <text:span text:style-name="T2">writable</text:span>, an error <text:span text:style-name="T58">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7">⁮[</text:span><text:span text:style-name="T99"> </text:span><text:span text:style-name="T9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12">Authorization</text:span> data to the key <text:span text:style-name="T102">must</text:span> return <text:span text:style-name="CrossRef"><text:reference-ref text:reference-format="text" text:ref-name="auth.error">ERROR_AUTHORIZATION</text:reference-ref></text:span> status.</text:p>
      <text:p text:style-name="P50"><text:span text:style-name="T109">A conforming SKS </text:span><text:span text:style-name="T61">may</text:span><text:span text:style-name="T109"> introduce physical presence methods like GPIO-based buttons, </text:span><text:span text:style-name="T3">circumventing</text:span><text:span text:style-name="T109"> </text:span><text:span text:style-name="CrossRef"><text:reference-ref text:reference-format="text" text:ref-name="delete.protection">Delete Protection</text:reference-ref></text:span><text:span text:style-name="T109"> settings.</text:span></text:p>
      <text:p text:style-name="P50"><text:span text:style-name="T109">Regarding delete of PIN and PUK policy objects, see </text:span><text:span text:style-name="CrossRef"><text:reference-ref text:reference-format="text" text:ref-name="key.protectionobjects">PIN and PUK Objects</text:reference-ref></text:span><text:span text:style-name="T109">.</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7">⁮[</text:span><text:span text:style-name="T99"> </text:span><text:span text:style-name="T9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7">⁮[</text:span><text:span text:style-name="T99"> </text:span><text:span text:style-name="T9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21">exportKey</text:span> exports a private or symmetric key from the <text:span text:style-name="CrossRef"><text:reference-ref text:reference-format="text" text:ref-name="cred.db">Credential Database</text:reference-ref></text:span>.</text:p>
      <text:p text:style-name="P50">Invalid <text:span text:style-name="T112">Authorization</text:span> data to the key <text:span text:style-name="T102">must</text:span> return <text:span text:style-name="CrossRef"><text:reference-ref text:reference-format="text" text:ref-name="auth.error">ERROR_AUTHORIZATION</text:reference-ref></text:span> status.</text:p>
      <text:p text:style-name="Text_20_body">Private (asymmetric) keys <text:span text:style-name="T59">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21">exportKey</text:span><text:span text:style-name="T83"> </text:span><text:span text:style-name="T84">must</text:span><text:span text:style-name="T83"> return </text:span><text:span text:style-name="CrossRef"><text:span text:style-name="T101"><text:reference-ref text:reference-format="text" text:ref-name="err.not.allowed">ERROR_NOT_ALLOWED</text:reference-ref></text:span></text:span><text:span text:style-name="T83"> status.</text:span></text:p>
      <text:p text:style-name="Text_20_body"><text:span text:style-name="T67">Note that the </text:span><text:span text:style-name="CrossRef"><text:span text:style-name="T101"><text:reference-ref text:reference-format="text" text:ref-name="priv.key.bck">KeyBackup</text:reference-ref></text:span></text:span><text:span text:style-name="T121">.EXPORTED</text:span><text:span text:style-name="T83"> flag of the key </text:span><text:span text:style-name="T86">must</text:span><text:span text:style-name="T83"> be set after execution of </text:span><text:span text:style-name="T121">exportKey</text:span><text:span text:style-name="T83">.</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7">⁮[</text:span><text:span text:style-name="T99"> </text:span><text:span text:style-name="T9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unlockKey</text:span> re-enables a key that has been locked due to erroneous PIN entries.</text:p>
      <text:p text:style-name="P50">Note that this method only applies to keys that are protected by local PIN and PUK policy objects.</text:p>
      <text:p text:style-name="P50"><text:span text:style-name="T83">Invalid </text:span><text:span text:style-name="T121">Authorization</text:span><text:span text:style-name="T83"> data (PUK)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unlockKey</text:span><text:span text:style-name="T83"> succeeds all keys sharing the PIN object will be unlocked.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7">⁮[</text:span><text:span text:style-name="T99"> </text:span><text:span text:style-name="T9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7">⁮[</text:span><text:span text:style-name="T99"> </text:span><text:span text:style-name="T9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changePIN</text:span> modifies a PIN for a key.</text:p>
      <text:p text:style-name="Text_20_body"><text:span text:style-name="T83">Note that the key </text:span><text:span text:style-name="T86">must</text:span><text:span text:style-name="T83"> be protected by a local PIN policy object having the </text:span><text:span text:style-name="CrossRef"><text:span text:style-name="T101"><text:reference-ref text:reference-format="text" text:ref-name="pin.user.mod">UserModifiable</text:reference-ref></text:span></text:span><text:span text:style-name="T83"> attribute set.</text:span></text:p>
      <text:p text:style-name="P50"><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changePIN</text:span><text:span text:style-name="T83"> succeeds all keys sharing the PIN object will be updated.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7">⁮[</text:span><text:span text:style-name="T99"> </text:span><text:span text:style-name="T9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7">⁮[</text:span><text:span text:style-name="T99"> </text:span><text:span text:style-name="T9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setPIN</text:span> sets a PIN for a key <text:span text:style-name="T2">regardless of PIN block status</text:span> since it uses a PUK as authorization.</text:p>
      <text:p text:style-name="Text_20_body"><text:span text:style-name="T83">Note that the key </text:span><text:span text:style-name="T86">must</text:span><text:span text:style-name="T83"> be protected by local PUK and PIN policy objects where the latter have the </text:span><text:span text:style-name="CrossRef"><text:span text:style-name="T101"><text:reference-ref text:reference-format="text" text:ref-name="pin.user.mod">UserModifiable</text:reference-ref></text:span></text:span><text:span text:style-name="T83"> attribute set.</text:span></text:p>
      <text:p text:style-name="P50"><text:span text:style-name="T83">I</text:span>nvalid <text:span text:style-name="T112">Authorization</text:span> data (PUK)<text:span text:style-name="T83">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setPIN</text:span><text:span text:style-name="T83"> succeeds all keys sharing the PIN object will be updated and </text:span><text:span text:style-name="T89">unlocked</text:span><text:span text:style-name="T83">.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685210_1828343271"/><text:reference-mark-start text:name="upd.frm"/><text:span text:style-name="T83">updateFirmware</text:span><text:reference-mark-end text:name="upd.frm"/><text:span text:style-name="T83">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12">updateFirmware</text:span> is an <text:span text:style-name="T2">optional</text:span> method that performs a firmware update operation. <text:s/>The method is only available if the <text:span text:style-name="CrossRef"><text:span text:style-name="T101"><text:reference-ref text:reference-format="text" text:ref-name="upd.url">UpdateURL</text:reference-ref></text:span></text:span><text:span text:style-name="T83"> is non-zero. <text:s text:c="2"/>To perform an update, the SKS management system issues an HTTP GET operation to the service pointed out by </text:span><text:span text:style-name="CrossRef"><text:span text:style-name="T101"><text:reference-ref text:reference-format="text" text:ref-name="upd.url">UpdateURL</text:reference-ref></text:span></text:span><text:span text:style-name="T83">.</text:span> <text:s/>If the service returns a content of zero length, the SKS device is assumed to be up‑to‑date, else <text:span text:style-name="T121">updateFirmware</text:span> should be called with the content in <text:span text:style-name="T121">Chunk</text:span>. <text:s/>The return value from the call is either a new URL to be used analogous to <text:span text:style-name="CrossRef"><text:span text:style-name="T101"><text:reference-ref text:reference-format="text" text:ref-name="upd.url">UpdateURL</text:reference-ref></text:span></text:span>, or a zero-length string indicating that the update is ready.</text:p>
      <text:p text:style-name="Standard">A conforming update service <text:span text:style-name="T59">must</text:span> use the MIME-type <text:span text:style-name="T121">application/</text:span><text:span text:style-name="Emphasis"><text:span text:style-name="T121">octet</text:span></text:span><text:span text:style-name="T121">-</text:span><text:span text:style-name="Emphasis"><text:span text:style-name="T121">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21">updateFirmware</text:span> method <text:span text:style-name="T59">must</text:span> be implemented in such a way that the SKS container cannot be made inoperable due to network errors or aborted update operations. <text:s/>In addition,<text:line-break/>the SKS container <text:span text:style-name="T59">must</text:span> be able to <text:span text:style-name="T2">securely</text:span> <text:span text:style-name="T2">authenticate</text:span> the update service's <text:span text:style-name="T121">Chunk</text:span> data</text:p>
          </table:table-cell>
        </table:table-row>
      </table:table>
      <text:p text:style-name="Text_20_body"/>
      <text:p text:style-name="P63"/>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73">Signature algorithm</text:span><text:span text:style-name="T75"> URI</text:span>. <text:s/>See <text:span text:style-name="CrossRef"><text:reference-ref text:reference-format="text" text:ref-name="asym.algos">Asymmetric Key Signatures</text:reference-ref></text:span><text:span text:style-name="CrossRef"> </text:span><text:span text:style-name="T7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7">⁮[</text:span><text:span text:style-name="T99"> </text:span><text:span text:style-name="T9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12">signHashedData</text:span> performs an asymmetric key signature operation on the input <text:span text:style-name="T112">Data</text:span> object.</text:p>
      <text:p text:style-name="Text_20_body"><text:span text:style-name="T112">Data</text:span> <text:span text:style-name="T58">must</text:span> be hashed <text:span text:style-name="T2">as required by the signature algorithm</text:span>.</text:p>
      <text:p text:style-name="Text_20_body">The <text:span text:style-name="T112">Parameters</text:span> object <text:span text:style-name="T58">must</text:span> be of zero length for algorithms not needing additional input.</text:p>
      <text:p text:style-name="Text_20_body"><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Text_20_body"><text:span text:style-name="T67">The length of </text:span><text:span text:style-name="T115">Data</text:span><text:span text:style-name="T67"> </text:span><text:span text:style-name="T70">must</text:span><text:span text:style-name="T67"> match the hash algorithm. <text:s/>Note that signature algorithms that do not define a specific hash algorithm impose no tests on </text:span><text:span text:style-name="T115">Data</text:span><text:span text:style-name="T67"> length. <text:s/>The </text:span><text:a xlink:type="simple" xlink:href="http://xmlns.webpki.org/keygen2/1.0#algorithm.rsa.none"><text:span text:style-name="T140">http://xmlns.webpki.org/sks/algorithm#rsa.pkcs1.none</text:span></text:a><text:span text:style-name="T136"> signature </text:span><text:span text:style-name="T67">algorithm </text:span><text:span text:style-name="T70">must</text:span><text:span text:style-name="T67"> format the signature packet according to </text:span><text:span text:style-name="CrossRef"><text:span text:style-name="T101"><text:reference-ref text:reference-format="text" text:ref-name="pkcs1">PKCS #1</text:reference-ref></text:span></text:span><text:span text:style-name="T67"> but without hash algorithm identifiers:</text:span></text:p>
      <text:p text:style-name="Text_20_body"><text:tab/>EMSA = <text:span text:style-name="T122">0x00</text:span> || <text:span text:style-name="T122">0x01</text:span> || <text:span text:style-name="T122">PS</text:span> || <text:span text:style-name="T122">0x00</text:span> || <text:span text:style-name="T115">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73">Encryption algorithm</text:span><text:span text:style-name="T75"> URI</text:span>. <text:s/>See <text:span text:style-name="CrossRef"><text:reference-ref text:reference-format="text" text:ref-name="asymm.key.enc">Asymmetric Key Encryption</text:reference-ref></text:span><text:span text:style-name="CrossRef"> </text:span><text:span text:style-name="T7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7">⁮[</text:span><text:span text:style-name="T99"> </text:span><text:span text:style-name="T97">]</text:span></text:p>
          </table:table-cell>
          <table:table-cell table:style-name="Table89.C2" office:value-type="string">
            <text:p text:style-name="P2">Decrypted data</text:p>
          </table:table-cell>
        </table:table-row>
      </table:table>
      <text:p text:style-name="Text_20_body"/>
      <text:p text:style-name="Text_20_body"><text:span text:style-name="T112">asymmetricKeyDecrypt</text:span> performs an asymmetric key decryption operation on the input <text:span text:style-name="T112">Data</text:span> object.</text:p>
      <text:p text:style-name="Text_20_body"><text:span text:style-name="T112">Data</text:span> <text:span text:style-name="T58">must</text:span> be padded <text:span text:style-name="T2">as required by the encryption algorithm</text:span> like <text:span text:style-name="CrossRef"><text:span text:style-name="T101"><text:reference-ref text:reference-format="text" text:ref-name="pkcs1">PKCS #1</text:reference-ref></text:span></text:span> for <text:span text:style-name="T28">http://xmlns.webpki.org/sks/algorithm#rsa.pkcs1_5</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73">Key agreement algorithm</text:span><text:span text:style-name="T75"> URI</text:span>. <text:s/>See <text:span text:style-name="CrossRef"><text:reference-ref text:reference-format="text" text:ref-name="key_agreement">Diffie-Hellman Key Agreement</text:reference-ref></text:span><text:span text:style-name="CrossRef"> </text:span><text:span text:style-name="T7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7">⁮[</text:span><text:span text:style-name="T99"> </text:span><text:span text:style-name="T97">]</text:span></text:p>
          </table:table-cell>
          <table:table-cell table:style-name="Table106.C2" office:value-type="string">
            <text:p text:style-name="P2">Shared secret</text:p>
          </table:table-cell>
        </table:table-row>
      </table:table>
      <text:p text:style-name="Text_20_body"/>
      <text:p text:style-name="Text_20_body"><text:span text:style-name="T112">keyAgreement</text:span> performs an asymmetric key agreement operation resulting in a shared secret.</text:p>
      <text:p text:style-name="Text_20_body"><text:span text:style-name="T121">PublicKey</text:span><text:span text:style-name="T101"> </text:span><text:span text:style-name="T104">must</text:span><text:span text:style-name="T101"> be an EC public key</text:span><text:span text:style-name="T68"> in </text:span><text:span text:style-name="CrossRef"><text:span text:style-name="T101"><text:reference-ref text:reference-format="text" text:ref-name="X.509">X.509</text:reference-ref></text:span></text:span><text:span text:style-name="T68"> DER format using the same curve as </text:span><text:span text:style-name="T115">KeyHandle</text:span><text:span text:style-name="T101">. <text:s/>See </text:span><text:span text:style-name="CrossRef"><text:span text:style-name="T101"><text:reference-ref text:reference-format="text" text:ref-name="elliptic.curves">Elliptic Curve</text:reference-ref></text:span></text:span><text:span text:style-name="T101">.</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96"/>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73">HMAC algorithm</text:span><text:span text:style-name="T75"> URI</text:span>. <text:s/>See <text:span text:style-name="CrossRef"><text:reference-ref text:reference-format="text" text:ref-name="hmac.operations">HMAC Operations</text:reference-ref></text:span><text:span text:style-name="CrossRef"> </text:span><text:span text:style-name="T76">‎</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7">⁮[</text:span><text:span text:style-name="T99"> </text:span><text:span text:style-name="T9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7">⁮[</text:span><text:span text:style-name="T99"> </text:span><text:span text:style-name="T9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7">⁮[</text:span><text:span text:style-name="T99"> </text:span><text:span text:style-name="T97">]</text:span></text:p>
          </table:table-cell>
          <table:table-cell table:style-name="Table91.C2" office:value-type="string">
            <text:p text:style-name="P2">HMACed data</text:p>
          </table:table-cell>
        </table:table-row>
      </table:table>
      <text:p text:style-name="Text_20_body"/>
      <text:p text:style-name="Text_20_body"><text:span text:style-name="T112">performHMAC</text:span> performs a symmetric key HMAC operation on the input <text:span text:style-name="T112">Data</text:span> object.</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73">Encryption algorithm</text:span><text:span text:style-name="T75"> URI</text:span>. <text:s/>See <text:span text:style-name="CrossRef"><text:reference-ref text:reference-format="text" text:ref-name="sym.key.enc">Symmetric Key Encryption</text:reference-ref></text:span><text:span text:style-name="CrossRef"> </text:span><text:span text:style-name="T7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7">⁮[</text:span><text:span text:style-name="T99"> </text:span><text:span text:style-name="T9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7">⁮[</text:span><text:span text:style-name="T99"> </text:span><text:span text:style-name="T9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12">symmetricKeyEncrypt</text:span> performs a symmetric key encryption or decryption operation on the input <text:span text:style-name="T112">Data</text:span> object.</text:p>
      <text:p text:style-name="Text_20_body">Note that if an IV (Initialization Vector) is required by the encryption algorithm it <text:span text:style-name="T58">must</text:span> be supplied in <text:span text:style-name="T118">Parameters</text:span> unless it is supposed to supplied as a part of <text:span text:style-name="T32">Data</text:span> like for <text:span text:style-name="CrossRef"><text:span text:style-name="T101"><text:reference-ref text:reference-format="text" text:ref-name="xml.encrypt">XML Encryption</text:reference-ref></text:span></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Standard">.</text:p>
      <text:p text:style-name="P62"/>
      <text:list xml:id="list27495983" text:style-name="Numbering_20_4">
        <text:list-item>
          <text:h text:style-name="P18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6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5</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13">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13">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90">,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15413in 0.502993904768664in)" svg:viewBox="0 0 780 436" svg:d="m0 1290264c245-308 723-136 780 279"><text:p/></draw:path><draw:path draw:style-name="gr7" draw:text-style-name="P188" svg:width="0.3091in" svg:height="0.1717in" draw:transform="skewX (0.068067840827766) rotate (-1.22085781177099) translate (0.12480529467357in 0.139011726359927in)" svg:viewBox="0 0 786 437" svg:d="m0 1280855c247-309 729-137 786 279"><text:p/></draw:path><draw:path draw:style-name="gr7" draw:text-style-name="P188" svg:width="0.5736in" svg:height="0.3949in" draw:transform="skewX (0.138230076757925) rotate (-1.18036617312473) translate (0.256204827034809in 0.527845900801993in)" svg:viewBox="0 0 1458 1004" svg:d="m0 1424725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90"> (, </text:span><text:span text:style-name="T89">“PIN.1”</text:span><text:span text:style-name="T90">,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90">, </text:span><text:span text:style-name="T89">“Key.1”</text:span><text:span text:style-name="T9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90">, </text:span><text:span text:style-name="T89">“Key.2”</text:span><text:span text:style-name="T90">,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537013" text:continue-numbering="true" text:style-name="Numbering_20_4">
        <text:list-item>
          <text:h text:style-name="P18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9"><text:span text:style-name="T112">ProvisioningHandle</text:span><text:span text:style-name="T90">, ...</text:span> = <text:span text:style-name="CrossRef"><text:reference-ref text:reference-format="text" text:ref-name="createProvisioningSession">createProvisioningSession</text:reference-ref></text:span> (…)</text:p>
      <text:p text:style-name="P120"><text:span text:style-name="T112">PUKPolicyHandle</text:span> = <text:span text:style-name="CrossRef"><text:reference-ref text:reference-format="text" text:ref-name="createPUKPolicy">createPUKPolicy</text:reference-ref></text:span> (<text:span text:style-name="T112">ProvisioningHandle</text:span><text:span text:style-name="T90">, ...)</text:span></text:p>
      <text:p text:style-name="P120"><text:span text:style-name="T112">PINPolicyHandle</text:span><text:span text:style-name="T90"> = </text:span><text:span text:style-name="CrossRef"><text:reference-ref text:reference-format="text" text:ref-name="createPINPolicy">createPINPolicy</text:reference-ref></text:span><text:span text:style-name="T90"> (</text:span><text:span text:style-name="T112">ProvisioningHandle</text:span><text:span text:style-name="T90">, … , </text:span><text:span text:style-name="T112">PUKPolicyHandle</text:span><text:span text:style-name="T90">, ...)</text:span></text:p>
      <text:p text:style-name="P120"><text:span text:style-name="T112">KeyHandle</text:span><text:span text:style-name="T90">, ...</text:span> = <text:span text:style-name="CrossRef"><text:reference-ref text:reference-format="text" text:ref-name="createKeyPair">createKeyEntry</text:reference-ref></text:span> (<text:span text:style-name="T112">ProvisioningHandle</text:span><text:span text:style-name="T90">, … , </text:span><text:span text:style-name="T112">PINPolicyHandle</text:span><text:span text:style-name="T90">, …)</text:span></text:p>
      <text:p text:style-name="P121">External certification of the generated public key happens here...</text:p>
      <text:p text:style-name="P119"><text:span text:style-name="CrossRef"><text:reference-ref text:reference-format="text" text:ref-name="setCertificatePath">setCertificatePath</text:reference-ref></text:span><text:span text:style-name="T90"> (</text:span><text:span text:style-name="T112">KeyHandle</text:span><text:span text:style-name="T90">, ...)</text:span></text:p>
      <text:p text:style-name="P120"><text:span text:style-name="CrossRef"><text:reference-ref text:reference-format="text" text:ref-name="closeProvisioningSession">closeProvisioningSession</text:reference-ref></text:span><text:span text:style-name="T90"> (</text:span><text:span text:style-name="T112">ProvisioningHandle</text:span><text:span text:style-name="T90">, ...)</text:span></text:p>
      <text:p text:style-name="Text_20_body"><text:span text:style-name="T90"><text:line-break/>Note that </text:span><text:span text:style-name="T112">Handle</text:span><text:span text:style-name="T90"> variables are only used by local middleware, while (not shown) variables like </text:span><text:span text:style-name="T112">SessionKey</text:span><text:span text:style-name="T90">, </text:span><text:span text:style-name="T112">MAC</text:span><text:span text:style-name="T90">, </text:span><text:span text:style-name="T112">ID</text:span><text:span text:style-name="T90">, etc. are primarily used in the communication between an issuer and the SKS.</text:span></text:p>
      <text:p text:style-name="P59">If keys are to be created entirely locally, this requires local software emulation of an issuer.</text:p>
      <text:p text:style-name="P59"/>
      <text:list xml:id="list2753437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62">®</text:span> is available including a JUnit suite.</text:p>
      <text:p text:style-name="Text_20_body"><text:span text:style-name="T90">URL: </text:span><text:a xlink:type="simple" xlink:href="http://code.google.com/p/openkeystore">http://code.google.com/p/openkeystore</text:a></text:p>
      <text:p text:style-name="Text_20_body"/>
      <text:list xml:id="list27535344" text:continue-numbering="true" text:style-name="Numbering_20_4">
        <text:list-item>
          <text:h text:style-name="P18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34">&lt;</text:span><text:span text:style-name="T43">CredentialDiscoveryRequest</text:span><text:span text:style-name="T12">  </text:span><text:span text:style-name="T135">…</text:span><text:span text:style-name="T134"> <text:s/>&gt;<text:line-break/></text:span></text:p>
            <text:p text:style-name="P85"><text:span text:style-name="T134">    &lt;</text:span><text:span text:style-name="T43">LookupSpecifier</text:span><text:span text:style-name="T134"> </text:span><text:span text:style-name="T52">ID</text:span><text:span text:style-name="T134">="Lookup.1" </text:span><text:span text:style-name="T52">Nonce</text:span><text:span text:style-name="T134">="nSgmg4cznqE ... WrH2421w9SYA="&gt;<text:line-break/> <text:s text:c="3"/>    &lt;</text:span><text:span text:style-name="T43">SearchFilter</text:span><text:span text:style-name="T134"> </text:span><text:span text:style-name="T52">Email</text:span><text:span text:style-name="T134">="john.doe@example.com"/&gt;<text:line-break/>        &lt;</text:span><text:span text:style-name="T143">ds</text:span><text:span text:style-name="T134">:</text:span><text:span text:style-name="T43">Signature</text:span><text:span text:style-name="T134">&gt;<text:line-break/>            &lt;</text:span><text:span text:style-name="T143">ds</text:span><text:span text:style-name="T134">:</text:span><text:span text:style-name="T43">SignedInfo</text:span><text:span text:style-name="T134">&gt;<text:line-break/>                &lt;</text:span><text:span text:style-name="T143">ds</text:span><text:span text:style-name="T134">:</text:span><text:span text:style-name="T43">CanonicalizationMethod</text:span><text:span text:style-name="T134"> </text:span><text:span text:style-name="T52">Algorithm</text:span><text:span text:style-name="T134">="http://www.w3.org/2001/10/xml-exc-c14n#"/&gt;<text:line-break/>                &lt;</text:span><text:span text:style-name="T143">ds</text:span><text:span text:style-name="T134">:</text:span><text:span text:style-name="T43">SignatureMethod</text:span><text:span text:style-name="T134"> </text:span><text:span text:style-name="T52">Algorithm</text:span><text:span text:style-name="T134">="http://www.w3.org/2001/04/xmldsig-more#rsa-sha256"/&gt;<text:line-break/>                &lt;</text:span><text:span text:style-name="T143">ds</text:span><text:span text:style-name="T134">:</text:span><text:span text:style-name="T43">Reference</text:span><text:span text:style-name="T134"> </text:span><text:span text:style-name="T52">URI</text:span><text:span text:style-name="T134">="#Lookup.1"&gt;<text:line-break/>                    &lt;</text:span><text:span text:style-name="T143">ds</text:span><text:span text:style-name="T134">:</text:span><text:span text:style-name="T43">Transforms</text:span><text:span text:style-name="T134">&gt;<text:line-break/>                        &lt;</text:span><text:span text:style-name="T143">ds</text:span><text:span text:style-name="T134">:</text:span><text:span text:style-name="T43">Transform</text:span><text:span text:style-name="T134"> </text:span><text:span text:style-name="T52">Algorithm</text:span><text:span text:style-name="T134">="http://www.w3.org/2000/09/xmldsig#enveloped-signature"/&gt;<text:line-break/>                        &lt;</text:span><text:span text:style-name="T143">ds</text:span><text:span text:style-name="T134">:</text:span><text:span text:style-name="T43">Transform</text:span><text:span text:style-name="T134"> </text:span><text:span text:style-name="T52">Algorithm</text:span><text:span text:style-name="T134">="http://www.w3.org/2001/10/xml-exc-c14n#"/&gt;<text:line-break/>                    &lt;/</text:span><text:span text:style-name="T143">ds</text:span><text:span text:style-name="T134">:</text:span><text:span text:style-name="T43">Transforms</text:span><text:span text:style-name="T134">&gt;<text:line-break/>                    &lt;</text:span><text:span text:style-name="T143">ds</text:span><text:span text:style-name="T134">:</text:span><text:span text:style-name="T43">DigestMethod</text:span><text:span text:style-name="T134"> </text:span><text:span text:style-name="T52">Algorithm</text:span><text:span text:style-name="T134">="http://www.w3.org/2001/04/xmlenc#sha256"/&gt;<text:line-break/>                    &lt;</text:span><text:span text:style-name="T143">ds</text:span><text:span text:style-name="T134">:</text:span><text:span text:style-name="T43">DigestValue</text:span><text:span text:style-name="T134">&gt;JBfoi8iBKRyWxXYlTTU1cdyybMTyJr+WDW+qCJdxoGE=&lt;/</text:span><text:span text:style-name="T143">ds</text:span><text:span text:style-name="T134">:</text:span><text:span text:style-name="T43">DigestValue</text:span><text:span text:style-name="T134">&gt;<text:line-break/>                &lt;/</text:span><text:span text:style-name="T143">ds</text:span><text:span text:style-name="T134">:</text:span><text:span text:style-name="T43">Reference</text:span><text:span text:style-name="T134">&gt;<text:line-break/>            &lt;/</text:span><text:span text:style-name="T143">ds</text:span><text:span text:style-name="T134">:</text:span><text:span text:style-name="T43">SignedInfo</text:span><text:span text:style-name="T134">&gt;<text:line-break/>            &lt;</text:span><text:span text:style-name="T143">ds</text:span><text:span text:style-name="T134">:</text:span><text:span text:style-name="T43">SignatureValue</text:span><text:span text:style-name="T134">&gt;mSMaH6wChPQRDT... JKrW3n/dL7seGbg==&lt;/</text:span><text:span text:style-name="T143">ds</text:span><text:span text:style-name="T134">:</text:span><text:span text:style-name="T43">SignatureValue</text:span><text:span text:style-name="T134">&gt;<text:line-break/>            &lt;</text:span><text:span text:style-name="T143">ds</text:span><text:span text:style-name="T134">:</text:span><text:span text:style-name="T43">KeyInfo</text:span><text:span text:style-name="T134">&gt;<text:line-break/> <text:s text:c="14"/>&lt;</text:span><text:span text:style-name="T143">ds</text:span><text:span text:style-name="T134">:</text:span><text:span text:style-name="T43">RSAKeyValue</text:span><text:span text:style-name="T134">&gt;<text:line-break/> <text:s text:c="17"/>&lt;</text:span><text:span text:style-name="T143">ds</text:span><text:span text:style-name="T134">:</text:span><text:span text:style-name="T43">Modulus</text:span><text:span text:style-name="T134">&gt;ZLhBpUjJK/mSjPAe/ … fXG8z1V3mVDZTBM7eZ&lt;/</text:span><text:span text:style-name="T143">ds</text:span><text:span text:style-name="T134">:</text:span><text:span text:style-name="T43">Modulus</text:span><text:span text:style-name="T134">&gt;<text:line-break/> <text:s text:c="17"/>&lt;</text:span><text:span text:style-name="T143">ds</text:span><text:span text:style-name="T134">:</text:span><text:span text:style-name="T43">Exponent</text:span><text:span text:style-name="T134">&gt;AQAB&lt;/</text:span><text:span text:style-name="T143">ds</text:span><text:span text:style-name="T134">:</text:span><text:span text:style-name="T43">Exponent</text:span><text:span text:style-name="T134">&gt;<text:line-break/> <text:s text:c="14"/>&lt;/</text:span><text:span text:style-name="T143">ds</text:span><text:span text:style-name="T134">:</text:span><text:span text:style-name="T43">RSAKeyValue</text:span><text:span text:style-name="T134">&gt;</text:span></text:p>
            <text:p text:style-name="P85"><text:span text:style-name="T134">            &lt;/</text:span><text:span text:style-name="T143">ds</text:span><text:span text:style-name="T134">:</text:span><text:span text:style-name="T43">KeyInfo</text:span><text:span text:style-name="T134">&gt;<text:line-break/>        &lt;/</text:span><text:span text:style-name="T143">ds</text:span><text:span text:style-name="T134">:</text:span><text:span text:style-name="T43">Signature</text:span><text:span text:style-name="T134">&gt;<text:line-break/>    &lt;/</text:span><text:span text:style-name="T43">LookupSpecifier</text:span><text:span text:style-name="T134">&gt;<text:line-break/></text:span></text:p>
            <text:p text:style-name="Standard"><text:span text:style-name="T134">&lt;/</text:span><text:span text:style-name="T43">CredentialDiscoveryRequest</text:span><text:span text:style-name="T134">&gt;</text:span></text:p>
          </table:table-cell>
        </table:table-row>
      </table:table>
      <text:p text:style-name="Text_20_body"/>
      <text:p text:style-name="Standard">The example works as follows:<text:line-break/></text:p>
      <text:list xml:id="list27505124" text:style-name="L5">
        <text:list-item>
          <text:p text:style-name="P160">Verify that the <text:span text:style-name="T121">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0">Verify that the freshness <text:span text:style-name="T112">Nonce</text:span> matches <text:span text:style-name="CrossRef"><text:reference-ref text:reference-format="text" text:ref-name="SHA256">SHA256</text:reference-ref></text:span> (<text:span text:style-name="T112">ClientSessionID</text:span> || <text:span text:style-name="T11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121">Signature</text:span>. <text:s/>This <text:span text:style-name="T90">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the keys from step #4 that also feature the e-mail addresss <text:span text:style-name="T15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515173" text:continue-list="list27535344" text:style-name="Numbering_20_4">
        <text:list-item>
          <text:h text:style-name="P18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101"><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101">One might suspect that the </text:span><text:span text:style-name="CrossRef"><text:span text:style-name="T101"><text:reference-ref text:reference-format="text" text:ref-name="DSDP">VSD</text:reference-ref></text:span></text:span><text:span text:style-name="T101"> scheme by relying on a static, </text:span><text:span text:style-name="T2">potentially issuance-wide</text:span><text:span text:style-name="T101"> </text:span><text:span text:style-name="CrossRef"><text:span text:style-name="T101"><text:reference-ref text:reference-format="text" text:ref-name="key.mgr.key">KeyManagementKey</text:reference-ref></text:span></text:span><text:span text:style-name="T10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101"> and the </text:span><text:span text:style-name="CrossRef"><text:span text:style-name="T101"><text:reference-ref text:reference-format="text" text:ref-name="devcert">Device Certificate</text:reference-ref></text:span></text:span><text:span text:style-name="T101"> renders it useless in another session or device. <text:s/>It is also worth noting that the post provisioning operations </text:span><text:span text:style-name="T4">by design</text:span><text:span text:style-name="T10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52879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50"></text:span></text:p>
      <text:p text:style-name="P51">Note: it is possible that there are pieces that already are patented by <text:span text:style-name="T2">other parties</text:span> but the author is currently unaware of any IPR encumbrances.</text:p>
      <text:p text:style-name="Standard"><text:span text:style-name="T73">Some of the core concepts have been submitted to </text:span><text:a xlink:type="simple" xlink:href="http://defensivepublications.org/">http://defensivepublications.org</text:a> and subsequently been published in IP.COM's <text:span text:style-name="T2">prior art database</text:span>.</text:p>
      <text:list xml:id="list27515160" text:continue-numbering="true" text:style-name="Numbering_20_4">
        <text:list-item>
          <text:h text:style-name="P18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2"><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7536328" text:continue-numbering="true" text:style-name="Numbering_20_4">
        <text:list-item>
          <text:h text:style-name="P18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513767" text:style-name="L6">
        <text:list-item>
          <text:p text:style-name="P170"><text:span text:style-name="T2">CT-KIP by RSA Security</text:span>: KeyGen2 format and basic operation</text:p>
        </text:list-item>
        <text:list-item>
          <text:p text:style-name="P170"><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0"><text:span text:style-name="T2">SCP80 by GlobalPlatform</text:span>: Secure messaging including “rolling MACs”</text:p>
        </text:list-item>
        <text:list-item>
          <text:p text:style-name="P170"><text:span text:style-name="T2">CertEnroll by Microsoft</text:span>: Processes</text:p>
        </text:list-item>
      </text:list>
      <text:p text:style-name="P136">There is also a bunch of individuals that have been instrumental for the creation of SKS. <text:s/>I need to check who would accept to be mentioned :-)</text:p>
      <text:p text:style-name="P136">KeyGen2 is an “homage” to Netscape Communications Corp. who created the first on-line provisioning system called KeyGen.</text:p>
      <text:p text:style-name="Text_20_body"/>
      <text:list xml:id="list27526411" text:continue-list="list27536328"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1"><text:bookmark text:name="__RefHeading__15363_972012461"/>To Do List<text:bookmark-end text:name="__RefHeading__15363_972012461"/></text:p>
      <text:p text:style-name="Text_20_body">Although it would be nice to say “it is 100% ready” there are still a few things missing:</text:p>
      <text:list xml:id="list27504261" text:style-name="L7">
        <text:list-item>
          <text:p text:style-name="P171">Investigating “physical presence” GPIO options</text:p>
        </text:list-item>
        <text:list-item>
          <text:p text:style-name="P171">Language check</text:p>
        </text:list-item>
        <text:list-item>
          <text:p text:style-name="P171">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4, WebPKI.org, 2013-08-14<text:tab/>Page <text:page-number text:select-page="current">73</text:page-number> of <text:page-count>7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26</meta:editing-cycles>
    <meta:editing-duration>PT44H07M34S</meta:editing-duration>
    <dc:title>Secure Key Store - API and Architecture</dc:title>
    <dc:date>2013-08-14T07:38:25.04</dc:date>
    <dc:creator>Anders Rundgren</dc:creator>
    <meta:document-statistic meta:table-count="121" meta:image-count="0" meta:object-count="6" meta:page-count="73" meta:paragraph-count="2355" meta:word-count="15373" meta:character-count="11253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